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102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101" manifest:media-type=""/>
  <manifest:file-entry manifest:full-path="ObjectReplacements/Obj102" manifest:media-type=""/>
  <manifest:file-entry manifest:full-path="ObjectReplacements/Obj100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100" manifest:media-type="application/vnd.sun.star.oleobject"/>
  <manifest:file-entry manifest:full-path="Pictures/1000020100000104000000C7FE028EA1DB55D505.png" manifest:media-type="image/png"/>
  <manifest:file-entry manifest:full-path="Pictures/100002010000000400000097EBA0C4B988BFFE9F.png" manifest:media-type="image/png"/>
  <manifest:file-entry manifest:full-path="Pictures/10000201000007D80000003125151B6DA2F68A48.png" manifest:media-type="image/png"/>
  <manifest:file-entry manifest:full-path="Pictures/100002010000081300000031E4F56E7EBAAF8260.png" manifest:media-type="image/png"/>
  <manifest:file-entry manifest:full-path="Obj101" manifest:media-type="application/vnd.sun.star.oleobjec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OpenSymbol1" svg:font-family="OpenSymbol" style:font-adornments="Regular" style:font-pitch="variable" style:font-charset="x-symbol"/>
    <style:font-face style:name="Droid Sans Mono" svg:font-family="'Droid Sans Mono', monospace, monospace, 'Droid Sans Fallback'"/>
    <style:font-face style:name="Lohit Devanagari" svg:font-family="'Lohit Devanagari'"/>
    <style:font-face style:name="Courier New1" svg:font-family="'Courier New'" style:font-adornments="obyčejné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OpenSymbol2" svg:font-family="OpenSymbol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ulka1" style:family="table">
      <style:table-properties style:width="17.002cm" fo:margin-left="0cm" fo:margin-top="0cm" fo:margin-bottom="0cm" table:align="left" style:writing-mode="lr-tb"/>
    </style:style>
    <style:style style:name="Tabulka1.A" style:family="table-column">
      <style:table-column-properties style:column-width="2.999cm"/>
    </style:style>
    <style:style style:name="Tabulka1.B" style:family="table-column">
      <style:table-column-properties style:column-width="14.002cm"/>
    </style:style>
    <style:style style:name="Tabulka1.1" style:family="table-row">
      <style:table-row-properties style:min-row-height="0.24cm" fo:keep-together="auto"/>
    </style:style>
    <style:style style:name="Tabulka1.A1" style:family="table-cell">
      <style:table-cell-properties style:vertical-align="middle" fo:padding="0cm" fo:border-left="none" fo:border-right="none" fo:border-top="1pt solid #000000" fo:border-bottom="0.25pt solid #000000"/>
    </style:style>
    <style:style style:name="Tabulka1.A2" style:family="table-cell">
      <style:table-cell-properties style:vertical-align="middle" fo:padding="0cm" fo:border-left="none" fo:border-right="none" fo:border-top="0.25pt solid #000000" fo:border-bottom="0.25pt solid #000000"/>
    </style:style>
    <style:style style:name="Tabulka1.A6" style:family="table-cell">
      <style:table-cell-properties style:vertical-align="middle" fo:padding="0cm" fo:border-left="none" fo:border-right="none" fo:border-top="0.25pt solid #000000" fo:border-bottom="1pt solid #000000"/>
    </style:style>
    <style:style style:name="Tabulka2" style:family="table">
      <style:table-properties style:width="17.253cm" fo:margin-left="-0.377cm" fo:margin-top="0cm" fo:margin-bottom="0cm" table:align="left" style:writing-mode="lr-tb"/>
    </style:style>
    <style:style style:name="Tabulka2.A" style:family="table-column">
      <style:table-column-properties style:column-width="1.499cm"/>
    </style:style>
    <style:style style:name="Tabulka2.B" style:family="table-column">
      <style:table-column-properties style:column-width="2.252cm"/>
    </style:style>
    <style:style style:name="Tabulka2.C" style:family="table-column">
      <style:table-column-properties style:column-width="4.62cm"/>
    </style:style>
    <style:style style:name="Tabulka2.D" style:family="table-column">
      <style:table-column-properties style:column-width="4.879cm"/>
    </style:style>
    <style:style style:name="Tabulka2.E" style:family="table-column">
      <style:table-column-properties style:column-width="4.002cm"/>
    </style:style>
    <style:style style:name="Tabulka2.1" style:family="table-row">
      <style:table-row-properties style:min-row-height="0.713cm" fo:keep-together="auto"/>
    </style:style>
    <style:style style:name="Tabulka2.A1" style:family="table-cell">
      <style:table-cell-properties fo:padding-left="0.123cm" fo:padding-right="0.123cm" fo:padding-top="0cm" fo:padding-bottom="0cm" fo:border-left="0.25pt solid #000000" fo:border-right="none" fo:border-top="0.25pt solid #000000" fo:border-bottom="0.25pt solid #000000"/>
    </style:style>
    <style:style style:name="Tabulka2.E1" style:family="table-cell">
      <style:table-cell-properties fo:padding-left="0.123cm" fo:padding-right="0.123cm" fo:padding-top="0cm" fo:padding-bottom="0cm" fo:border="0.25pt solid #000000"/>
    </style:style>
    <style:style style:name="Tabulka2.2" style:family="table-row">
      <style:table-row-properties style:min-row-height="1.531cm" fo:keep-together="auto"/>
    </style:style>
    <style:style style:name="Tabulka2.A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0.5pt solid #000000" fo:border-bottom="0.5pt solid #000000"/>
    </style:style>
    <style:style style:name="Tabulka3" style:family="table">
      <style:table-properties style:width="17cm" fo:margin-left="-0.023cm" fo:margin-top="0cm" fo:margin-bottom="0cm" table:align="left" style:writing-mode="lr-tb"/>
    </style:style>
    <style:style style:name="Tabulka3.A" style:family="table-column">
      <style:table-column-properties style:column-width="1.55cm"/>
    </style:style>
    <style:style style:name="Tabulka3.B" style:family="table-column">
      <style:table-column-properties style:column-width="15.448cm"/>
    </style:style>
    <style:style style:name="Tabulka3.1" style:family="table-row">
      <style:table-row-properties fo:keep-together="auto"/>
    </style:style>
    <style:style style:name="Tabulka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3.B1" style:family="table-cell">
      <style:table-cell-properties fo:padding="0.097cm" fo:border="0.25pt solid #000000"/>
    </style:style>
    <style:style style:name="Tabulka3.A2" style:family="table-cell">
      <style:table-cell-properties fo:padding="0.097cm" fo:border-left="0.25pt solid #000000" fo:border-right="none" fo:border-top="none" fo:border-bottom="0.25pt solid #000000"/>
    </style:style>
    <style:style style:name="Tabulka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4" style:family="table">
      <style:table-properties style:width="17cm" fo:margin-left="-0.023cm" fo:margin-top="0cm" fo:margin-bottom="0cm" table:align="left" style:writing-mode="lr-tb"/>
    </style:style>
    <style:style style:name="Tabulka4.A" style:family="table-column">
      <style:table-column-properties style:column-width="2.679cm"/>
    </style:style>
    <style:style style:name="Tabulka4.B" style:family="table-column">
      <style:table-column-properties style:column-width="14.319cm"/>
    </style:style>
    <style:style style:name="Tabulka4.1" style:family="table-row">
      <style:table-row-properties fo:keep-together="auto"/>
    </style:style>
    <style:style style:name="Tabulka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4.B1" style:family="table-cell">
      <style:table-cell-properties fo:padding="0.097cm" fo:border="0.25pt solid #000000"/>
    </style:style>
    <style:style style:name="Tabulka4.A2" style:family="table-cell">
      <style:table-cell-properties fo:padding="0.097cm" fo:border-left="0.25pt solid #000000" fo:border-right="none" fo:border-top="none" fo:border-bottom="0.25pt solid #000000"/>
    </style:style>
    <style:style style:name="Tabulka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5" style:family="table">
      <style:table-properties style:width="17cm" fo:margin-left="-0.023cm" fo:margin-top="0cm" fo:margin-bottom="0cm" table:align="left" style:writing-mode="lr-tb"/>
    </style:style>
    <style:style style:name="Tabulka5.A" style:family="table-column">
      <style:table-column-properties style:column-width="2.858cm"/>
    </style:style>
    <style:style style:name="Tabulka5.B" style:family="table-column">
      <style:table-column-properties style:column-width="14.141cm"/>
    </style:style>
    <style:style style:name="Tabulka5.1" style:family="table-row">
      <style:table-row-properties fo:keep-together="auto"/>
    </style:style>
    <style:style style:name="Tabulka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5.B1" style:family="table-cell">
      <style:table-cell-properties fo:padding="0.097cm" fo:border="0.25pt solid #000000"/>
    </style:style>
    <style:style style:name="Tabulka5.A2" style:family="table-cell">
      <style:table-cell-properties fo:padding="0.097cm" fo:border-left="0.25pt solid #000000" fo:border-right="none" fo:border-top="none" fo:border-bottom="0.25pt solid #000000"/>
    </style:style>
    <style:style style:name="Tabulka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6" style:family="table">
      <style:table-properties style:width="17cm" fo:margin-left="-0.023cm" fo:margin-top="0cm" fo:margin-bottom="0cm" table:align="left" style:writing-mode="lr-tb"/>
    </style:style>
    <style:style style:name="Tabulka6.A" style:family="table-column">
      <style:table-column-properties style:column-width="5.71cm"/>
    </style:style>
    <style:style style:name="Tabulka6.B" style:family="table-column">
      <style:table-column-properties style:column-width="2.579cm"/>
    </style:style>
    <style:style style:name="Tabulka6.C" style:family="table-column">
      <style:table-column-properties style:column-width="1.909cm"/>
    </style:style>
    <style:style style:name="Tabulka6.D" style:family="table-column">
      <style:table-column-properties style:column-width="6.802cm"/>
    </style:style>
    <style:style style:name="Tabulka6.1" style:family="table-row">
      <style:table-row-properties fo:keep-together="auto"/>
    </style:style>
    <style:style style:name="Tabulka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6.D1" style:family="table-cell">
      <style:table-cell-properties fo:padding="0.097cm" fo:border="0.25pt solid #000000"/>
    </style:style>
    <style:style style:name="Tabulka6.A2" style:family="table-cell">
      <style:table-cell-properties fo:padding="0.097cm" fo:border-left="0.25pt solid #000000" fo:border-right="none" fo:border-top="none" fo:border-bottom="0.25pt solid #000000"/>
    </style:style>
    <style:style style:name="Tabulka6.D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7" style:family="table">
      <style:table-properties style:width="16.443cm" fo:margin-left="-0.199cm" fo:margin-top="0cm" fo:margin-bottom="0cm" table:align="left" style:writing-mode="lr-tb"/>
    </style:style>
    <style:style style:name="Tabulka7.A" style:family="table-column">
      <style:table-column-properties style:column-width="9.693cm"/>
    </style:style>
    <style:style style:name="Tabulka7.B" style:family="table-column">
      <style:table-column-properties style:column-width="6.749cm"/>
    </style:style>
    <style:style style:name="Tabulka7.1" style:family="table-row">
      <style:table-row-properties fo:keep-together="auto"/>
    </style:style>
    <style:style style:name="Tabulka7.A1" style:family="table-cell">
      <style:table-cell-properties fo:padding-left="0.199cm" fo:padding-right="0.191cm" fo:padding-top="0cm" fo:padding-bottom="0cm" fo:border="0.5pt solid #00000a"/>
    </style:style>
    <style:style style:name="Tabulka7.A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ulka8" style:family="table">
      <style:table-properties style:width="17cm" fo:margin-left="-0.023cm" fo:margin-top="0cm" fo:margin-bottom="0cm" table:align="left" style:writing-mode="lr-tb"/>
    </style:style>
    <style:style style:name="Tabulka8.A" style:family="table-column">
      <style:table-column-properties style:column-width="2.858cm"/>
    </style:style>
    <style:style style:name="Tabulka8.B" style:family="table-column">
      <style:table-column-properties style:column-width="14.141cm"/>
    </style:style>
    <style:style style:name="Tabulka8.1" style:family="table-row">
      <style:table-row-properties fo:keep-together="auto"/>
    </style:style>
    <style:style style:name="Tabulka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8.B1" style:family="table-cell">
      <style:table-cell-properties fo:padding="0.097cm" fo:border="0.25pt solid #000000"/>
    </style:style>
    <style:style style:name="Tabulka8.A2" style:family="table-cell">
      <style:table-cell-properties fo:padding="0.097cm" fo:border-left="0.25pt solid #000000" fo:border-right="none" fo:border-top="none" fo:border-bottom="0.25pt solid #000000"/>
    </style:style>
    <style:style style:name="Tabulka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9" style:family="table">
      <style:table-properties style:width="17cm" fo:margin-left="-0.023cm" fo:margin-top="0cm" fo:margin-bottom="0cm" table:align="left" style:writing-mode="lr-tb"/>
    </style:style>
    <style:style style:name="Tabulka9.A" style:family="table-column">
      <style:table-column-properties style:column-width="5.71cm"/>
    </style:style>
    <style:style style:name="Tabulka9.B" style:family="table-column">
      <style:table-column-properties style:column-width="2.581cm"/>
    </style:style>
    <style:style style:name="Tabulka9.C" style:family="table-column">
      <style:table-column-properties style:column-width="1.909cm"/>
    </style:style>
    <style:style style:name="Tabulka9.D" style:family="table-column">
      <style:table-column-properties style:column-width="6.8cm"/>
    </style:style>
    <style:style style:name="Tabulka9.1" style:family="table-row">
      <style:table-row-properties fo:keep-together="auto"/>
    </style:style>
    <style:style style:name="Tabulka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9.D1" style:family="table-cell">
      <style:table-cell-properties fo:padding="0.097cm" fo:border="0.25pt solid #000000"/>
    </style:style>
    <style:style style:name="Tabulka9.A2" style:family="table-cell">
      <style:table-cell-properties fo:padding="0.097cm" fo:border-left="0.25pt solid #000000" fo:border-right="none" fo:border-top="none" fo:border-bottom="0.25pt solid #000000"/>
    </style:style>
    <style:style style:name="Tabulka9.D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10" style:family="table">
      <style:table-properties style:width="16.443cm" fo:margin-left="-0.199cm" fo:margin-top="0cm" fo:margin-bottom="0cm" table:align="left" style:writing-mode="lr-tb"/>
    </style:style>
    <style:style style:name="Tabulka10.A" style:family="table-column">
      <style:table-column-properties style:column-width="9.693cm"/>
    </style:style>
    <style:style style:name="Tabulka10.B" style:family="table-column">
      <style:table-column-properties style:column-width="6.749cm"/>
    </style:style>
    <style:style style:name="Tabulka10.1" style:family="table-row">
      <style:table-row-properties fo:keep-together="auto"/>
    </style:style>
    <style:style style:name="Tabulka10.A1" style:family="table-cell">
      <style:table-cell-properties fo:padding-left="0.199cm" fo:padding-right="0.191cm" fo:padding-top="0cm" fo:padding-bottom="0cm" fo:border="0.5pt solid #00000a"/>
    </style:style>
    <style:style style:name="Tabulka10.A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ulka11" style:family="table">
      <style:table-properties style:width="17cm" fo:margin-left="-0.023cm" fo:margin-top="0cm" fo:margin-bottom="0cm" table:align="left" style:writing-mode="lr-tb"/>
    </style:style>
    <style:style style:name="Tabulka11.A" style:family="table-column">
      <style:table-column-properties style:column-width="2.858cm"/>
    </style:style>
    <style:style style:name="Tabulka11.B" style:family="table-column">
      <style:table-column-properties style:column-width="14.141cm"/>
    </style:style>
    <style:style style:name="Tabulka11.1" style:family="table-row">
      <style:table-row-properties fo:keep-together="auto"/>
    </style:style>
    <style:style style:name="Tabulka1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11.B1" style:family="table-cell">
      <style:table-cell-properties fo:padding="0.097cm" fo:border="0.25pt solid #000000"/>
    </style:style>
    <style:style style:name="Tabulka11.A2" style:family="table-cell">
      <style:table-cell-properties fo:padding="0.097cm" fo:border-left="0.25pt solid #000000" fo:border-right="none" fo:border-top="none" fo:border-bottom="0.25pt solid #000000"/>
    </style:style>
    <style:style style:name="Tabulka1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12" style:family="table">
      <style:table-properties style:width="17cm" fo:margin-left="-0.023cm" fo:margin-top="0cm" fo:margin-bottom="0cm" table:align="left" style:writing-mode="lr-tb"/>
    </style:style>
    <style:style style:name="Tabulka12.A" style:family="table-column">
      <style:table-column-properties style:column-width="5.71cm"/>
    </style:style>
    <style:style style:name="Tabulka12.B" style:family="table-column">
      <style:table-column-properties style:column-width="2.581cm"/>
    </style:style>
    <style:style style:name="Tabulka12.C" style:family="table-column">
      <style:table-column-properties style:column-width="1.909cm"/>
    </style:style>
    <style:style style:name="Tabulka12.D" style:family="table-column">
      <style:table-column-properties style:column-width="6.8cm"/>
    </style:style>
    <style:style style:name="Tabulka12.1" style:family="table-row">
      <style:table-row-properties fo:keep-together="auto"/>
    </style:style>
    <style:style style:name="Tabulka1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12.D1" style:family="table-cell">
      <style:table-cell-properties fo:padding="0.097cm" fo:border="0.25pt solid #000000"/>
    </style:style>
    <style:style style:name="Tabulka12.A2" style:family="table-cell">
      <style:table-cell-properties fo:padding="0.097cm" fo:border-left="0.25pt solid #000000" fo:border-right="none" fo:border-top="none" fo:border-bottom="0.25pt solid #000000"/>
    </style:style>
    <style:style style:name="Tabulka12.D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13" style:family="table">
      <style:table-properties style:width="17cm" fo:margin-left="-0.023cm" fo:margin-top="0cm" fo:margin-bottom="0cm" table:align="left" style:writing-mode="lr-tb"/>
    </style:style>
    <style:style style:name="Tabulka13.A" style:family="table-column">
      <style:table-column-properties style:column-width="5.71cm"/>
    </style:style>
    <style:style style:name="Tabulka13.B" style:family="table-column">
      <style:table-column-properties style:column-width="2.579cm"/>
    </style:style>
    <style:style style:name="Tabulka13.C" style:family="table-column">
      <style:table-column-properties style:column-width="1.919cm"/>
    </style:style>
    <style:style style:name="Tabulka13.D" style:family="table-column">
      <style:table-column-properties style:column-width="6.791cm"/>
    </style:style>
    <style:style style:name="Tabulka13.1" style:family="table-row">
      <style:table-row-properties fo:keep-together="auto"/>
    </style:style>
    <style:style style:name="Tabulka1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13.D1" style:family="table-cell">
      <style:table-cell-properties fo:padding="0.097cm" fo:border="0.25pt solid #000000"/>
    </style:style>
    <style:style style:name="Tabulka13.A2" style:family="table-cell">
      <style:table-cell-properties fo:padding="0.097cm" fo:border-left="0.25pt solid #000000" fo:border-right="none" fo:border-top="none" fo:border-bottom="0.25pt solid #000000"/>
    </style:style>
    <style:style style:name="Tabulka13.D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14" style:family="table">
      <style:table-properties style:width="17cm" fo:margin-left="-0.023cm" fo:margin-top="0cm" fo:margin-bottom="0cm" table:align="left" style:writing-mode="lr-tb"/>
    </style:style>
    <style:style style:name="Tabulka14.A" style:family="table-column">
      <style:table-column-properties style:column-width="2.858cm"/>
    </style:style>
    <style:style style:name="Tabulka14.B" style:family="table-column">
      <style:table-column-properties style:column-width="14.141cm"/>
    </style:style>
    <style:style style:name="Tabulka14.1" style:family="table-row">
      <style:table-row-properties fo:keep-together="auto"/>
    </style:style>
    <style:style style:name="Tabulka1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14.B1" style:family="table-cell">
      <style:table-cell-properties fo:padding="0.097cm" fo:border="0.25pt solid #000000"/>
    </style:style>
    <style:style style:name="Tabulka14.A2" style:family="table-cell">
      <style:table-cell-properties fo:padding="0.097cm" fo:border-left="0.25pt solid #000000" fo:border-right="none" fo:border-top="none" fo:border-bottom="0.25pt solid #000000"/>
    </style:style>
    <style:style style:name="Tabulka1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15" style:family="table">
      <style:table-properties style:width="17cm" fo:margin-left="-0.023cm" fo:margin-top="0cm" fo:margin-bottom="0cm" table:align="left" style:writing-mode="lr-tb"/>
    </style:style>
    <style:style style:name="Tabulka15.A" style:family="table-column">
      <style:table-column-properties style:column-width="5.71cm"/>
    </style:style>
    <style:style style:name="Tabulka15.B" style:family="table-column">
      <style:table-column-properties style:column-width="2.581cm"/>
    </style:style>
    <style:style style:name="Tabulka15.C" style:family="table-column">
      <style:table-column-properties style:column-width="1.909cm"/>
    </style:style>
    <style:style style:name="Tabulka15.D" style:family="table-column">
      <style:table-column-properties style:column-width="6.8cm"/>
    </style:style>
    <style:style style:name="Tabulka15.1" style:family="table-row">
      <style:table-row-properties fo:keep-together="auto"/>
    </style:style>
    <style:style style:name="Tabulka1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15.D1" style:family="table-cell">
      <style:table-cell-properties fo:padding="0.097cm" fo:border="0.25pt solid #000000"/>
    </style:style>
    <style:style style:name="Tabulka15.A2" style:family="table-cell">
      <style:table-cell-properties fo:padding="0.097cm" fo:border-left="0.25pt solid #000000" fo:border-right="none" fo:border-top="none" fo:border-bottom="0.25pt solid #000000"/>
    </style:style>
    <style:style style:name="Tabulka15.D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16" style:family="table">
      <style:table-properties style:width="16.443cm" fo:margin-left="-0.199cm" fo:margin-top="0cm" fo:margin-bottom="0cm" table:align="left" style:writing-mode="lr-tb"/>
    </style:style>
    <style:style style:name="Tabulka16.A" style:family="table-column">
      <style:table-column-properties style:column-width="9.691cm"/>
    </style:style>
    <style:style style:name="Tabulka16.B" style:family="table-column">
      <style:table-column-properties style:column-width="6.75cm"/>
    </style:style>
    <style:style style:name="Tabulka16.1" style:family="table-row">
      <style:table-row-properties fo:keep-together="auto"/>
    </style:style>
    <style:style style:name="Tabulka16.A1" style:family="table-cell">
      <style:table-cell-properties fo:padding-left="0.199cm" fo:padding-right="0.191cm" fo:padding-top="0cm" fo:padding-bottom="0cm" fo:border="0.5pt solid #00000a"/>
    </style:style>
    <style:style style:name="Tabulka17" style:family="table">
      <style:table-properties style:width="17cm" fo:margin-left="-0.023cm" fo:margin-top="0cm" fo:margin-bottom="0cm" table:align="left" style:writing-mode="lr-tb"/>
    </style:style>
    <style:style style:name="Tabulka17.A" style:family="table-column">
      <style:table-column-properties style:column-width="5.71cm"/>
    </style:style>
    <style:style style:name="Tabulka17.B" style:family="table-column">
      <style:table-column-properties style:column-width="2.579cm"/>
    </style:style>
    <style:style style:name="Tabulka17.C" style:family="table-column">
      <style:table-column-properties style:column-width="1.919cm"/>
    </style:style>
    <style:style style:name="Tabulka17.D" style:family="table-column">
      <style:table-column-properties style:column-width="6.791cm"/>
    </style:style>
    <style:style style:name="Tabulka17.1" style:family="table-row">
      <style:table-row-properties fo:keep-together="auto"/>
    </style:style>
    <style:style style:name="Tabulka1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17.D1" style:family="table-cell">
      <style:table-cell-properties fo:padding="0.097cm" fo:border="0.25pt solid #000000"/>
    </style:style>
    <style:style style:name="Tabulka17.A2" style:family="table-cell">
      <style:table-cell-properties fo:padding="0.097cm" fo:border-left="0.25pt solid #000000" fo:border-right="none" fo:border-top="none" fo:border-bottom="0.25pt solid #000000"/>
    </style:style>
    <style:style style:name="Tabulka17.D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18" style:family="table">
      <style:table-properties style:width="16.443cm" fo:margin-left="-0.199cm" fo:margin-top="0cm" fo:margin-bottom="0cm" table:align="left" style:writing-mode="lr-tb"/>
    </style:style>
    <style:style style:name="Tabulka18.A" style:family="table-column">
      <style:table-column-properties style:column-width="9.691cm"/>
    </style:style>
    <style:style style:name="Tabulka18.B" style:family="table-column">
      <style:table-column-properties style:column-width="6.75cm"/>
    </style:style>
    <style:style style:name="Tabulka18.1" style:family="table-row">
      <style:table-row-properties fo:keep-together="auto"/>
    </style:style>
    <style:style style:name="Tabulka18.A1" style:family="table-cell">
      <style:table-cell-properties fo:padding-left="0.199cm" fo:padding-right="0.191cm" fo:padding-top="0cm" fo:padding-bottom="0cm" fo:border="0.5pt solid #00000a"/>
    </style:style>
    <style:style style:name="Tabulka18.A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ulka19" style:family="table">
      <style:table-properties style:width="17cm" fo:margin-left="-0.023cm" fo:margin-top="0cm" fo:margin-bottom="0cm" table:align="left" style:writing-mode="lr-tb"/>
    </style:style>
    <style:style style:name="Tabulka19.A" style:family="table-column">
      <style:table-column-properties style:column-width="2.858cm"/>
    </style:style>
    <style:style style:name="Tabulka19.B" style:family="table-column">
      <style:table-column-properties style:column-width="14.141cm"/>
    </style:style>
    <style:style style:name="Tabulka19.1" style:family="table-row">
      <style:table-row-properties fo:keep-together="auto"/>
    </style:style>
    <style:style style:name="Tabulka1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19.B1" style:family="table-cell">
      <style:table-cell-properties fo:padding="0.097cm" fo:border="0.25pt solid #000000"/>
    </style:style>
    <style:style style:name="Tabulka19.A2" style:family="table-cell">
      <style:table-cell-properties fo:padding="0.097cm" fo:border-left="0.25pt solid #000000" fo:border-right="none" fo:border-top="none" fo:border-bottom="0.25pt solid #000000"/>
    </style:style>
    <style:style style:name="Tabulka1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20" style:family="table">
      <style:table-properties style:width="17cm" fo:margin-left="-0.023cm" fo:margin-top="0cm" fo:margin-bottom="0cm" table:align="left" style:writing-mode="lr-tb"/>
    </style:style>
    <style:style style:name="Tabulka20.A" style:family="table-column">
      <style:table-column-properties style:column-width="5.369cm"/>
    </style:style>
    <style:style style:name="Tabulka20.B" style:family="table-column">
      <style:table-column-properties style:column-width="2.501cm"/>
    </style:style>
    <style:style style:name="Tabulka20.C" style:family="table-column">
      <style:table-column-properties style:column-width="1.75cm"/>
    </style:style>
    <style:style style:name="Tabulka20.D" style:family="table-column">
      <style:table-column-properties style:column-width="7.378cm"/>
    </style:style>
    <style:style style:name="Tabulka20.1" style:family="table-row">
      <style:table-row-properties fo:keep-together="auto"/>
    </style:style>
    <style:style style:name="Tabulka2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20.D1" style:family="table-cell">
      <style:table-cell-properties fo:padding="0.097cm" fo:border="0.25pt solid #000000"/>
    </style:style>
    <style:style style:name="Tabulka20.A2" style:family="table-cell">
      <style:table-cell-properties fo:padding="0.097cm" fo:border-left="0.25pt solid #000000" fo:border-right="none" fo:border-top="none" fo:border-bottom="0.25pt solid #000000"/>
    </style:style>
    <style:style style:name="Tabulka20.D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21" style:family="table">
      <style:table-properties style:width="16.443cm" fo:margin-left="-0.199cm" fo:margin-top="0cm" fo:margin-bottom="0cm" table:align="left" style:writing-mode="lr-tb"/>
    </style:style>
    <style:style style:name="Tabulka21.A" style:family="table-column">
      <style:table-column-properties style:column-width="9.693cm"/>
    </style:style>
    <style:style style:name="Tabulka21.B" style:family="table-column">
      <style:table-column-properties style:column-width="6.749cm"/>
    </style:style>
    <style:style style:name="Tabulka21.1" style:family="table-row">
      <style:table-row-properties fo:keep-together="auto"/>
    </style:style>
    <style:style style:name="Tabulka21.A1" style:family="table-cell">
      <style:table-cell-properties fo:padding-left="0.199cm" fo:padding-right="0.191cm" fo:padding-top="0cm" fo:padding-bottom="0cm" fo:border="0.5pt solid #00000a"/>
    </style:style>
    <style:style style:name="Tabulka22" style:family="table">
      <style:table-properties style:width="17cm" fo:margin-left="-0.023cm" fo:margin-top="0cm" fo:margin-bottom="0cm" table:align="left" style:writing-mode="lr-tb"/>
    </style:style>
    <style:style style:name="Tabulka22.A" style:family="table-column">
      <style:table-column-properties style:column-width="5.369cm"/>
    </style:style>
    <style:style style:name="Tabulka22.B" style:family="table-column">
      <style:table-column-properties style:column-width="2.501cm"/>
    </style:style>
    <style:style style:name="Tabulka22.C" style:family="table-column">
      <style:table-column-properties style:column-width="1.75cm"/>
    </style:style>
    <style:style style:name="Tabulka22.D" style:family="table-column">
      <style:table-column-properties style:column-width="7.378cm"/>
    </style:style>
    <style:style style:name="Tabulka22.1" style:family="table-row">
      <style:table-row-properties fo:keep-together="auto"/>
    </style:style>
    <style:style style:name="Tabulka2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ulka22.D1" style:family="table-cell">
      <style:table-cell-properties fo:padding="0.097cm" fo:border="0.25pt solid #000000"/>
    </style:style>
    <style:style style:name="Tabulka22.A2" style:family="table-cell">
      <style:table-cell-properties fo:padding="0.097cm" fo:border-left="0.25pt solid #000000" fo:border-right="none" fo:border-top="none" fo:border-bottom="0.25pt solid #000000"/>
    </style:style>
    <style:style style:name="Tabulka22.D2" style:family="table-cell">
      <style:table-cell-properties fo:padding="0.097cm" fo:border-left="0.25pt solid #000000" fo:border-right="0.25pt solid #000000" fo:border-top="none" fo:border-bottom="0.25pt solid #000000"/>
    </style:style>
    <style:style style:name="Tabulka23" style:family="table">
      <style:table-properties style:width="16.443cm" fo:margin-left="-0.199cm" fo:margin-top="0cm" fo:margin-bottom="0cm" table:align="left" style:writing-mode="lr-tb"/>
    </style:style>
    <style:style style:name="Tabulka23.A" style:family="table-column">
      <style:table-column-properties style:column-width="9.693cm"/>
    </style:style>
    <style:style style:name="Tabulka23.B" style:family="table-column">
      <style:table-column-properties style:column-width="6.749cm"/>
    </style:style>
    <style:style style:name="Tabulka23.1" style:family="table-row">
      <style:table-row-properties fo:keep-together="auto"/>
    </style:style>
    <style:style style:name="Tabulka23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style:line-height-at-least="0.635cm"/>
    </style:style>
    <style:style style:name="P2" style:family="paragraph" style:parent-style-name="Standard">
      <style:text-properties style:font-name-complex="Tahoma1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orphans="2" fo:widows="2" fo:hyphenation-ladder-count="no-limit" style:vertical-align="auto"/>
      <style:text-properties fo:hyphenate="true" fo:hyphenation-remain-char-count="2" fo:hyphenation-push-char-count="2"/>
    </style:style>
    <style:style style:name="P5" style:family="paragraph" style:parent-style-name="Standard"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paragraph-properties fo:margin-left="3cm" fo:margin-right="0cm" fo:text-indent="0cm" style:auto-text-indent="false"/>
    </style:style>
    <style:style style:name="P8" style:family="paragraph" style:parent-style-name="Standard">
      <style:paragraph-properties fo:margin-top="0.635cm" fo:margin-bottom="0cm" loext:contextual-spacing="false"/>
    </style:style>
    <style:style style:name="P9" style:family="paragraph" style:parent-style-name="Heading_20_4" style:list-style-name="WWNum1"/>
    <style:style style:name="P10" style:family="paragraph" style:parent-style-name="Heading_20_4" style:list-style-name=""/>
    <style:style style:name="P11" style:family="paragraph" style:parent-style-name="Heading_20_1" style:list-style-name=""/>
    <style:style style:name="P12" style:family="paragraph" style:parent-style-name="Heading_20_1" style:list-style-name="WWNum1"/>
    <style:style style:name="P13" style:family="paragraph" style:parent-style-name="Heading_20_1" style:list-style-name="WWNum1">
      <style:paragraph-properties fo:break-before="column"/>
    </style:style>
    <style:style style:name="P14" style:family="paragraph" style:parent-style-name="Heading_20_1" style:list-style-name="WWNum1">
      <style:paragraph-properties fo:margin-left="0.635cm" fo:margin-right="0cm" fo:margin-top="0.423cm" fo:margin-bottom="0.106cm" loext:contextual-spacing="false" fo:line-height="100%" fo:text-align="justify" style:justify-single-word="false" fo:keep-together="auto" fo:hyphenation-ladder-count="no-limit" fo:text-indent="-0.635cm" style:auto-text-indent="false" fo:break-before="column" text:number-lines="true" text:line-number="0" style:vertical-align="auto">
        <style:tab-stops>
          <style:tab-stop style:position="0.635cm"/>
          <style:tab-stop style:position="1cm"/>
        </style:tab-stops>
      </style:paragraph-properties>
      <style:text-properties fo:hyphenate="true" fo:hyphenation-remain-char-count="2" fo:hyphenation-push-char-count="2"/>
    </style:style>
    <style:style style:name="P15" style:family="paragraph" style:parent-style-name="Heading_20_1" style:list-style-name="">
      <style:paragraph-properties fo:margin-left="0.7cm" fo:margin-right="0cm" fo:text-indent="-0.7cm" style:auto-text-indent="false"/>
    </style:style>
    <style:style style:name="P16" style:family="paragraph" style:parent-style-name="Heading_20_3" style:list-style-name="WWNum1"/>
    <style:style style:name="P17" style:family="paragraph" style:parent-style-name="Heading_20_3" style:list-style-name=""/>
    <style:style style:name="P18" style:family="paragraph" style:parent-style-name="Heading_20_2" style:list-style-name=""/>
    <style:style style:name="P19" style:family="paragraph" style:parent-style-name="Standard_20__28_user_29_" style:list-style-name="WWNum34"/>
    <style:style style:name="P20" style:family="paragraph" style:parent-style-name="Standard_20__28_user_29_" style:list-style-name="WWNum35"/>
    <style:style style:name="P21" style:family="paragraph" style:parent-style-name="Standard_20__28_user_29_" style:list-style-name="WWNum36"/>
    <style:style style:name="P22" style:family="paragraph" style:parent-style-name="Standard_20__28_user_29_" style:list-style-name="WWNum37"/>
    <style:style style:name="P23" style:family="paragraph" style:parent-style-name="Standard_20__28_user_29_" style:list-style-name="WWNum38"/>
    <style:style style:name="P24" style:family="paragraph" style:parent-style-name="Standard_20__28_user_29_" style:list-style-name="WWNum40"/>
    <style:style style:name="P25" style:family="paragraph" style:parent-style-name="Standard_20__28_user_29_">
      <style:paragraph-properties>
        <style:tab-stops>
          <style:tab-stop style:position="1.931cm"/>
        </style:tab-stops>
      </style:paragraph-properties>
    </style:style>
    <style:style style:name="P26" style:family="paragraph" style:parent-style-name="Standard_20__28_user_29_">
      <style:text-properties fo:color="#00a65d"/>
    </style:style>
    <style:style style:name="P27" style:family="paragraph" style:parent-style-name="Standard_20__28_user_29_">
      <style:paragraph-properties fo:margin-left="0cm" fo:margin-right="0cm" fo:text-indent="-0.635cm" style:auto-text-indent="false"/>
    </style:style>
    <style:style style:name="P28" style:family="paragraph" style:parent-style-name="Standard_20__28_user_29_" style:list-style-name="WWNum33">
      <style:paragraph-properties fo:margin-left="0cm" fo:margin-right="0cm" fo:text-indent="-0.635cm" style:auto-text-indent="false"/>
    </style:style>
    <style:style style:name="P29" style:family="paragraph" style:parent-style-name="Standard_20__28_user_29_">
      <style:paragraph-properties fo:margin-left="1.367cm" fo:margin-right="0cm" fo:text-indent="0cm" style:auto-text-indent="false"/>
    </style:style>
    <style:style style:name="P30" style:family="paragraph" style:parent-style-name="Contents_20_3">
      <style:paragraph-properties>
        <style:tab-stops>
          <style:tab-stop style:position="2.328cm"/>
          <style:tab-stop style:position="16.981cm" style:type="right" style:leader-style="dotted" style:leader-text="."/>
        </style:tab-stops>
      </style:paragraph-properties>
    </style:style>
    <style:style style:name="P31" style:family="paragraph" style:parent-style-name="Header">
      <style:paragraph-properties fo:margin-left="3cm" fo:margin-right="0cm" fo:margin-top="0.459cm" fo:margin-bottom="0cm" loext:contextual-spacing="false" fo:text-indent="0cm" style:auto-text-indent="false">
        <style:tab-stops>
          <style:tab-stop style:position="3.011cm" style:type="center"/>
        </style:tab-stops>
      </style:paragraph-properties>
    </style:style>
    <style:style style:name="P32" style:family="paragraph" style:parent-style-name="Footer">
      <style:paragraph-properties fo:padding-left="0cm" fo:padding-right="0cm" fo:padding-top="0.141cm" fo:padding-bottom="0.141cm" fo:border-left="none" fo:border-right="none" fo:border-top="0.99pt solid #000000" fo:border-bottom="0.26pt solid #000000"/>
    </style:style>
    <style:style style:name="P33" style:family="paragraph" style:parent-style-name="Footer">
      <style:paragraph-properties fo:margin-top="0.141cm" fo:margin-bottom="0cm" loext:contextual-spacing="false"/>
    </style:style>
    <style:style style:name="P34" style:family="paragraph" style:parent-style-name="cp_5f_Normal_5f_2">
      <style:paragraph-properties fo:margin-left="0cm" fo:margin-right="0cm" fo:text-indent="0cm" style:auto-text-indent="false"/>
    </style:style>
    <style:style style:name="P35" style:family="paragraph" style:parent-style-name="cp_5f_Normal_5f_1" style:master-page-name="First_20_Page">
      <style:paragraph-properties fo:margin-top="6.421cm" fo:margin-bottom="0cm" loext:contextual-spacing="false" style:line-height-at-least="0.423cm" fo:text-align="center" style:justify-single-word="false" style:page-number="auto"/>
      <style:text-properties fo:color="#2d55ab" style:font-name="Arial" fo:font-size="18pt" style:font-size-asian="18pt" style:font-name-complex="Arial1" style:font-size-complex="18pt"/>
    </style:style>
    <style:style style:name="P36" style:family="paragraph" style:parent-style-name="cp_5f_Normal_5f_1">
      <style:paragraph-properties fo:margin-left="3cm" fo:margin-right="0cm" fo:margin-top="6.421cm" fo:margin-bottom="0cm" loext:contextual-spacing="false" style:line-height-at-least="0.423cm" fo:text-align="center" style:justify-single-word="false" fo:text-indent="0cm" style:auto-text-indent="false"/>
    </style:style>
    <style:style style:name="P37" style:family="paragraph" style:parent-style-name="Table_20_Contents" style:list-style-name="WWNum44"/>
    <style:style style:name="P38" style:family="paragraph" style:parent-style-name="Table_20_Contents">
      <style:text-properties fo:color="#ff0000" fo:font-weight="bold" style:font-weight-asian="bold"/>
    </style:style>
    <style:style style:name="P39" style:family="paragraph" style:parent-style-name="Table_20_Contents" style:list-style-name="WWNum45"/>
    <style:style style:name="P40" style:family="paragraph" style:parent-style-name="Table_20_Contents" style:list-style-name="WWNum43"/>
    <style:style style:name="P41" style:family="paragraph" style:parent-style-name="Table_20_Contents">
      <style:paragraph-properties fo:margin-left="3cm" fo:margin-right="0cm" fo:text-indent="0cm" style:auto-text-indent="false">
        <style:tab-stops>
          <style:tab-stop style:position="6.001cm"/>
        </style:tab-stops>
      </style:paragraph-properties>
      <style:text-properties fo:color="#000000"/>
    </style:style>
    <style:style style:name="P42" style:family="paragraph" style:parent-style-name="Tabulkový">
      <style:paragraph-properties style:snap-to-layout-grid="false"/>
    </style:style>
    <style:style style:name="P43" style:family="paragraph" style:parent-style-name="Tabulkový">
      <style:paragraph-properties fo:text-align="start" style:justify-single-word="false" style:snap-to-layout-grid="false"/>
    </style:style>
    <style:style style:name="P44" style:family="paragraph" style:parent-style-name="Contents_20_4">
      <style:paragraph-properties>
        <style:tab-stops>
          <style:tab-stop style:position="3.104cm"/>
          <style:tab-stop style:position="16.98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981cm" style:type="right" style:leader-style="dotted" style:leader-text="."/>
        </style:tab-stops>
      </style:paragraph-properties>
    </style:style>
    <style:style style:name="P46" style:family="paragraph" style:parent-style-name="List_20_Paragraph" style:list-style-name="WWNum42"/>
    <style:style style:name="P47" style:family="paragraph" style:parent-style-name="List_20_Paragraph" style:list-style-name="WWNum43"/>
    <style:style style:name="T1" style:family="text">
      <style:text-properties fo:color="#002776" style:font-name="Arial" fo:font-size="18pt" fo:language="en" fo:country="US" style:font-size-asian="18pt" style:language-asian="zh" style:country-asian="TW" style:font-name-complex="Arial1" style:font-size-complex="18pt"/>
    </style:style>
    <style:style style:name="T2" style:family="text">
      <style:text-properties style:font-name="Arial" fo:font-size="6pt" fo:font-weight="bold" style:font-size-asian="6pt" style:font-weight-asian="bold" style:font-name-complex="Arial1" style:font-size-complex="6pt"/>
    </style:style>
    <style:style style:name="T3" style:family="text">
      <style:text-properties fo:language="de" fo:country="DE"/>
    </style:style>
    <style:style style:name="T4" style:family="text">
      <style:text-properties style:font-name-complex="Tahoma1"/>
    </style:style>
    <style:style style:name="T5" style:family="text">
      <style:text-properties style:font-name="Calibri" fo:font-weight="normal" style:letter-kerning="false" style:font-name-asian="F" style:font-weight-asian="normal" style:font-name-complex="F" style:font-weight-complex="normal"/>
    </style:style>
    <style:style style:name="T6" style:family="text">
      <style:text-properties style:font-name="Calibri" fo:font-size="11pt" style:letter-kerning="false" style:font-name-asian="F" style:font-size-asian="11pt" style:font-name-complex="F" style:font-size-complex="11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name-complex="Tahoma1" style:font-size-complex="10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size-asian="10pt" style:font-name-complex="Tahoma1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language="en" fo:country="US" style:font-size-asian="10pt" style:font-size-complex="10pt" style:font-weight-complex="bold"/>
    </style:style>
    <style:style style:name="T13" style:family="text">
      <style:text-properties fo:color="#0000ff" style:text-underline-style="solid" style:text-underline-width="auto" style:text-underline-color="font-color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weight-complex="bold"/>
    </style:style>
    <style:style style:name="T17" style:family="text">
      <style:text-properties fo:font-style="italic" style:letter-kerning="false" style:font-style-asian="italic" style:font-name-complex="Times New Roman1"/>
    </style:style>
    <style:style style:name="T18" style:family="text">
      <style:text-properties fo:color="#ff0000" fo:font-weight="bold" style:font-weight-asian="bold"/>
    </style:style>
    <style:style style:name="T19" style:family="text">
      <style:text-properties fo:color="#ff0000"/>
    </style:style>
    <style:style style:name="T20" style:family="text">
      <style:text-properties fo:color="#00b8ff"/>
    </style:style>
    <style:style style:name="T21" style:family="text">
      <style:text-properties fo:color="#00b0f0"/>
    </style:style>
    <style:style style:name="T22" style:family="text">
      <style:text-properties style:font-weight-complex="bold"/>
    </style:style>
    <style:style style:name="T23" style:family="text">
      <style:text-properties fo:color="#008080" style:font-name="Courier New" fo:font-size="10pt" style:letter-kerning="false" style:font-size-asian="10pt" style:font-name-complex="Courier New2" style:font-size-complex="10pt"/>
    </style:style>
    <style:style style:name="T24" style:family="text">
      <style:text-properties fo:color="#3f7f7f" style:font-name="Courier New" fo:font-size="10pt" style:letter-kerning="false" style:font-size-asian="10pt" style:font-name-complex="Courier New2" style:font-size-complex="10pt"/>
    </style:style>
    <style:style style:name="T25" style:family="text">
      <style:text-properties style:font-name="Courier New" fo:font-size="10pt" style:letter-kerning="false" style:font-size-asian="10pt" style:font-name-complex="Courier New2" style:font-size-complex="10pt"/>
    </style:style>
    <style:style style:name="T26" style:family="text">
      <style:text-properties style:font-name="Courier New" fo:font-size="10pt" fo:font-style="italic" style:letter-kerning="false" style:font-size-asian="10pt" style:font-style-asian="italic" style:font-name-complex="Courier New2" style:font-size-complex="10pt" style:font-style-complex="italic"/>
    </style:style>
    <style:style style:name="T27" style:family="text">
      <style:text-properties fo:color="#7f007f" style:font-name="Courier New" fo:font-size="10pt" style:letter-kerning="false" style:font-size-asian="10pt" style:font-name-complex="Courier New2" style:font-size-complex="10pt"/>
    </style:style>
    <style:style style:name="T28" style:family="text">
      <style:text-properties fo:color="#000000" style:font-name="Courier New" fo:font-size="10pt" style:letter-kerning="false" style:font-size-asian="10pt" style:font-name-complex="Courier New2" style:font-size-complex="10pt"/>
    </style:style>
    <style:style style:name="T29" style:family="text">
      <style:text-properties fo:color="#000000" style:font-name="Courier New" fo:font-size="10pt" style:text-underline-style="solid" style:text-underline-width="auto" style:text-underline-color="font-color" style:letter-kerning="false" style:font-size-asian="10pt" style:font-name-complex="Courier New2" style:font-size-complex="10pt"/>
    </style:style>
    <style:style style:name="T30" style:family="text">
      <style:text-properties fo:color="#2a00ff" style:font-name="Courier New" fo:font-size="10pt" fo:font-style="italic" style:letter-kerning="false" style:font-size-asian="10pt" style:font-style-asian="italic" style:font-name-complex="Courier New2" style:font-size-complex="10pt" style:font-style-complex="italic"/>
    </style:style>
    <style:style style:name="T31" style:family="text">
      <style:text-properties fo:color="#808080"/>
    </style:style>
    <style:style style:name="T32" style:family="text">
      <style:text-properties fo:color="#569cd6"/>
    </style:style>
    <style:style style:name="T33" style:family="text">
      <style:text-properties fo:color="#9cdcfe"/>
    </style:style>
    <style:style style:name="T34" style:family="text">
      <style:text-properties fo:color="#ce9178"/>
    </style:style>
    <style:style style:name="fr1" style:family="graphic" style:parent-style-name="Graphics">
      <style:graphic-properties fo:margin-left="0.37cm" fo:margin-right="0.33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-0.092cm, 0cm, -0.09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7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cm" fo:margin-top="0cm" fo:margin-bottom="0.014cm" style:run-through="background" style:wrap="run-through" style:number-wrapped-paragraphs="no-limit" style:vertical-pos="from-top" style:vertical-rel="page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wrap="parallel" style:number-wrapped-paragraphs="no-limit" style:wrap-contour="false" style:vertical-pos="from-top" style:vertical-rel="paragraph-content" style:horizontal-pos="from-left" style:horizontal-rel="paragraph-content" draw:ole-draw-aspect="4" draw:visible-area-top="0cm" draw:visible-area-width="1.528cm" draw:visible-area-height="0.99cm"/>
    </style:style>
    <style:style style:name="fr6" style:family="graphic" style:parent-style-name="OLE">
      <style:graphic-properties style:wrap="run-through" style:number-wrapped-paragraphs="no-limit" style:vertical-pos="from-top" style:vertical-rel="paragraph-content" style:horizontal-pos="from-left" style:horizontal-rel="paragraph-content" draw:ole-draw-aspect="4" draw:visible-area-top="0cm" draw:visible-area-width="1.546cm" draw:visible-area-height="0.991cm"/>
    </style:style>
    <style:style style:name="fr7" style:family="graphic" style:parent-style-name="OLE">
      <style:graphic-properties style:wrap="run-through" style:number-wrapped-paragraphs="no-limit" style:vertical-pos="from-top" style:vertical-rel="paragraph-content" style:horizontal-pos="from-left" style:horizontal-rel="paragraph-content" draw:ole-draw-aspect="4" draw:visible-area-top="0cm" draw:visible-area-width="1.546cm" draw:visible-area-height="0.992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7"><text:span text:style-name="T1">Technická dokumentace</text:span></text:p>
      <text:p text:style-name="P8"><text:span text:style-name="T1"><text:s text:c="17"/>B2B – WS PodáníOnline</text:span></text:p>
      <text:p text:style-name="P36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Standard"><text:span text:style-name="T2">Zpracoval</text:span></text:p>
          </table:table-cell>
          <table:table-cell table:style-name="Tabulka1.A1" office:value-type="string">
            <text:p text:style-name="P1">VICT</text:p>
          </table:table-cell>
        </table:table-row>
        <table:table-row table:style-name="Tabulka1.1">
          <table:table-cell table:style-name="Tabulka1.A2" office:value-type="string">
            <text:p text:style-name="Standard"><text:span text:style-name="T2">Útvar</text:span></text:p>
          </table:table-cell>
          <table:table-cell table:style-name="Tabulka1.A2" office:value-type="string">
            <text:p text:style-name="P1">KC2, KC1</text:p>
          </table:table-cell>
        </table:table-row>
        <table:table-row table:style-name="Tabulka1.1">
          <table:table-cell table:style-name="Tabulka1.A2" office:value-type="string">
            <text:p text:style-name="Standard"><text:span text:style-name="T2">Datum vytvoření</text:span></text:p>
          </table:table-cell>
          <table:table-cell table:style-name="Tabulka1.A2" office:value-type="string">
            <text:p text:style-name="P1">25.06.2015</text:p>
          </table:table-cell>
        </table:table-row>
        <table:table-row table:style-name="Tabulka1.1">
          <table:table-cell table:style-name="Tabulka1.A2" office:value-type="string">
            <text:p text:style-name="Standard"><text:span text:style-name="T2">Datum aktualizace</text:span></text:p>
          </table:table-cell>
          <table:table-cell table:style-name="Tabulka1.A2" office:value-type="string">
            <text:p text:style-name="P1"><text:span text:style-name="T3">22.05.2019_verze 1.15</text:span></text:p>
          </table:table-cell>
        </table:table-row>
        <table:table-row table:style-name="Tabulka1.1">
          <table:table-cell table:style-name="Tabulka1.A2" office:value-type="string">
            <text:p text:style-name="Standard"><text:span text:style-name="T2">Počet stran</text:span></text:p>
          </table:table-cell>
          <table:table-cell table:style-name="Tabulka1.A2" office:value-type="string">
            <text:p text:style-name="P1">29</text:p>
          </table:table-cell>
        </table:table-row>
        <table:table-row table:style-name="Tabulka1.1">
          <table:table-cell table:style-name="Tabulka1.A6" office:value-type="string">
            <text:p text:style-name="Standard"><text:span text:style-name="T2">Počet příloh</text:span></text:p>
          </table:table-cell>
          <table:table-cell table:style-name="Tabulka1.A6" office:value-type="string">
            <text:p text:style-name="P1">3</text:p>
          </table:table-cell>
        </table:table-row>
      </table:table>
      <text:p text:style-name="Title"><text:soft-page-break/>Obsah</text:p>
      <text:p text:style-name="Contents_20_1"/>
      <text:table-of-content text:style-name="Sect1" text:protected="true" text:name="Obsah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96533156" text:style-name="Index_20_Link" text:visited-style-name="Index_20_Link"><text:span text:style-name="T4">1.</text:span></text:a><text:a xlink:type="simple" xlink:href="#_Toc496533156" text:style-name="Index_20_Link" text:visited-style-name="Index_20_Link"><text:span text:style-name="T5"><text:tab/></text:span></text:a><text:a xlink:type="simple" xlink:href="#_Toc496533156" text:style-name="Index_20_Link" text:visited-style-name="Index_20_Link"><text:span text:style-name="T4">Změnové řízení dokumentu</text:span></text:a><text:a xlink:type="simple" xlink:href="#_Toc496533156" text:style-name="Index_20_Link" text:visited-style-name="Index_20_Link"><text:tab/>4</text:a></text:p>
          <text:p text:style-name="Contents_20_1"><text:a xlink:type="simple" xlink:href="#_Toc496533157" text:style-name="Index_20_Link" text:visited-style-name="Index_20_Link">2.</text:a><text:a xlink:type="simple" xlink:href="#_Toc496533157" text:style-name="Index_20_Link" text:visited-style-name="Index_20_Link"><text:span text:style-name="T5"><text:tab/></text:span></text:a><text:a xlink:type="simple" xlink:href="#_Toc496533157" text:style-name="Index_20_Link" text:visited-style-name="Index_20_Link">Úvod<text:tab/>5</text:a></text:p>
          <text:p text:style-name="Contents_20_1"><text:a xlink:type="simple" xlink:href="#_Toc496533158" text:style-name="Index_20_Link" text:visited-style-name="Index_20_Link">3.</text:a><text:a xlink:type="simple" xlink:href="#_Toc496533158" text:style-name="Index_20_Link" text:visited-style-name="Index_20_Link"><text:span text:style-name="T5"><text:tab/></text:span></text:a><text:a xlink:type="simple" xlink:href="#_Toc496533158" text:style-name="Index_20_Link" text:visited-style-name="Index_20_Link">Terminologie<text:tab/>5</text:a></text:p>
          <text:p text:style-name="Contents_20_1"><text:a xlink:type="simple" xlink:href="#_Toc496533159" text:style-name="Index_20_Link" text:visited-style-name="Index_20_Link">4.</text:a><text:a xlink:type="simple" xlink:href="#_Toc496533159" text:style-name="Index_20_Link" text:visited-style-name="Index_20_Link"><text:span text:style-name="T5"><text:tab/></text:span></text:a><text:a xlink:type="simple" xlink:href="#_Toc496533159" text:style-name="Index_20_Link" text:visited-style-name="Index_20_Link">Definice WS PodáníOnline<text:tab/>6</text:a></text:p>
          <text:p text:style-name="P30"><text:a xlink:type="simple" xlink:href="#_Toc496533160" text:style-name="Index_20_Link" text:visited-style-name="Index_20_Link">4.1.1.</text:a><text:a xlink:type="simple" xlink:href="#_Toc496533160" text:style-name="Index_20_Link" text:visited-style-name="Index_20_Link"><text:span text:style-name="T6"><text:tab/></text:span></text:a><text:a xlink:type="simple" xlink:href="#_Toc496533160" text:style-name="Index_20_Link" text:visited-style-name="Index_20_Link">Operace - sendParcels<text:tab/>6</text:a></text:p>
          <text:p text:style-name="P44"><text:a xlink:type="simple" xlink:href="#_Toc496533161" text:style-name="Index_20_Link" text:visited-style-name="Index_20_Link">4.1.1.1.</text:a><text:a xlink:type="simple" xlink:href="#_Toc496533161" text:style-name="Index_20_Link" text:visited-style-name="Index_20_Link"><text:span text:style-name="T6"><text:tab/></text:span></text:a><text:a xlink:type="simple" xlink:href="#_Toc496533161" text:style-name="Index_20_Link" text:visited-style-name="Index_20_Link">sendParcels - request<text:tab/>7</text:a></text:p>
          <text:p text:style-name="P44"><text:a xlink:type="simple" xlink:href="#_Toc496533162" text:style-name="Index_20_Link" text:visited-style-name="Index_20_Link">4.1.1.2.</text:a><text:a xlink:type="simple" xlink:href="#_Toc496533162" text:style-name="Index_20_Link" text:visited-style-name="Index_20_Link"><text:span text:style-name="T6"><text:tab/></text:span></text:a><text:a xlink:type="simple" xlink:href="#_Toc496533162" text:style-name="Index_20_Link" text:visited-style-name="Index_20_Link">Počet opakování objektů<text:tab/>11</text:a></text:p>
          <text:p text:style-name="P44"><text:a xlink:type="simple" xlink:href="#_Toc496533163" text:style-name="Index_20_Link" text:visited-style-name="Index_20_Link">4.1.1.3.</text:a><text:a xlink:type="simple" xlink:href="#_Toc496533163" text:style-name="Index_20_Link" text:visited-style-name="Index_20_Link"><text:span text:style-name="T6"><text:tab/></text:span></text:a><text:a xlink:type="simple" xlink:href="#_Toc496533163" text:style-name="Index_20_Link" text:visited-style-name="Index_20_Link">Příklad request:<text:tab/>11</text:a></text:p>
          <text:p text:style-name="P30"><text:a xlink:type="simple" xlink:href="#_Toc496533164" text:style-name="Index_20_Link" text:visited-style-name="Index_20_Link">4.1.2.</text:a><text:a xlink:type="simple" xlink:href="#_Toc496533164" text:style-name="Index_20_Link" text:visited-style-name="Index_20_Link"><text:span text:style-name="T6"><text:tab/></text:span></text:a><text:a xlink:type="simple" xlink:href="#_Toc496533164" text:style-name="Index_20_Link" text:visited-style-name="Index_20_Link">Operace - getResultParcels<text:tab/>13</text:a></text:p>
          <text:p text:style-name="P44"><text:a xlink:type="simple" xlink:href="#_Toc496533165" text:style-name="Index_20_Link" text:visited-style-name="Index_20_Link">4.1.2.1.</text:a><text:a xlink:type="simple" xlink:href="#_Toc496533165" text:style-name="Index_20_Link" text:visited-style-name="Index_20_Link"><text:span text:style-name="T6"><text:tab/></text:span></text:a><text:a xlink:type="simple" xlink:href="#_Toc496533165" text:style-name="Index_20_Link" text:visited-style-name="Index_20_Link">getResultParcels – response<text:tab/>13</text:a></text:p>
          <text:p text:style-name="P44"><text:a xlink:type="simple" xlink:href="#_Toc496533166" text:style-name="Index_20_Link" text:visited-style-name="Index_20_Link">4.1.2.2.</text:a><text:a xlink:type="simple" xlink:href="#_Toc496533166" text:style-name="Index_20_Link" text:visited-style-name="Index_20_Link"><text:span text:style-name="T6"><text:tab/></text:span></text:a><text:a xlink:type="simple" xlink:href="#_Toc496533166" text:style-name="Index_20_Link" text:visited-style-name="Index_20_Link">Počet opakování objektů<text:tab/>14</text:a></text:p>
          <text:p text:style-name="P44"><text:a xlink:type="simple" xlink:href="#_Toc496533167" text:style-name="Index_20_Link" text:visited-style-name="Index_20_Link">4.1.2.3.</text:a><text:a xlink:type="simple" xlink:href="#_Toc496533167" text:style-name="Index_20_Link" text:visited-style-name="Index_20_Link"><text:span text:style-name="T6"><text:tab/></text:span></text:a><text:a xlink:type="simple" xlink:href="#_Toc496533167" text:style-name="Index_20_Link" text:visited-style-name="Index_20_Link">Příklad request:<text:tab/>14</text:a></text:p>
          <text:p text:style-name="P44"><text:a xlink:type="simple" xlink:href="#_Toc496533168" text:style-name="Index_20_Link" text:visited-style-name="Index_20_Link">4.1.2.4.</text:a><text:a xlink:type="simple" xlink:href="#_Toc496533168" text:style-name="Index_20_Link" text:visited-style-name="Index_20_Link"><text:span text:style-name="T6"><text:tab/></text:span></text:a><text:a xlink:type="simple" xlink:href="#_Toc496533168" text:style-name="Index_20_Link" text:visited-style-name="Index_20_Link">Příklad response:<text:tab/>14</text:a></text:p>
          <text:p text:style-name="P30"><text:a xlink:type="simple" xlink:href="#_Toc496533169" text:style-name="Index_20_Link" text:visited-style-name="Index_20_Link">4.1.3.</text:a><text:a xlink:type="simple" xlink:href="#_Toc496533169" text:style-name="Index_20_Link" text:visited-style-name="Index_20_Link"><text:span text:style-name="T6"><text:tab/></text:span></text:a><text:a xlink:type="simple" xlink:href="#_Toc496533169" text:style-name="Index_20_Link" text:visited-style-name="Index_20_Link">Operace - getStats<text:tab/>15</text:a></text:p>
          <text:p text:style-name="P44"><text:a xlink:type="simple" xlink:href="#_Toc496533170" text:style-name="Index_20_Link" text:visited-style-name="Index_20_Link">4.1.3.1.</text:a><text:a xlink:type="simple" xlink:href="#_Toc496533170" text:style-name="Index_20_Link" text:visited-style-name="Index_20_Link"><text:span text:style-name="T6"><text:tab/></text:span></text:a><text:a xlink:type="simple" xlink:href="#_Toc496533170" text:style-name="Index_20_Link" text:visited-style-name="Index_20_Link">getStats - request<text:tab/>15</text:a></text:p>
          <text:p text:style-name="P44"><text:a xlink:type="simple" xlink:href="#_Toc496533171" text:style-name="Index_20_Link" text:visited-style-name="Index_20_Link">4.1.3.2.</text:a><text:a xlink:type="simple" xlink:href="#_Toc496533171" text:style-name="Index_20_Link" text:visited-style-name="Index_20_Link"><text:span text:style-name="T6"><text:tab/></text:span></text:a><text:a xlink:type="simple" xlink:href="#_Toc496533171" text:style-name="Index_20_Link" text:visited-style-name="Index_20_Link">getStats - response<text:tab/>15</text:a></text:p>
          <text:p text:style-name="P44"><text:a xlink:type="simple" xlink:href="#_Toc496533172" text:style-name="Index_20_Link" text:visited-style-name="Index_20_Link">4.1.3.3.</text:a><text:a xlink:type="simple" xlink:href="#_Toc496533172" text:style-name="Index_20_Link" text:visited-style-name="Index_20_Link"><text:span text:style-name="T6"><text:tab/></text:span></text:a><text:a xlink:type="simple" xlink:href="#_Toc496533172" text:style-name="Index_20_Link" text:visited-style-name="Index_20_Link">Příklad request:<text:tab/>15</text:a></text:p>
          <text:p text:style-name="P44"><text:a xlink:type="simple" xlink:href="#_Toc496533173" text:style-name="Index_20_Link" text:visited-style-name="Index_20_Link">4.1.3.4.</text:a><text:a xlink:type="simple" xlink:href="#_Toc496533173" text:style-name="Index_20_Link" text:visited-style-name="Index_20_Link"><text:span text:style-name="T6"><text:tab/></text:span></text:a><text:a xlink:type="simple" xlink:href="#_Toc496533173" text:style-name="Index_20_Link" text:visited-style-name="Index_20_Link">Příklad response:<text:tab/>16</text:a></text:p>
          <text:p text:style-name="P30"><text:a xlink:type="simple" xlink:href="#_Toc496533174" text:style-name="Index_20_Link" text:visited-style-name="Index_20_Link">4.1.4.</text:a><text:a xlink:type="simple" xlink:href="#_Toc496533174" text:style-name="Index_20_Link" text:visited-style-name="Index_20_Link"><text:span text:style-name="T6"><text:tab/></text:span></text:a><text:a xlink:type="simple" xlink:href="#_Toc496533174" text:style-name="Index_20_Link" text:visited-style-name="Index_20_Link">Operace – getParcelState<text:tab/>17</text:a></text:p>
          <text:p text:style-name="P44"><text:a xlink:type="simple" xlink:href="#_Toc496533175" text:style-name="Index_20_Link" text:visited-style-name="Index_20_Link">4.1.4.1.</text:a><text:a xlink:type="simple" xlink:href="#_Toc496533175" text:style-name="Index_20_Link" text:visited-style-name="Index_20_Link"><text:span text:style-name="T6"><text:tab/></text:span></text:a><text:a xlink:type="simple" xlink:href="#_Toc496533175" text:style-name="Index_20_Link" text:visited-style-name="Index_20_Link">getParcelState - request<text:tab/>17</text:a></text:p>
          <text:p text:style-name="P44"><text:a xlink:type="simple" xlink:href="#_Toc496533176" text:style-name="Index_20_Link" text:visited-style-name="Index_20_Link">4.1.4.2.</text:a><text:a xlink:type="simple" xlink:href="#_Toc496533176" text:style-name="Index_20_Link" text:visited-style-name="Index_20_Link"><text:span text:style-name="T6"><text:tab/></text:span></text:a><text:a xlink:type="simple" xlink:href="#_Toc496533176" text:style-name="Index_20_Link" text:visited-style-name="Index_20_Link">Počet opakování objektů<text:tab/>17</text:a></text:p>
          <text:p text:style-name="P44"><text:a xlink:type="simple" xlink:href="#_Toc496533177" text:style-name="Index_20_Link" text:visited-style-name="Index_20_Link">4.1.4.3.</text:a><text:a xlink:type="simple" xlink:href="#_Toc496533177" text:style-name="Index_20_Link" text:visited-style-name="Index_20_Link"><text:span text:style-name="T6"><text:tab/></text:span></text:a><text:a xlink:type="simple" xlink:href="#_Toc496533177" text:style-name="Index_20_Link" text:visited-style-name="Index_20_Link">getParcelState - response<text:tab/>17</text:a></text:p>
          <text:p text:style-name="P44"><text:a xlink:type="simple" xlink:href="#_Toc496533178" text:style-name="Index_20_Link" text:visited-style-name="Index_20_Link">4.1.4.4.</text:a><text:a xlink:type="simple" xlink:href="#_Toc496533178" text:style-name="Index_20_Link" text:visited-style-name="Index_20_Link"><text:span text:style-name="T6"><text:tab/></text:span></text:a><text:a xlink:type="simple" xlink:href="#_Toc496533178" text:style-name="Index_20_Link" text:visited-style-name="Index_20_Link">Počet opakování objektů<text:tab/>18</text:a></text:p>
          <text:p text:style-name="P44"><text:a xlink:type="simple" xlink:href="#_Toc496533179" text:style-name="Index_20_Link" text:visited-style-name="Index_20_Link">4.1.4.5.</text:a><text:a xlink:type="simple" xlink:href="#_Toc496533179" text:style-name="Index_20_Link" text:visited-style-name="Index_20_Link"><text:span text:style-name="T6"><text:tab/></text:span></text:a><text:a xlink:type="simple" xlink:href="#_Toc496533179" text:style-name="Index_20_Link" text:visited-style-name="Index_20_Link">Příklad request:<text:tab/>18</text:a></text:p>
          <text:p text:style-name="P44"><text:a xlink:type="simple" xlink:href="#_Toc496533180" text:style-name="Index_20_Link" text:visited-style-name="Index_20_Link">4.1.4.6.</text:a><text:a xlink:type="simple" xlink:href="#_Toc496533180" text:style-name="Index_20_Link" text:visited-style-name="Index_20_Link"><text:span text:style-name="T6"><text:tab/></text:span></text:a><text:a xlink:type="simple" xlink:href="#_Toc496533180" text:style-name="Index_20_Link" text:visited-style-name="Index_20_Link">Příklad response:<text:tab/>18</text:a></text:p>
          <text:p text:style-name="P30"><text:a xlink:type="simple" xlink:href="#_Toc496533181" text:style-name="Index_20_Link" text:visited-style-name="Index_20_Link">4.1.5.</text:a><text:a xlink:type="simple" xlink:href="#_Toc496533181" text:style-name="Index_20_Link" text:visited-style-name="Index_20_Link"><text:span text:style-name="T6"><text:tab/></text:span></text:a><text:a xlink:type="simple" xlink:href="#_Toc496533181" text:style-name="Index_20_Link" text:visited-style-name="Index_20_Link">Operace – getParcelsPrinting<text:tab/>21</text:a></text:p>
          <text:p text:style-name="P44"><text:a xlink:type="simple" xlink:href="#_Toc496533182" text:style-name="Index_20_Link" text:visited-style-name="Index_20_Link">4.1.5.1.</text:a><text:a xlink:type="simple" xlink:href="#_Toc496533182" text:style-name="Index_20_Link" text:visited-style-name="Index_20_Link"><text:span text:style-name="T6"><text:tab/></text:span></text:a><text:a xlink:type="simple" xlink:href="#_Toc496533182" text:style-name="Index_20_Link" text:visited-style-name="Index_20_Link">getParcelsPrinting - request<text:tab/>22</text:a></text:p>
          <text:p text:style-name="P44"><text:a xlink:type="simple" xlink:href="#_Toc496533183" text:style-name="Index_20_Link" text:visited-style-name="Index_20_Link">4.1.5.2.</text:a><text:a xlink:type="simple" xlink:href="#_Toc496533183" text:style-name="Index_20_Link" text:visited-style-name="Index_20_Link"><text:span text:style-name="T6"><text:tab/></text:span></text:a><text:a xlink:type="simple" xlink:href="#_Toc496533183" text:style-name="Index_20_Link" text:visited-style-name="Index_20_Link">Počet opakování objektů<text:tab/>23</text:a></text:p>
          <text:p text:style-name="P44"><text:a xlink:type="simple" xlink:href="#_Toc496533184" text:style-name="Index_20_Link" text:visited-style-name="Index_20_Link">4.1.5.3.</text:a><text:a xlink:type="simple" xlink:href="#_Toc496533184" text:style-name="Index_20_Link" text:visited-style-name="Index_20_Link"><text:span text:style-name="T6"><text:tab/></text:span></text:a><text:a xlink:type="simple" xlink:href="#_Toc496533184" text:style-name="Index_20_Link" text:visited-style-name="Index_20_Link">getParcelsPrinting - response<text:tab/>23</text:a></text:p>
          <text:p text:style-name="P44"><text:a xlink:type="simple" xlink:href="#_Toc496533185" text:style-name="Index_20_Link" text:visited-style-name="Index_20_Link">4.1.5.4.</text:a><text:a xlink:type="simple" xlink:href="#_Toc496533185" text:style-name="Index_20_Link" text:visited-style-name="Index_20_Link"><text:span text:style-name="T6"><text:tab/></text:span></text:a><text:a xlink:type="simple" xlink:href="#_Toc496533185" text:style-name="Index_20_Link" text:visited-style-name="Index_20_Link">Počet opakování objektů<text:tab/>25</text:a></text:p>
          <text:p text:style-name="P44"><text:a xlink:type="simple" xlink:href="#_Toc496533186" text:style-name="Index_20_Link" text:visited-style-name="Index_20_Link">4.1.5.5.</text:a><text:a xlink:type="simple" xlink:href="#_Toc496533186" text:style-name="Index_20_Link" text:visited-style-name="Index_20_Link"><text:span text:style-name="T6"><text:tab/></text:span></text:a><text:a xlink:type="simple" xlink:href="#_Toc496533186" text:style-name="Index_20_Link" text:visited-style-name="Index_20_Link">Příklad request:<text:tab/>25</text:a></text:p>
          <text:p text:style-name="P44"><text:a xlink:type="simple" xlink:href="#_Toc496533187" text:style-name="Index_20_Link" text:visited-style-name="Index_20_Link">4.1.5.6.</text:a><text:a xlink:type="simple" xlink:href="#_Toc496533187" text:style-name="Index_20_Link" text:visited-style-name="Index_20_Link"><text:span text:style-name="T6"><text:tab/></text:span></text:a><text:a xlink:type="simple" xlink:href="#_Toc496533187" text:style-name="Index_20_Link" text:visited-style-name="Index_20_Link">Příklad response:<text:tab/>26</text:a></text:p>
          <text:p text:style-name="Contents_20_1"><text:a xlink:type="simple" xlink:href="#_Toc496533188" text:style-name="Index_20_Link" text:visited-style-name="Index_20_Link">5.</text:a><text:a xlink:type="simple" xlink:href="#_Toc496533188" text:style-name="Index_20_Link" text:visited-style-name="Index_20_Link"><text:span text:style-name="T5"><text:tab/></text:span></text:a><text:a xlink:type="simple" xlink:href="#_Toc496533188" text:style-name="Index_20_Link" text:visited-style-name="Index_20_Link">Přílohy<text:tab/>27</text:a></text:p>
          <text:p text:style-name="P45"><text:soft-page-break/><text:a xlink:type="simple" xlink:href="#_Toc496533189" text:style-name="Index_20_Link" text:visited-style-name="Index_20_Link">Příloha č. 1 Definice XSD – B2BCommon<text:tab/>27</text:a></text:p>
          <text:p text:style-name="P45"><text:a xlink:type="simple" xlink:href="#_Toc496533190" text:style-name="Index_20_Link" text:visited-style-name="Index_20_Link">Příloha č. 2 Definice XSD – B2B-POL Services<text:tab/>27</text:a></text:p>
          <text:p text:style-name="P45"><text:a xlink:type="simple" xlink:href="#_Toc496533191" text:style-name="Index_20_Link" text:visited-style-name="Index_20_Link">Příloha č. 3 Definice návratových hodnot operace<text:tab/>27</text:a></text:p>
          <text:h text:style-name="P11" text:outline-level="1"/>
        </text:index-body>
      </text:table-of-content>
      <text:p text:style-name="cp_5f_Normal_5f_1"/>
      <text:list xml:id="list1040842823" text:style-name="WWNum1">
        <text:list-item>
          <text:h text:style-name="P14" text:outline-level="1"><text:bookmark-start text:name="_Toc444210091"/><text:bookmark-start text:name="__RefHeading__4110_1408838183"/><text:bookmark-start text:name="_Toc496533156"/><text:span text:style-name="T4">Změnové řízení dokumentu</text:span><text:bookmark-end text:name="_Toc444210091"/><text:bookmark-end text:name="_Toc496533156"/></text:h>
        </text:list-item>
      </text:list>
      <text:p text:style-name="P2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3"><text:span text:style-name="T8">Verze</text:span></text:p>
          </table:table-cell>
          <table:table-cell table:style-name="Tabulka2.A1" office:value-type="string">
            <text:p text:style-name="P3"><text:span text:style-name="T8">Datum uvolnění</text:span></text:p>
          </table:table-cell>
          <table:table-cell table:style-name="Tabulka2.A1" office:value-type="string">
            <text:p text:style-name="P3"><text:span text:style-name="T8">Autor</text:span></text:p>
          </table:table-cell>
          <table:table-cell table:style-name="Tabulka2.A1" office:value-type="string">
            <text:p text:style-name="P3"><text:span text:style-name="T8">Popis či komentář změny</text:span></text:p>
          </table:table-cell>
          <table:table-cell table:style-name="Tabulka2.E1" office:value-type="string">
            <text:p text:style-name="P3"><text:span text:style-name="T8">Elektronický</text:span></text:p>
            <text:p text:style-name="P3"><text:span text:style-name="T8">soubor</text:span></text:p>
          </table:table-cell>
        </table:table-row>
        <table:table-row table:style-name="Tabulka2.2">
          <table:table-cell table:style-name="Tabulka2.A2" office:value-type="string">
            <text:p text:style-name="P42"><text:span text:style-name="T10">1.0</text:span></text:p>
          </table:table-cell>
          <table:table-cell table:style-name="Tabulka2.A2" office:value-type="string">
            <text:p text:style-name="P42"><text:span text:style-name="T10">25.6.2015</text:span></text:p>
          </table:table-cell>
          <table:table-cell table:style-name="Tabulka2.A2" office:value-type="string">
            <text:p text:style-name="P42"><text:span text:style-name="T10">KC2</text:span></text:p>
          </table:table-cell>
          <table:table-cell table:style-name="Tabulka2.A2" office:value-type="string">
            <text:p text:style-name="P43"><text:span text:style-name="T10">Úvodní verze dokumentu</text:span></text:p>
          </table:table-cell>
          <table:table-cell table:style-name="Tabulka2.A2" office:value-type="string">
            <text:p text:style-name="P42"><text:span text:style-name="T10">CP-B2B-WS-POL-v1.0.docx</text:span></text:p>
          </table:table-cell>
        </table:table-row>
        <table:table-row table:style-name="Tabulka2.2">
          <table:table-cell table:style-name="Tabulka2.A2" office:value-type="string">
            <text:p text:style-name="P42"><text:span text:style-name="T10">1.1</text:span></text:p>
          </table:table-cell>
          <table:table-cell table:style-name="Tabulka2.A2" office:value-type="string">
            <text:p text:style-name="P42"><text:span text:style-name="T10">5.2.2016</text:span></text:p>
          </table:table-cell>
          <table:table-cell table:style-name="Tabulka2.A2" office:value-type="string">
            <text:p text:style-name="P42"><text:span text:style-name="T10">KC2</text:span></text:p>
          </table:table-cell>
          <table:table-cell table:style-name="Tabulka2.A2" office:value-type="string">
            <text:p text:style-name="P43"><text:span text:style-name="T10">Aktualizace schématu</text:span></text:p>
          </table:table-cell>
          <table:table-cell table:style-name="Tabulka2.A2" office:value-type="string">
            <text:p text:style-name="P42"><text:span text:style-name="T10">CP-B2B-WS-POL-v1.1.docx </text:span><text:span text:style-name="T10"><text:file-name text:display="name-and-extension">CP-B2B-WS-POL-v1.15_modified.odt</text:file-name></text:span></text:p>
          </table:table-cell>
        </table:table-row>
        <table:table-row table:style-name="Tabulka2.2">
          <table:table-cell table:style-name="Tabulka2.A2" office:value-type="string">
            <text:p text:style-name="P42"><text:span text:style-name="T10">1.2</text:span></text:p>
          </table:table-cell>
          <table:table-cell table:style-name="Tabulka2.A2" office:value-type="string">
            <text:p text:style-name="P42"><text:span text:style-name="T10">26.2.2016</text:span></text:p>
          </table:table-cell>
          <table:table-cell table:style-name="Tabulka2.A2" office:value-type="string">
            <text:p text:style-name="P42"><text:span text:style-name="T10">KC2, KC1</text:span></text:p>
          </table:table-cell>
          <table:table-cell table:style-name="Tabulka2.A2" office:value-type="string">
            <text:p text:style-name="P43"><text:span text:style-name="T10">Doplnění popisu operací, request, response a příkladů</text:span></text:p>
          </table:table-cell>
          <table:table-cell table:style-name="Tabulka2.A2" office:value-type="string">
            <text:p text:style-name="P42"><text:span text:style-name="T10">CP-B2B-WS-POL-v1.2.docx</text:span></text:p>
          </table:table-cell>
        </table:table-row>
        <table:table-row table:style-name="Tabulka2.2">
          <table:table-cell table:style-name="Tabulka2.A2" office:value-type="string">
            <text:p text:style-name="P42"><text:span text:style-name="T10">1.3</text:span></text:p>
          </table:table-cell>
          <table:table-cell table:style-name="Tabulka2.A2" office:value-type="string">
            <text:p text:style-name="P42"><text:span text:style-name="T10">10.3.2016</text:span></text:p>
          </table:table-cell>
          <table:table-cell table:style-name="Tabulka2.A2" office:value-type="string">
            <text:p text:style-name="P42"><text:span text:style-name="T10">KC2, KC1</text:span></text:p>
          </table:table-cell>
          <table:table-cell table:style-name="Tabulka2.A2" office:value-type="string">
            <text:p text:style-name="P43"><text:span text:style-name="T10">Změna povinnosti položky note v objektu </text:span><text:span text:style-name="T12">doParcelData.doParcelCustomsDeclaration</text:span></text:p>
          </table:table-cell>
          <table:table-cell table:style-name="Tabulka2.A2" office:value-type="string">
            <text:p text:style-name="P42"><text:span text:style-name="T10">CP-B2B-WS-POL-v1.3.docx</text:span></text:p>
          </table:table-cell>
        </table:table-row>
        <table:table-row table:style-name="Tabulka2.2">
          <table:table-cell table:style-name="Tabulka2.A2" office:value-type="string">
            <text:p text:style-name="P42"><text:span text:style-name="T10">1.4</text:span></text:p>
          </table:table-cell>
          <table:table-cell table:style-name="Tabulka2.A2" office:value-type="string">
            <text:p text:style-name="P42"><text:span text:style-name="T10">13.06.2016</text:span></text:p>
          </table:table-cell>
          <table:table-cell table:style-name="Tabulka2.A2" office:value-type="string">
            <text:p text:style-name="P42"><text:span text:style-name="T10">KC2</text:span></text:p>
          </table:table-cell>
          <table:table-cell table:style-name="Tabulka2.A2" office:value-type="string">
            <text:p text:style-name="P43"><text:span text:style-name="T10">Nová operace getParcelsPrinting, aktualize schématu</text:span></text:p>
          </table:table-cell>
          <table:table-cell table:style-name="Tabulka2.A2" office:value-type="string">
            <text:p text:style-name="P42"><text:span text:style-name="T10">CP-B2B-WS-POL-v1.4.docx</text:span></text:p>
          </table:table-cell>
        </table:table-row>
        <table:table-row table:style-name="Tabulka2.2">
          <table:table-cell table:style-name="Tabulka2.A2" office:value-type="string">
            <text:p text:style-name="P42"><text:span text:style-name="T10">1.5</text:span></text:p>
          </table:table-cell>
          <table:table-cell table:style-name="Tabulka2.A2" office:value-type="string">
            <text:p text:style-name="P42"><text:span text:style-name="T10">21.06.2016</text:span></text:p>
          </table:table-cell>
          <table:table-cell table:style-name="Tabulka2.A2" office:value-type="string">
            <text:p text:style-name="P42"><text:span text:style-name="T10">KC1</text:span></text:p>
          </table:table-cell>
          <table:table-cell table:style-name="Tabulka2.A2" office:value-type="string">
            <text:p text:style-name="P43"><text:span text:style-name="T10">Změna povinnosti položky </text:span><text:span text:style-name="T9">doParcelHeader.senderAddress</text:span><text:span text:style-name="T10"> v </text:span><text:span text:style-name="T11">sendParcels, nová položka </text:span>locationNumber <text:span text:style-name="T10">v </text:span><text:span text:style-name="T11">sendParcels, doplnění Popisu</text:span> <text:span text:style-name="T10">v operaci </text:span><text:span text:style-name="T11">sendParcels</text:span></text:p>
          </table:table-cell>
          <table:table-cell table:style-name="Tabulka2.A2" office:value-type="string">
            <text:p text:style-name="P42"><text:span text:style-name="T10">CP-B2B-WS-POL-v1.5.docx</text:span></text:p>
          </table:table-cell>
        </table:table-row>
        <table:table-row table:style-name="Tabulka2.2">
          <table:table-cell table:style-name="Tabulka2.A2" office:value-type="string">
            <text:p text:style-name="P42"><text:span text:style-name="T10">1.6</text:span></text:p>
          </table:table-cell>
          <table:table-cell table:style-name="Tabulka2.A2" office:value-type="string">
            <text:p text:style-name="P42"><text:span text:style-name="T10">01.09.2016</text:span></text:p>
          </table:table-cell>
          <table:table-cell table:style-name="Tabulka2.A2" office:value-type="string">
            <text:p text:style-name="P42"><text:span text:style-name="T10">KC2</text:span></text:p>
          </table:table-cell>
          <table:table-cell table:style-name="Tabulka2.A2" office:value-type="string">
            <text:p text:style-name="P43"><text:span text:style-name="T10">getParcelsPrinting – response:</text:span></text:p>
            <text:p text:style-name="P43"><text:span text:style-name="T10">úprava seznamu povolených hodnot idForm (ID formuláře)</text:span></text:p>
          </table:table-cell>
          <table:table-cell table:style-name="Tabulka2.A2" office:value-type="string">
            <text:p text:style-name="P42"><text:span text:style-name="T10">CP-B2B-WS-POL-v1.6.docx</text:span></text:p>
          </table:table-cell>
        </table:table-row>
        <table:table-row table:style-name="Tabulka2.2">
          <table:table-cell table:style-name="Tabulka2.A2" office:value-type="string">
            <text:p text:style-name="P42"><text:span text:style-name="T10">1.7</text:span></text:p>
          </table:table-cell>
          <table:table-cell table:style-name="Tabulka2.A2" office:value-type="string">
            <text:p text:style-name="P42"><text:span text:style-name="T10">17.10.2016</text:span></text:p>
          </table:table-cell>
          <table:table-cell table:style-name="Tabulka2.A2" office:value-type="string">
            <text:p text:style-name="P42"><text:span text:style-name="T10">KC2</text:span></text:p>
          </table:table-cell>
          <table:table-cell table:style-name="Tabulka2.A2" office:value-type="string">
            <text:p text:style-name="P43"><text:span text:style-name="T10">Aktualizace přílohy č.3 (seznam chybových/info návratových hodnot)</text:span></text:p>
          </table:table-cell>
          <table:table-cell table:style-name="Tabulka2.A2" office:value-type="string">
            <text:p text:style-name="P42"><text:span text:style-name="T10">CP-B2B-WS-POL-v1.7.docx</text:span></text:p>
          </table:table-cell>
        </table:table-row>
        <table:table-row table:style-name="Tabulka2.2">
          <table:table-cell table:style-name="Tabulka2.A2" office:value-type="string">
            <text:p text:style-name="P42"><text:span text:style-name="T10">1.8</text:span></text:p>
          </table:table-cell>
          <table:table-cell table:style-name="Tabulka2.A2" office:value-type="string">
            <text:p text:style-name="P42"><text:span text:style-name="T10">22.11.2016</text:span></text:p>
          </table:table-cell>
          <table:table-cell table:style-name="Tabulka2.A2" office:value-type="string">
            <text:p text:style-name="P42"><text:span text:style-name="T10">KC2</text:span></text:p>
          </table:table-cell>
          <table:table-cell table:style-name="Tabulka2.A2" office:value-type="string">
            <text:p text:style-name="P43"><text:span text:style-name="T10">Aktualizace přílohy č.3 (responseCode 182,183)</text:span></text:p>
          </table:table-cell>
          <table:table-cell table:style-name="Tabulka2.A2" office:value-type="string">
            <text:p text:style-name="P42"><text:span text:style-name="T10">CP-B2B-WS-POL-v1.8.docx</text:span></text:p>
          </table:table-cell>
        </table:table-row>
        <table:table-row table:style-name="Tabulka2.2">
          <table:table-cell table:style-name="Tabulka2.A2" office:value-type="string">
            <text:p text:style-name="P42"><text:span text:style-name="T10">1.9</text:span></text:p>
          </table:table-cell>
          <table:table-cell table:style-name="Tabulka2.A2" office:value-type="string">
            <text:p text:style-name="P42"><text:span text:style-name="T10">23.10.2017</text:span></text:p>
          </table:table-cell>
          <table:table-cell table:style-name="Tabulka2.A2" office:value-type="string">
            <text:p text:style-name="P42"><text:span text:style-name="T10">KC2</text:span></text:p>
          </table:table-cell>
          <table:table-cell table:style-name="Tabulka2.A2" office:value-type="string">
            <text:p text:style-name="P43"><text:span text:style-name="T10">Aktualizace přílohy č. 2</text:span></text:p>
            <text:p text:style-name="P43"><text:span text:style-name="T10">Doplnění requestu sendparcels</text:span></text:p>
            <text:p text:style-name="P43"><text:span text:style-name="T10">Úprava response u getResultParcels</text:span></text:p>
          </table:table-cell>
          <table:table-cell table:style-name="Tabulka2.A2" office:value-type="string">
            <text:p text:style-name="P42"><text:span text:style-name="T10">CP-B2B-WS-POL-v1.9.docx</text:span></text:p>
          </table:table-cell>
        </table:table-row>
        <table:table-row table:style-name="Tabulka2.2">
          <table:table-cell table:style-name="Tabulka2.A2" office:value-type="string">
            <text:p text:style-name="P42"><text:span text:style-name="T10">1.10</text:span></text:p>
          </table:table-cell>
          <table:table-cell table:style-name="Tabulka2.A2" office:value-type="string">
            <text:p text:style-name="P42"><text:span text:style-name="T10">30.11.2017</text:span></text:p>
          </table:table-cell>
          <table:table-cell table:style-name="Tabulka2.A2" office:value-type="string">
            <text:p text:style-name="P42"><text:span text:style-name="T10">KC1</text:span></text:p>
          </table:table-cell>
          <table:table-cell table:style-name="Tabulka2.A2" office:value-type="string">
            <text:p text:style-name="P43"><text:span text:style-name="T10">Aktualizace přílohy č.3 (seznam chybových/info návratových hodnot)</text:span></text:p>
          </table:table-cell>
          <table:table-cell table:style-name="Tabulka2.A2" office:value-type="string">
            <text:p text:style-name="P42"><text:span text:style-name="T10">CP-B2B-WS-POL-v1.10.docx</text:span></text:p>
          </table:table-cell>
        </table:table-row>
        <text:soft-page-break/>
        <table:table-row table:style-name="Tabulka2.2">
          <table:table-cell table:style-name="Tabulka2.A2" office:value-type="string">
            <text:p text:style-name="P42"><text:span text:style-name="T10">1.11</text:span></text:p>
          </table:table-cell>
          <table:table-cell table:style-name="Tabulka2.A2" office:value-type="string">
            <text:p text:style-name="P42"><text:span text:style-name="T10">8.12.2017</text:span></text:p>
          </table:table-cell>
          <table:table-cell table:style-name="Tabulka2.A2" office:value-type="string">
            <text:p text:style-name="P42"><text:span text:style-name="T10">KC2</text:span></text:p>
          </table:table-cell>
          <table:table-cell table:style-name="Tabulka2.A2" office:value-type="string">
            <text:p text:style-name="P43"><text:span text:style-name="T10">Doplnění maximálního denního počtu volání</text:span></text:p>
          </table:table-cell>
          <table:table-cell table:style-name="Tabulka2.A2" office:value-type="string">
            <text:p text:style-name="P42"><text:span text:style-name="T10">CP-B2B-WS-POL-v1.11.docx</text:span></text:p>
          </table:table-cell>
        </table:table-row>
        <table:table-row table:style-name="Tabulka2.2">
          <table:table-cell table:style-name="Tabulka2.A2" office:value-type="string">
            <text:p text:style-name="P42"><text:span text:style-name="T10">1.12</text:span></text:p>
          </table:table-cell>
          <table:table-cell table:style-name="Tabulka2.A2" office:value-type="string">
            <text:p text:style-name="P42"><text:span text:style-name="T10">21.02.2018</text:span></text:p>
          </table:table-cell>
          <table:table-cell table:style-name="Tabulka2.A2" office:value-type="string">
            <text:p text:style-name="P42"><text:span text:style-name="T10">KC2</text:span></text:p>
          </table:table-cell>
          <table:table-cell table:style-name="Tabulka2.A2" office:value-type="string">
            <text:p text:style-name="P43"><text:span text:style-name="T10">Doplnění transmissionEnd, obnovení přílohy Definice návratových hodnot operace</text:span></text:p>
          </table:table-cell>
          <table:table-cell table:style-name="Tabulka2.A2" office:value-type="string">
            <text:p text:style-name="P42"><text:span text:style-name="T10">CP-B2B-WS-POL-v1.12.docx</text:span></text:p>
          </table:table-cell>
        </table:table-row>
        <table:table-row table:style-name="Tabulka2.2">
          <table:table-cell table:style-name="Tabulka2.A2" office:value-type="string">
            <text:p text:style-name="P42"><text:span text:style-name="T10">1.13</text:span></text:p>
          </table:table-cell>
          <table:table-cell table:style-name="Tabulka2.A2" office:value-type="string">
            <text:p text:style-name="P42"><text:span text:style-name="T10">23.10.2018</text:span></text:p>
          </table:table-cell>
          <table:table-cell table:style-name="Tabulka2.A2" office:value-type="string">
            <text:p text:style-name="P42"><text:span text:style-name="T10">KC1</text:span></text:p>
          </table:table-cell>
          <table:table-cell table:style-name="Tabulka2.A2" office:value-type="string">
            <text:p text:style-name="P43">Do getParcelsPrinting doplněny dva nové formuláře ID 72 a 73.</text:p>
            <text:p text:style-name="P43">Aktualizace přílohy <text:span text:style-name="T10">Definice návratových hodnot operace</text:span></text:p>
          </table:table-cell>
          <table:table-cell table:style-name="Tabulka2.A2" office:value-type="string">
            <text:p text:style-name="P42"><text:span text:style-name="T10">CP-B2B-WS-POL-v1.13.docx</text:span></text:p>
          </table:table-cell>
        </table:table-row>
        <table:table-row table:style-name="Tabulka2.2">
          <table:table-cell table:style-name="Tabulka2.A2" office:value-type="string">
            <text:p text:style-name="P42"><text:span text:style-name="T10">1.14</text:span></text:p>
          </table:table-cell>
          <table:table-cell table:style-name="Tabulka2.A2" office:value-type="string">
            <text:p text:style-name="P42"><text:span text:style-name="T10">19.2.2019</text:span></text:p>
          </table:table-cell>
          <table:table-cell table:style-name="Tabulka2.A2" office:value-type="string">
            <text:p text:style-name="P42"><text:span text:style-name="T10">KC2</text:span></text:p>
          </table:table-cell>
          <table:table-cell table:style-name="Tabulka2.A2" office:value-type="string">
            <text:p text:style-name="P43">Upraveny maximální počty volání pro jednotlivé operace</text:p>
          </table:table-cell>
          <table:table-cell table:style-name="Tabulka2.A2" office:value-type="string">
            <text:p text:style-name="P42"><text:span text:style-name="T10">CP-B2B-WS-POL-v1.14.docx</text:span></text:p>
          </table:table-cell>
        </table:table-row>
        <table:table-row table:style-name="Tabulka2.2">
          <table:table-cell table:style-name="Tabulka2.A2" office:value-type="string">
            <text:p text:style-name="P42"><text:span text:style-name="T10">1.15</text:span></text:p>
          </table:table-cell>
          <table:table-cell table:style-name="Tabulka2.A2" office:value-type="string">
            <text:p text:style-name="P42"><text:span text:style-name="T10">22.5.2019</text:span></text:p>
          </table:table-cell>
          <table:table-cell table:style-name="Tabulka2.A2" office:value-type="string">
            <text:p text:style-name="P42"><text:span text:style-name="T10">KC1</text:span></text:p>
          </table:table-cell>
          <table:table-cell table:style-name="Tabulka2.A2" office:value-type="string">
            <text:p text:style-name="P43">Odstaněn pattern pro validaci emailu. Do doPrintingHeader doplněny nové formuláře ID 100,101,102,103,200,201 a 202.</text:p>
            <text:p text:style-name="P43">Aktualizace přílohy <text:span text:style-name="T10">Definice návratových hodnot operace</text:span></text:p>
          </table:table-cell>
          <table:table-cell table:style-name="Tabulka2.A2" office:value-type="string">
            <text:p text:style-name="P42"><text:span text:style-name="T10">CP-B2B-WS-POL-v1.15.docx</text:span></text:p>
          </table:table-cell>
        </table:table-row>
      </table:table>
      <text:list xml:id="list102353060621364" text:continue-numbering="true" text:style-name="WWNum1">
        <text:list-item>
          <text:h text:style-name="P13" text:outline-level="1"><text:bookmark-start text:name="_Toc496533157"/>Úvod<text:bookmark-end text:name="_Toc496533157"/><text:bookmark-end text:name="__RefHeading__4110_1408838183"/></text:h>
        </text:list-item>
      </text:list>
      <text:p text:style-name="Standard_20__28_user_29_">Dokument obsahuje popis SW rozhraní webové služby pro komunikaci se systémem PodáníOnline na úrovni dvou informačních systémů v režimu B2B. Je určen pro vývojáře SW informačního systému na straně zákazníka České pošty.</text:p>
      <text:p text:style-name="Standard_20__28_user_29_"/>
      <text:p text:style-name="Standard_20__28_user_29_"/>
      <text:list xml:id="list102352336673874" text:continue-numbering="true" text:style-name="WWNum1">
        <text:list-item>
          <text:h text:style-name="P12" text:outline-level="1"><text:bookmark-start text:name="__RefHeading__4112_1408838183"/><text:bookmark-start text:name="_Toc496533158"/>Terminologie<text:bookmark-end text:name="__RefHeading__4112_1408838183"/><text:bookmark-end text:name="_Toc496533158"/></text:h>
        </text:list-item>
      </text:list>
      <table:table table:name="Tabulka3" table:style-name="Tabulka3">
        <table:table-column table:style-name="Tabulka3.A"/>
        <table:table-column table:style-name="Tabulka3.B"/>
        <table:table-row table:style-name="Tabulka3.1">
          <table:table-cell table:style-name="Tabulka3.A1" office:value-type="string">
            <text:p text:style-name="Table_20_Contents">ČP</text:p>
          </table:table-cell>
          <table:table-cell table:style-name="Tabulka3.B1" office:value-type="string">
            <text:p text:style-name="Table_20_Contents">Česká pošta s.p.</text:p>
          </table:table-cell>
        </table:table-row>
        <table:table-row table:style-name="Tabulka3.1">
          <table:table-cell table:style-name="Tabulka3.A2" office:value-type="string">
            <text:p text:style-name="Table_20_Contents">WS</text:p>
          </table:table-cell>
          <table:table-cell table:style-name="Tabulka3.B2" office:value-type="string">
            <text:p text:style-name="Table_20_Contents">Webová služba</text:p>
          </table:table-cell>
        </table:table-row>
        <table:table-row table:style-name="Tabulka3.1">
          <table:table-cell table:style-name="Tabulka3.A2" office:value-type="string">
            <text:p text:style-name="Table_20_Contents">POL</text:p>
          </table:table-cell>
          <table:table-cell table:style-name="Tabulka3.B2" office:value-type="string">
            <text:p text:style-name="Table_20_Contents">Aplikace PodáníOnline</text:p>
          </table:table-cell>
        </table:table-row>
      </table:table>
      <text:p text:style-name="Standard_20__28_user_29_"/>
      <text:p text:style-name="Standard_20__28_user_29_"/>
      <text:list xml:id="list102352407397713" text:continue-numbering="true" text:style-name="WWNum1">
        <text:list-item>
          <text:h text:style-name="P13" text:outline-level="1"><text:bookmark-start text:name="__RefHeading__28994_527117222"/><text:bookmark-start text:name="_Toc496533159"/>Definice WS PodáníOnline<text:bookmark-end text:name="__RefHeading__28994_527117222"/><text:bookmark-end text:name="_Toc496533159"/></text:h>
        </text:list-item>
      </text:list>
      <table:table table:name="Tabulka4" table:style-name="Tabulka4">
        <table:table-column table:style-name="Tabulka4.A"/>
        <table:table-column table:style-name="Tabulka4.B"/>
        <table:table-row table:style-name="Tabulka4.1">
          <table:table-cell table:style-name="Tabulka4.A1" office:value-type="string">
            <text:p text:style-name="Table_20_Contents"><text:span text:style-name="T9">Název</text:span></text:p>
          </table:table-cell>
          <table:table-cell table:style-name="Tabulka4.B1" office:value-type="string">
            <text:p text:style-name="Table_20_Contents">POLServices</text:p>
          </table:table-cell>
        </table:table-row>
        <table:table-row table:style-name="Tabulka4.1">
          <table:table-cell table:style-name="Tabulka4.A2" office:value-type="string">
            <text:p text:style-name="Table_20_Contents"><text:span text:style-name="T9">Popis</text:span></text:p>
          </table:table-cell>
          <table:table-cell table:style-name="Tabulka4.B2" office:value-type="string">
            <text:p text:style-name="Table_20_Contents">Služba pro komunikaci mezi systémy externích subjektů a aplikací PodáníOnline</text:p>
          </table:table-cell>
        </table:table-row>
        <table:table-row table:style-name="Tabulka4.1">
          <table:table-cell table:style-name="Tabulka4.A2" office:value-type="string">
            <text:p text:style-name="Table_20_Contents"><text:span text:style-name="T9">Typ</text:span></text:p>
          </table:table-cell>
          <table:table-cell table:style-name="Tabulka4.B2" office:value-type="string">
            <text:p text:style-name="Standard_20__28_user_29_">REST</text:p>
          </table:table-cell>
        </table:table-row>
        <table:table-row table:style-name="Tabulka4.1">
          <table:table-cell table:style-name="Tabulka4.A2" office:value-type="string">
            <text:p text:style-name="Table_20_Contents"><text:span text:style-name="T9">Protokol</text:span></text:p>
          </table:table-cell>
          <table:table-cell table:style-name="Tabulka4.B2" office:value-type="string">
            <text:p text:style-name="Table_20_Contents">https</text:p>
          </table:table-cell>
        </table:table-row>
        <table:table-row table:style-name="Tabulka4.1">
          <table:table-cell table:style-name="Tabulka4.A2" office:value-type="string">
            <text:p text:style-name="Table_20_Contents"><text:span text:style-name="T9">Zabezpečení</text:span></text:p>
          </table:table-cell>
          <table:table-cell table:style-name="Tabulka4.B2" office:value-type="string">
            <text:p text:style-name="Table_20_Contents">Komerční certifikát PostSignum</text:p>
          </table:table-cell>
        </table:table-row>
        <table:table-row table:style-name="Tabulka4.1">
          <table:table-cell table:style-name="Tabulka4.A2" office:value-type="string">
            <text:p text:style-name="Table_20_Contents"><text:span text:style-name="T9">Endpoint</text:span></text:p>
          </table:table-cell>
          <table:table-cell table:style-name="Tabulka4.B2" office:value-type="string">
            <text:p text:style-name="Table_20_Contents"><text:a xlink:type="simple" xlink:href="https://b2b.postaonline.cz/services/POLServices/v1" text:style-name="ListLabel_20_75" text:visited-style-name="ListLabel_20_75"><text:span text:style-name="T13">https://b2b.postaonline.cz/services/POLService/v1</text:span></text:a></text:p>
          </table:table-cell>
        </table:table-row>
        <table:table-row table:style-name="Tabulka4.1">
          <table:table-cell table:style-name="Tabulka4.A2" office:value-type="string">
            <text:p text:style-name="Table_20_Contents"><text:span text:style-name="T9">XSD</text:span></text:p>
          </table:table-cell>
          <table:table-cell table:style-name="Tabulka4.B2" office:value-type="string">
            <text:p text:style-name="Table_20_Contents">B2BCommon-v1.1.xsd</text:p>
            <text:p text:style-name="Table_20_Contents">B2B-POLServices-vX.xsd (kde X je číslo verze)</text:p>
          </table:table-cell>
        </table:table-row>
        <table:table-row table:style-name="Tabulka4.1">
          <table:table-cell table:style-name="Tabulka4.A2" office:value-type="string">
            <text:p text:style-name="Table_20_Contents"><text:span text:style-name="T9">Operace</text:span></text:p>
          </table:table-cell>
          <table:table-cell table:style-name="Tabulka4.B2" office:value-type="string">
            <text:p text:style-name="Table_20_Contents"><text:span text:style-name="T9">sendParcels</text:span> – uloží data k zásilkám pro zpracování</text:p>
          </table:table-cell>
        </table:table-row>
        <table:table-row table:style-name="Tabulka4.1">
          <table:table-cell table:style-name="Tabulka4.A2" office:value-type="string">
            <text:p text:style-name="Table_20_Contents"><text:span text:style-name="T9">Operace</text:span></text:p>
          </table:table-cell>
          <table:table-cell table:style-name="Tabulka4.B2" office:value-type="string">
            <text:p text:style-name="Table_20_Contents"><text:span text:style-name="T9">getResultParcels</text:span> – vrací výsledky zpracování dat k podaným zásilkám</text:p>
          </table:table-cell>
        </table:table-row>
        <table:table-row table:style-name="Tabulka4.1">
          <table:table-cell table:style-name="Tabulka4.A2" office:value-type="string">
            <text:p text:style-name="Table_20_Contents"><text:span text:style-name="T9">Operace</text:span></text:p>
          </table:table-cell>
          <table:table-cell table:style-name="Tabulka4.B2" office:value-type="string">
            <text:p text:style-name="Table_20_Contents"><text:span text:style-name="T9">getStats</text:span> - vrátí statistické informace o podáních za období</text:p>
          </table:table-cell>
        </table:table-row>
        <table:table-row table:style-name="Tabulka4.1">
          <table:table-cell table:style-name="Tabulka4.A2" office:value-type="string">
            <text:p text:style-name="Table_20_Contents"><text:span text:style-name="T9">Operace</text:span></text:p>
          </table:table-cell>
          <table:table-cell table:style-name="Tabulka4.B2" office:value-type="string">
            <text:p text:style-name="Table_20_Contents"><text:span text:style-name="T9">getParcelState</text:span> – vrátí stavy zásilek</text:p>
          </table:table-cell>
        </table:table-row>
        <table:table-row table:style-name="Tabulka4.1">
          <table:table-cell table:style-name="Tabulka4.A2" office:value-type="string">
            <text:p text:style-name="Table_20_Contents"><text:span text:style-name="T9">Operace</text:span></text:p>
          </table:table-cell>
          <table:table-cell table:style-name="Tabulka4.B2" office:value-type="string">
            <text:p text:style-name="Table_20_Contents"><text:span text:style-name="T9">getParcelsPrinting</text:span> – vrácí adresní štítky </text:p>
          </table:table-cell>
        </table:table-row>
      </table:table>
      <text:p text:style-name="cp_5f_Normal_5f_2"/>
      <text:list xml:id="list102352625072915" text:continue-numbering="true" text:style-name="WWNum1">
        <text:list-item>
          <text:list>
            <text:list-item>
              <text:list>
                <text:list-item>
                  <text:h text:style-name="P16" text:outline-level="3"><text:bookmark-start text:name="__RefHeading__29054_527117222"/><text:bookmark-start text:name="_Toc496533160"/>Operace - sendParcels<text:bookmark-end text:name="__RefHeading__29054_527117222"/><text:bookmark-end text:name="_Toc496533160"/></text:h>
                </text:list-item>
              </text:list>
            </text:list-item>
          </text:list>
        </text:list-item>
      </text:list>
      <table:table table:name="Tabulka5" table:style-name="Tabulka5">
        <table:table-column table:style-name="Tabulka5.A"/>
        <table:table-column table:style-name="Tabulka5.B"/>
        <table:table-row table:style-name="Tabulka5.1">
          <table:table-cell table:style-name="Tabulka5.A1" office:value-type="string">
            <text:p text:style-name="Table_20_Contents"><text:span text:style-name="T9">Endpoint</text:span></text:p>
          </table:table-cell>
          <table:table-cell table:style-name="Tabulka5.B1" office:value-type="string">
            <text:p text:style-name="Table_20_Contents"><text:a xlink:type="simple" xlink:href="https://b2b.postaonline.cz/services/POLService/v1/sendParcels" text:style-name="ListLabel_20_75" text:visited-style-name="ListLabel_20_75"><text:span text:style-name="T13">https://b2b.postaonline.cz/services/POLServic</text:span></text:a><text:a xlink:type="simple" xlink:href="https://b2b.postaonline.cz/services/POLService/v1/sendParcels" text:style-name="ListLabel_20_75" text:visited-style-name="ListLabel_20_75"><text:span text:style-name="T13">e/v1/</text:span></text:a><text:a xlink:type="simple" xlink:href="https://b2b.postaonline.cz/services/POLService/v1/sendParcels" text:style-name="ListLabel_20_75" text:visited-style-name="ListLabel_20_75"><text:span text:style-name="T13">send</text:span></text:a><text:a xlink:type="simple" xlink:href="https://b2b.postaonline.cz/services/POLService/v1/sendParcels" text:style-name="ListLabel_20_75" text:visited-style-name="ListLabel_20_75"><text:span text:style-name="T13">Parcels</text:span></text:a></text:p>
          </table:table-cell>
        </table:table-row>
        <table:table-row table:style-name="Tabulka5.1">
          <table:table-cell table:style-name="Tabulka5.A2" office:value-type="string">
            <text:p text:style-name="Table_20_Contents"><text:span text:style-name="T9">Popis</text:span></text:p>
          </table:table-cell>
          <table:table-cell table:style-name="Tabulka5.B2" office:value-type="string">
            <text:p text:style-name="Table_20_Contents">Operace slouží k předání dat k zásilkám do dalšího zpracování . V případě, že zpracování proběhlo úspěšně, jsou data automaticky předána na podací poštu. (Takto přijatá data k zásilkám je možno zobrazit prostřednictvím web aplikace POL.) V případě, že při zpracování byla zaznamenána chyba v datech, není do dalšího zpracování přijata ani jedna zásilka.</text:p>
            <text:p text:style-name="Table_20_Contents">Výstupem této operace je element <text:span text:style-name="T9">b2bASyncResponse</text:span>, který obsahuje jednoznačné ID (<text:span text:style-name="T9">idTransaction</text:span>) potřebné pro zjištění výsledku zpracování operací <text:span text:style-name="T9">getResultParcels</text:span>.</text:p>
            <text:p text:style-name="Table_20_Contents"><text:span text:style-name="T14">Pozn. </text:span></text:p>
            <text:list xml:id="list2045166408" text:style-name="WWNum44">
              <text:list-item>
                <text:p text:style-name="P37"><text:span text:style-name="T14">V případě, že je podací místo identifikováno prostřednictvím locationNumber, není nutná identifikace odesílatele prostřednictvím </text:span><text:span text:style-name="T16">doParcelHeader.senderAddress </text:span></text:p>
              </text:list-item>
              <text:list-item>
                <text:p text:style-name="P37"><text:span text:style-name="T14">Do ukončení zpracování předaných dat vrací operace getResultParcels chybový kód </text:span><text:span text:style-name="T17">10 UNFINISHED_PROCESS <text:s/>- Zpracování není ještě ukončeno</text:span></text:p>
              </text:list-item>
            </text:list>
          </table:table-cell>
        </table:table-row>
        <table:table-row table:style-name="Tabulka5.1">
          <table:table-cell table:style-name="Tabulka5.A2" office:value-type="string">
            <text:p text:style-name="Table_20_Contents"><text:span text:style-name="T9">Typ</text:span></text:p>
          </table:table-cell>
          <table:table-cell table:style-name="Tabulka5.B2" office:value-type="string">
            <text:p text:style-name="Table_20_Contents">Asynchronní</text:p>
          </table:table-cell>
        </table:table-row>
        <table:table-row table:style-name="Tabulka5.1">
          <table:table-cell table:style-name="Tabulka5.A2" office:value-type="string">
            <text:p text:style-name="Table_20_Contents"><text:span text:style-name="T9">Vstupní objekt</text:span></text:p>
          </table:table-cell>
          <table:table-cell table:style-name="Tabulka5.B2" office:value-type="string">
            <text:p text:style-name="Standard_20__28_user_29_">Element <text:span text:style-name="T9">b2bRequest</text:span>:</text:p>
            <text:list xml:id="list4290748342" text:style-name="WWNum34">
              <text:list-item>
                <text:p text:style-name="P19">element <text:span text:style-name="T9">header</text:span> <text:s/>- data hlavičky požadavku</text:p>
              </text:list-item>
              <text:list-item>
                <text:p text:style-name="P19">element <text:span text:style-name="T9">serviceData</text:span> - vlastní data požadavku obsahující element <text:span text:style-name="T9">sendParcels</text:span></text:p>
              </text:list-item>
            </text:list>
            <text:p text:style-name="Standard_20__28_user_29_"/>
            <text:p text:style-name="Standard_20__28_user_29_">Popis elementu <text:span text:style-name="T9">b2bRequest</text:span> je uveden v příloze <text:span text:style-name="T15">„B2BCommon-v1.1.xsd“</text:span>.</text:p>
            <text:p text:style-name="Standard_20__28_user_29_">Popis elementu <text:span text:style-name="T9">sendParcels</text:span> je uveden v příloze <text:span text:style-name="T15">„B2B-POLServices-vX.xsd“</text:span>.</text:p>
          </table:table-cell>
        </table:table-row>
        <table:table-row table:style-name="Tabulka5.1">
          <table:table-cell table:style-name="Tabulka5.A2" office:value-type="string">
            <text:p text:style-name="Table_20_Contents"><text:span text:style-name="T9">Výstupní objekt</text:span></text:p>
          </table:table-cell>
          <table:table-cell table:style-name="Tabulka5.B2" office:value-type="string">
            <text:p text:style-name="Standard_20__28_user_29_">Element <text:span text:style-name="T9">b2bASyncResponse </text:span>nebo <text:span text:style-name="T9">B2BFaultMessage</text:span></text:p>
            <text:p text:style-name="Standard_20__28_user_29_">Popis uvedených elementů je uveden v příloze <text:span text:style-name="T15">„B2BCommon-v1.1.xsd“</text:span>.</text:p>
          </table:table-cell>
        </table:table-row>
        <text:soft-page-break/>
        <table:table-row table:style-name="Tabulka5.1">
          <table:table-cell table:style-name="Tabulka5.A2" office:value-type="string">
            <text:p text:style-name="Table_20_Contents"><text:span text:style-name="T9">Omezení</text:span></text:p>
          </table:table-cell>
          <table:table-cell table:style-name="Tabulka5.B2" office:value-type="string">
            <text:p text:style-name="Table_20_Contents">Velikost odesílaných dat maximálně 3MB, max. 15000 volání denně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list xml:id="list102352645769048" text:continue-list="list102352625072915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5620_1756983612"/><text:bookmark-start text:name="_Toc496533161"/>sendParcels - request<text:bookmark-end text:name="__RefHeading__15620_1756983612"/><text:bookmark-end text:name="_Toc496533161"/></text:h>
                    </text:list-item>
                  </text:list>
                </text:list-item>
              </text:list>
            </text:list-item>
          </text:list>
        </text:list-item>
      </text:list>
      <table:table table:name="Tabulka6" table:style-name="Tabulka6">
        <table:table-column table:style-name="Tabulka6.A"/>
        <table:table-column table:style-name="Tabulka6.B"/>
        <table:table-column table:style-name="Tabulka6.C"/>
        <table:table-column table:style-name="Tabulka6.D"/>
        <table:table-row table:style-name="Tabulka6.1">
          <table:table-cell table:style-name="Tabulka6.A1" office:value-type="string">
            <text:p text:style-name="Table_20_Contents"><text:span text:style-name="T9">Položka</text:span></text:p>
          </table:table-cell>
          <table:table-cell table:style-name="Tabulka6.A1" office:value-type="string">
            <text:p text:style-name="Table_20_Contents"><text:span text:style-name="T9">Datový typ</text:span></text:p>
          </table:table-cell>
          <table:table-cell table:style-name="Tabulka6.A1" office:value-type="string">
            <text:p text:style-name="Table_20_Contents"><text:span text:style-name="T9">Povinná</text:span></text:p>
          </table:table-cell>
          <table:table-cell table:style-name="Tabulka6.D1" office:value-type="string">
            <text:p text:style-name="Table_20_Contents"><text:span text:style-name="T9">Komentář</text:span>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Header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Data o odesílateli a podání</text:p>
          </table:table-cell>
        </table:table-row>
        <table:table-row table:style-name="Tabulka6.1">
          <table:table-cell table:style-name="Tabulka6.A2" office:value-type="string">
            <text:p text:style-name="Table_20_Contents">transmissionDat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Předpokládané datum podání</text:p>
          </table:table-cell>
        </table:table-row>
        <table:table-row table:style-name="Tabulka6.1">
          <table:table-cell table:style-name="Tabulka6.A2" office:value-type="string">
            <text:p text:style-name="Table_20_Contents">customerID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Technologické číslo podavatele</text:p>
          </table:table-cell>
        </table:table-row>
        <table:table-row table:style-name="Tabulka6.1">
          <table:table-cell table:style-name="Tabulka6.A2" office:value-type="string">
            <text:p text:style-name="Table_20_Contents">postCod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PSČ podací pošty</text:p>
          </table:table-cell>
        </table:table-row>
        <table:table-row table:style-name="Tabulka6.1">
          <table:table-cell table:style-name="Tabulka6.A2" office:value-type="string">
            <text:p text:style-name="Table_20_Contents">contract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zakázky</text:p>
          </table:table-cell>
        </table:table-row>
        <table:table-row table:style-name="Tabulka6.1">
          <table:table-cell table:style-name="Tabulka6.A2" office:value-type="string">
            <text:p text:style-name="Table_20_Contents">franking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výplatního stroje</text:p>
          </table:table-cell>
        </table:table-row>
        <table:table-row table:style-name="Tabulka6.1">
          <table:table-cell table:style-name="Tabulka6.A2" office:value-type="string">
            <text:p text:style-name="Table_20_Contents">transmissionEnd</text:p>
          </table:table-cell>
          <table:table-cell table:style-name="Tabulka6.A2" office:value-type="string">
            <text:p text:style-name="Table_20_Contents">Boolean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<text:span text:style-name="T18">Indikace, zda uzavřít podání:</text:span></text:p>
            <text:p text:style-name="P38"/>
            <text:list xml:id="list3644026392" text:style-name="WWNum45">
              <text:list-item>
                <text:p text:style-name="P39"><text:span text:style-name="T18">V případě, kdy není vůbec uvedeno, je podání pro všechna data předaná v rámci tohoto requestu automaticky uzavřeno</text:span></text:p>
              </text:list-item>
            </text:list>
            <text:p text:style-name="P38"/>
            <text:list xml:id="list102353533427233" text:continue-numbering="true" text:style-name="WWNum45">
              <text:list-item>
                <text:p text:style-name="P39"><text:span text:style-name="T18">0 </text:span><text:span text:style-name="T19">– data tohoto requestu jsou přijata, ale podání není uzavřeno (slouží pro průběžné zasílání dat jednotlivými requesty, které bude na závěr ukončeno předáním requestu s indikací o uzavření podání)</text:span></text:p>
              </text:list-item>
            </text:list>
            <text:p text:style-name="P38"/>
            <text:list xml:id="list102352498861311" text:continue-numbering="true" text:style-name="WWNum45">
              <text:list-item>
                <text:p text:style-name="P39"><text:span text:style-name="T18">1 </text:span><text:span text:style-name="T19">– data tohoto requestu jsou přijata a podání všech předchozích dat (zaslaných v rámci requestů s indikací transmissionEnd=0) je uzavřeno</text:span></text:p>
              </text:list-item>
            </text:list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Header.senderAddress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Adresa odesílatele</text:p>
          </table:table-cell>
        </table:table-row>
        <table:table-row table:style-name="Tabulka6.1">
          <table:table-cell table:style-name="Tabulka6.A2" office:value-type="string">
            <text:p text:style-name="Table_20_Contents">companyNam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Název odesílatele</text:p>
          </table:table-cell>
        </table:table-row>
        <table:table-row table:style-name="Tabulka6.1">
          <table:table-cell table:style-name="Tabulka6.A2" office:value-type="string">
            <text:p text:style-name="Table_20_Contents">aditionAddress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Doplňující informace k názvu podavatele</text:p>
          </table:table-cell>
        </table:table-row>
        <table:table-row table:style-name="Tabulka6.1">
          <table:table-cell table:style-name="Tabulka6.A2" office:value-type="string">
            <text:p text:style-name="Table_20_Contents">street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Ulice</text:p>
          </table:table-cell>
        </table:table-row>
        <table:table-row table:style-name="Tabulka6.1">
          <table:table-cell table:style-name="Tabulka6.A2" office:value-type="string">
            <text:p text:style-name="Table_20_Contents">hous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popisné</text:p>
          </table:table-cell>
        </table:table-row>
        <table:table-row table:style-name="Tabulka6.1">
          <table:table-cell table:style-name="Tabulka6.A2" office:value-type="string">
            <text:p text:style-name="Table_20_Contents">sequenc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orientační</text:p>
          </table:table-cell>
        </table:table-row>
        <table:table-row table:style-name="Tabulka6.1">
          <table:table-cell table:style-name="Tabulka6.A2" office:value-type="string">
            <text:p text:style-name="Table_20_Contents">partCit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ást obce</text:p>
          </table:table-cell>
        </table:table-row>
        <table:table-row table:style-name="Tabulka6.1">
          <table:table-cell table:style-name="Tabulka6.A2" office:value-type="string">
            <text:p text:style-name="Table_20_Contents">cit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Obec</text:p>
          </table:table-cell>
        </table:table-row>
        <table:table-row table:style-name="Tabulka6.1">
          <table:table-cell table:style-name="Tabulka6.A2" office:value-type="string">
            <text:p text:style-name="Table_20_Contents">zipCod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PSČ</text:p>
          </table:table-cell>
        </table:table-row>
        <text:soft-page-break/>
        <table:table-row table:style-name="Tabulka6.1">
          <table:table-cell table:style-name="Tabulka6.A2" office:value-type="string">
            <text:p text:style-name="Table_20_Contents">isoCountr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SO kód země, default CZ</text:p>
          </table:table-cell>
        </table:table-row>
        <table:table-row table:style-name="Tabulka6.1">
          <table:table-cell table:style-name="Tabulka6.A2" office:value-type="string">
            <text:p text:style-name="Table_20_Contents">subIsoCountr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SO kód území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Header.codAddress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Adresa adresáta dobírkové částky</text:p>
          </table:table-cell>
        </table:table-row>
        <table:table-row table:style-name="Tabulka6.1">
          <table:table-cell table:style-name="Tabulka6.A2" office:value-type="string">
            <text:p text:style-name="Table_20_Contents">companyNam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Název odesílatele</text:p>
          </table:table-cell>
        </table:table-row>
        <table:table-row table:style-name="Tabulka6.1">
          <table:table-cell table:style-name="Tabulka6.A2" office:value-type="string">
            <text:p text:style-name="Table_20_Contents">aditionAddress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Doplňující informace k názvu podavatele</text:p>
          </table:table-cell>
        </table:table-row>
        <table:table-row table:style-name="Tabulka6.1">
          <table:table-cell table:style-name="Tabulka6.A2" office:value-type="string">
            <text:p text:style-name="Table_20_Contents">street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Ulice</text:p>
          </table:table-cell>
        </table:table-row>
        <table:table-row table:style-name="Tabulka6.1">
          <table:table-cell table:style-name="Tabulka6.A2" office:value-type="string">
            <text:p text:style-name="Table_20_Contents">hous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popisné</text:p>
          </table:table-cell>
        </table:table-row>
        <table:table-row table:style-name="Tabulka6.1">
          <table:table-cell table:style-name="Tabulka6.A2" office:value-type="string">
            <text:p text:style-name="Table_20_Contents">sequenc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orientační</text:p>
          </table:table-cell>
        </table:table-row>
        <table:table-row table:style-name="Tabulka6.1">
          <table:table-cell table:style-name="Tabulka6.A2" office:value-type="string">
            <text:p text:style-name="Table_20_Contents">partCit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ást obce</text:p>
          </table:table-cell>
        </table:table-row>
        <table:table-row table:style-name="Tabulka6.1">
          <table:table-cell table:style-name="Tabulka6.A2" office:value-type="string">
            <text:p text:style-name="Table_20_Contents">cit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Obec</text:p>
          </table:table-cell>
        </table:table-row>
        <table:table-row table:style-name="Tabulka6.1">
          <table:table-cell table:style-name="Tabulka6.A2" office:value-type="string">
            <text:p text:style-name="Table_20_Contents">zipCod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PSČ</text:p>
          </table:table-cell>
        </table:table-row>
        <table:table-row table:style-name="Tabulka6.1">
          <table:table-cell table:style-name="Tabulka6.A2" office:value-type="string">
            <text:p text:style-name="Table_20_Contents">isoCountr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SO kód země, default CZ</text:p>
          </table:table-cell>
        </table:table-row>
        <table:table-row table:style-name="Tabulka6.1">
          <table:table-cell table:style-name="Tabulka6.A2" office:value-type="string">
            <text:p text:style-name="Table_20_Contents">subIsoCountr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SO kód území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Header.codBank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Bankovní spojení adresáta dobírkové částky</text:p>
          </table:table-cell>
        </table:table-row>
        <table:table-row table:style-name="Tabulka6.1">
          <table:table-cell table:style-name="Tabulka6.A2" office:value-type="string">
            <text:p text:style-name="Table_20_Contents">prefixAccount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ředčíslí k účtu</text:p>
          </table:table-cell>
        </table:table-row>
        <table:table-row table:style-name="Tabulka6.1">
          <table:table-cell table:style-name="Tabulka6.A2" office:value-type="string">
            <text:p text:style-name="Table_20_Contents">account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účtu</text:p>
          </table:table-cell>
        </table:table-row>
        <table:table-row table:style-name="Tabulka6.1">
          <table:table-cell table:style-name="Tabulka6.A2" office:value-type="string">
            <text:p text:style-name="Table_20_Contents">bank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Kód banky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Header.senderContacts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Kontakní údaje odesílatele</text:p>
          </table:table-cell>
        </table:table-row>
        <table:table-row table:style-name="Tabulka6.1">
          <table:table-cell table:style-name="Tabulka6.A2" office:value-type="string">
            <text:p text:style-name="Table_20_Contents">mobil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Mobil</text:p>
          </table:table-cell>
        </table:table-row>
        <table:table-row table:style-name="Tabulka6.1">
          <table:table-cell table:style-name="Tabulka6.A2" office:value-type="string">
            <text:p text:style-name="Table_20_Contents">phon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Telefon</text:p>
          </table:table-cell>
        </table:table-row>
        <table:table-row table:style-name="Tabulka6.1">
          <table:table-cell table:style-name="Tabulka6.A2" office:value-type="string">
            <text:p text:style-name="Table_20_Contents">emailAddress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Email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Header.senderContacts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/>
          </table:table-cell>
          <table:table-cell table:style-name="Tabulka6.D2" office:value-type="string">
            <text:p text:style-name="Table_20_Contents">Konec elementu</text:p>
          </table:table-cell>
        </table:table-row>
        <table:table-row table:style-name="Tabulka6.1">
          <table:table-cell table:style-name="Tabulka6.A2" office:value-type="string">
            <text:p text:style-name="Table_20_Contents">senderCustCardNum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zákaznické karty odesílatele</text:p>
          </table:table-cell>
        </table:table-row>
        <table:table-row table:style-name="Tabulka6.1">
          <table:table-cell table:style-name="Tabulka6.A2" office:value-type="string">
            <text:p text:style-name="Table_20_Contents">locationNumber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podacího místa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Data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Data zásilek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Data.doParcelParams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Parametry zásilky</text:p>
          </table:table-cell>
        </table:table-row>
        <table:table-row table:style-name="Tabulka6.1">
          <table:table-cell table:style-name="Tabulka6.A2" office:value-type="string">
            <text:p text:style-name="Table_20_Contents">recordID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Unikátní ID záznamu</text:p>
          </table:table-cell>
        </table:table-row>
        <table:table-row table:style-name="Tabulka6.1">
          <table:table-cell table:style-name="Tabulka6.A2" office:value-type="string">
            <text:p text:style-name="Table_20_Contents">parcelCod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D zásilky</text:p>
          </table:table-cell>
        </table:table-row>
        <table:table-row table:style-name="Tabulka6.1">
          <table:table-cell table:style-name="Tabulka6.A2" office:value-type="string">
            <text:p text:style-name="Table_20_Contents">prefixParcelCod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Typ zásilky (prefix)</text:p>
          </table:table-cell>
        </table:table-row>
        <table:table-row table:style-name="Tabulka6.1">
          <table:table-cell table:style-name="Tabulka6.A2" office:value-type="string">
            <text:p text:style-name="Table_20_Contents">weight</text:p>
          </table:table-cell>
          <table:table-cell table:style-name="Tabulka6.A2" office:value-type="string">
            <text:p text:style-name="Table_20_Contents">Decimal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Hmotnost</text:p>
          </table:table-cell>
        </table:table-row>
        <table:table-row table:style-name="Tabulka6.1">
          <table:table-cell table:style-name="Tabulka6.A2" office:value-type="string">
            <text:p text:style-name="Table_20_Contents">insuredValue</text:p>
          </table:table-cell>
          <table:table-cell table:style-name="Tabulka6.A2" office:value-type="string">
            <text:p text:style-name="Table_20_Contents">Decimal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Udaná cena</text:p>
          </table:table-cell>
        </table:table-row>
        <table:table-row table:style-name="Tabulka6.1">
          <table:table-cell table:style-name="Tabulka6.A2" office:value-type="string">
            <text:p text:style-name="Table_20_Contents">amount</text:p>
          </table:table-cell>
          <table:table-cell table:style-name="Tabulka6.A2" office:value-type="string">
            <text:p text:style-name="Table_20_Contents">Decimal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Dobírka</text:p>
          </table:table-cell>
        </table:table-row>
        <table:table-row table:style-name="Tabulka6.1">
          <table:table-cell table:style-name="Tabulka6.A2" office:value-type="string">
            <text:p text:style-name="Table_20_Contents">currenc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SO kód měny dobírky, defaul CZK</text:p>
          </table:table-cell>
        </table:table-row>
        <table:table-row table:style-name="Tabulka6.1">
          <table:table-cell table:style-name="Tabulka6.A2" office:value-type="string">
            <text:p text:style-name="Table_20_Contents">vsVoucher</text:p>
          </table:table-cell>
          <table:table-cell table:style-name="Tabulka6.A2" office:value-type="string">
            <text:p text:style-name="Table_20_Contents">Decimal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Variabilní symbol - poukázka</text:p>
          </table:table-cell>
        </table:table-row>
        <table:table-row table:style-name="Tabulka6.1">
          <table:table-cell table:style-name="Tabulka6.A2" office:value-type="string">
            <text:p text:style-name="Table_20_Contents">vsParcel</text:p>
          </table:table-cell>
          <table:table-cell table:style-name="Tabulka6.A2" office:value-type="string">
            <text:p text:style-name="Table_20_Contents">Decimal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Variabilní symbol - zásilka</text:p>
          </table:table-cell>
        </table:table-row>
        <text:soft-page-break/>
        <table:table-row table:style-name="Tabulka6.1">
          <table:table-cell table:style-name="Tabulka6.A2" office:value-type="string">
            <text:p text:style-name="Table_20_Contents">sequenceParcel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ořadí v rámci vícekusové zásilky</text:p>
          </table:table-cell>
        </table:table-row>
        <table:table-row table:style-name="Tabulka6.1">
          <table:table-cell table:style-name="Tabulka6.A2" office:value-type="string">
            <text:p text:style-name="Table_20_Contents">quantityParcel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Celkový počet zásilkek vícekusové zásilky</text:p>
          </table:table-cell>
        </table:table-row>
        <table:table-row table:style-name="Tabulka6.1">
          <table:table-cell table:style-name="Tabulka6.A2" office:value-type="string">
            <text:p text:style-name="Table_20_Contents">not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oznámka</text:p>
          </table:table-cell>
        </table:table-row>
        <table:table-row table:style-name="Tabulka6.1">
          <table:table-cell table:style-name="Tabulka6.A2" office:value-type="string">
            <text:p text:style-name="Table_20_Contents">notePrint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oznámka pro tisk</text:p>
          </table:table-cell>
        </table:table-row>
        <table:table-row table:style-name="Tabulka6.1">
          <table:table-cell table:style-name="Tabulka6.A2" office:value-type="string">
            <text:p text:style-name="Table_20_Contents">length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Délka</text:p>
          </table:table-cell>
        </table:table-row>
        <table:table-row table:style-name="Tabulka6.1">
          <table:table-cell table:style-name="Tabulka6.A2" office:value-type="string">
            <text:p text:style-name="Table_20_Contents">width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Šířka</text:p>
          </table:table-cell>
        </table:table-row>
        <table:table-row table:style-name="Tabulka6.1">
          <table:table-cell table:style-name="Tabulka6.A2" office:value-type="string">
            <text:p text:style-name="Table_20_Contents">height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Výška</text:p>
          </table:table-cell>
        </table:table-row>
        <table:table-row table:style-name="Tabulka6.1">
          <table:table-cell table:style-name="Tabulka6.A2" office:value-type="string">
            <text:p text:style-name="Table_20_Contents">mrn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Kód MRN</text:p>
          </table:table-cell>
        </table:table-row>
        <table:table-row table:style-name="Tabulka6.1">
          <table:table-cell table:style-name="Tabulka6.A2" office:value-type="string">
            <text:p text:style-name="Table_20_Contents">referenc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jednací</text:p>
          </table:table-cell>
        </table:table-row>
        <table:table-row table:style-name="Tabulka6.1">
          <table:table-cell table:style-name="Tabulka6.A2" office:value-type="string">
            <text:p text:style-name="Table_20_Contents">pallets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očet palet</text:p>
          </table:table-cell>
        </table:table-row>
        <table:table-row table:style-name="Tabulka6.1">
          <table:table-cell table:style-name="Tabulka6.A2" office:value-type="string">
            <text:p text:style-name="Table_20_Contents">specSym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Specifický symbol</text:p>
          </table:table-cell>
        </table:table-row>
        <table:table-row table:style-name="Tabulka6.1">
          <table:table-cell table:style-name="Tabulka6.A2" office:value-type="string">
            <text:p text:style-name="Table_20_Contents">note2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oznámka 2</text:p>
          </table:table-cell>
        </table:table-row>
        <table:table-row table:style-name="Tabulka6.1">
          <table:table-cell table:style-name="Tabulka6.A2" office:value-type="string">
            <text:p text:style-name="Table_20_Contents">numSign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očet dokumentů</text:p>
          </table:table-cell>
        </table:table-row>
        <table:table-row table:style-name="Tabulka6.1">
          <table:table-cell table:style-name="Tabulka6.A2" office:value-type="string">
            <text:p text:style-name="Table_20_Contents">scor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Nápočet ceny služby</text:p>
          </table:table-cell>
        </table:table-row>
        <table:table-row table:style-name="Tabulka6.1">
          <table:table-cell table:style-name="Tabulka6.A2" office:value-type="string">
            <text:p text:style-name="Table_20_Contents">orderNumberZPRO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objednávky ZPRO</text:p>
          </table:table-cell>
        </table:table-row>
        <table:table-row table:style-name="Tabulka6.1">
          <table:table-cell table:style-name="Tabulka6.A2" office:value-type="string">
            <text:p text:style-name="Table_20_Contents">returnNumDays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očet dní pro vrácení zásilky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Data.doParcelServices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ožadované doplňkové služby</text:p>
          </table:table-cell>
        </table:table-row>
        <table:table-row table:style-name="Tabulka6.1">
          <table:table-cell table:style-name="Tabulka6.A2" office:value-type="string">
            <text:p text:style-name="Table_20_Contents">servic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Požadovaná doplňková služba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Data.doParcelAddress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Adresát zásilky</text:p>
          </table:table-cell>
        </table:table-row>
        <table:table-row table:style-name="Tabulka6.1">
          <table:table-cell table:style-name="Tabulka6.A2" office:value-type="string">
            <text:p text:style-name="Table_20_Contents">recordID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nterní označení adresáta</text:p>
          </table:table-cell>
        </table:table-row>
        <table:table-row table:style-name="Tabulka6.1">
          <table:table-cell table:style-name="Tabulka6.A2" office:value-type="string">
            <text:p text:style-name="Table_20_Contents">firstNam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Jméno</text:p>
          </table:table-cell>
        </table:table-row>
        <table:table-row table:style-name="Tabulka6.1">
          <table:table-cell table:style-name="Tabulka6.A2" office:value-type="string">
            <text:p text:style-name="Table_20_Contents">surnam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říjmení</text:p>
          </table:table-cell>
        </table:table-row>
        <table:table-row table:style-name="Tabulka6.1">
          <table:table-cell table:style-name="Tabulka6.A2" office:value-type="string">
            <text:p text:style-name="Table_20_Contents">companyNam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Název společnosti</text:p>
          </table:table-cell>
        </table:table-row>
        <table:table-row table:style-name="Tabulka6.1">
          <table:table-cell table:style-name="Tabulka6.A2" office:value-type="string">
            <text:p text:style-name="Table_20_Contents">aditionAddress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Doplňující informace k názvu adresáta</text:p>
          </table:table-cell>
        </table:table-row>
        <table:table-row table:style-name="Tabulka6.1">
          <table:table-cell table:style-name="Tabulka6.A2" office:value-type="string">
            <text:p text:style-name="Table_20_Contents">subject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Typ adresáta</text:p>
          </table:table-cell>
        </table:table-row>
        <table:table-row table:style-name="Tabulka6.1">
          <table:table-cell table:style-name="Tabulka6.A2" office:value-type="string">
            <text:p text:style-name="Table_20_Contents">ic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ČO</text:p>
          </table:table-cell>
        </table:table-row>
        <table:table-row table:style-name="Tabulka6.1">
          <table:table-cell table:style-name="Tabulka6.A2" office:value-type="string">
            <text:p text:style-name="Table_20_Contents">dic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DIČ</text:p>
          </table:table-cell>
        </table:table-row>
        <table:table-row table:style-name="Tabulka6.1">
          <table:table-cell table:style-name="Tabulka6.A2" office:value-type="string">
            <text:p text:style-name="Table_20_Contents">specification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Specifikace např. Datum narození</text:p>
          </table:table-cell>
        </table:table-row>
        <table:table-row table:style-name="Tabulka6.1">
          <table:table-cell table:style-name="Tabulka6.A2" office:value-type="string">
            <text:p text:style-name="Table_20_Contents">street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Ulice</text:p>
          </table:table-cell>
        </table:table-row>
        <table:table-row table:style-name="Tabulka6.1">
          <table:table-cell table:style-name="Tabulka6.A2" office:value-type="string">
            <text:p text:style-name="Table_20_Contents">hous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popisné</text:p>
          </table:table-cell>
        </table:table-row>
        <table:table-row table:style-name="Tabulka6.1">
          <table:table-cell table:style-name="Tabulka6.A2" office:value-type="string">
            <text:p text:style-name="Table_20_Contents">sequenc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orientační</text:p>
          </table:table-cell>
        </table:table-row>
        <table:table-row table:style-name="Tabulka6.1">
          <table:table-cell table:style-name="Tabulka6.A2" office:value-type="string">
            <text:p text:style-name="Table_20_Contents">partCit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ást obce</text:p>
          </table:table-cell>
        </table:table-row>
        <table:table-row table:style-name="Tabulka6.1">
          <table:table-cell table:style-name="Tabulka6.A2" office:value-type="string">
            <text:p text:style-name="Table_20_Contents">cit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Obec</text:p>
          </table:table-cell>
        </table:table-row>
        <table:table-row table:style-name="Tabulka6.1">
          <table:table-cell table:style-name="Tabulka6.A2" office:value-type="string">
            <text:p text:style-name="Table_20_Contents">zipCod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SČ</text:p>
          </table:table-cell>
        </table:table-row>
        <table:table-row table:style-name="Tabulka6.1">
          <table:table-cell table:style-name="Tabulka6.A2" office:value-type="string">
            <text:p text:style-name="Table_20_Contents">isoCountr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SO kód země</text:p>
          </table:table-cell>
        </table:table-row>
        <text:soft-page-break/>
        <table:table-row table:style-name="Tabulka6.1">
          <table:table-cell table:style-name="Tabulka6.A2" office:value-type="string">
            <text:p text:style-name="Table_20_Contents">subIsoCountr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SO kód území</text:p>
          </table:table-cell>
        </table:table-row>
        <table:table-row table:style-name="Tabulka6.1">
          <table:table-cell table:style-name="Tabulka6.A2" office:value-type="string">
            <text:p text:style-name="Table_20_Contents">bank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Kód banky</text:p>
          </table:table-cell>
        </table:table-row>
        <table:table-row table:style-name="Tabulka6.1">
          <table:table-cell table:style-name="Tabulka6.A2" office:value-type="string">
            <text:p text:style-name="Table_20_Contents">prefixAccount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refix účtu</text:p>
          </table:table-cell>
        </table:table-row>
        <table:table-row table:style-name="Tabulka6.1">
          <table:table-cell table:style-name="Tabulka6.A2" office:value-type="string">
            <text:p text:style-name="Table_20_Contents">account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Účet</text:p>
          </table:table-cell>
        </table:table-row>
        <table:table-row table:style-name="Tabulka6.1">
          <table:table-cell table:style-name="Tabulka6.A2" office:value-type="string">
            <text:p text:style-name="Table_20_Contents">mobil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Mobil</text:p>
          </table:table-cell>
        </table:table-row>
        <table:table-row table:style-name="Tabulka6.1">
          <table:table-cell table:style-name="Tabulka6.A2" office:value-type="string">
            <text:p text:style-name="Table_20_Contents">phon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Telefon</text:p>
          </table:table-cell>
        </table:table-row>
        <table:table-row table:style-name="Tabulka6.1">
          <table:table-cell table:style-name="Tabulka6.A2" office:value-type="string">
            <text:p text:style-name="Table_20_Contents">emailAddress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Email</text:p>
          </table:table-cell>
        </table:table-row>
        <table:table-row table:style-name="Tabulka6.1">
          <table:table-cell table:style-name="Tabulka6.A2" office:value-type="string">
            <text:p text:style-name="Table_20_Contents">custCardNum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zákaznické karty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1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nformace č. 1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2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nformace č. 2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3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Standard">Informace č. 3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4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Standard">Informace č. 4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5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Standard">Informace č. 5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6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Standard">Informace č. 6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Not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oznámka k dodejce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Data.doParcelAddressDocument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Adresát dokumentů</text:p>
          </table:table-cell>
        </table:table-row>
        <table:table-row table:style-name="Tabulka6.1">
          <table:table-cell table:style-name="Tabulka6.A2" office:value-type="string">
            <text:p text:style-name="Table_20_Contents">recordID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nterní označení adresáta</text:p>
          </table:table-cell>
        </table:table-row>
        <table:table-row table:style-name="Tabulka6.1">
          <table:table-cell table:style-name="Tabulka6.A2" office:value-type="string">
            <text:p text:style-name="Table_20_Contents">firstNam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Jméno</text:p>
          </table:table-cell>
        </table:table-row>
        <table:table-row table:style-name="Tabulka6.1">
          <table:table-cell table:style-name="Tabulka6.A2" office:value-type="string">
            <text:p text:style-name="Table_20_Contents">surnam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říjmení</text:p>
          </table:table-cell>
        </table:table-row>
        <table:table-row table:style-name="Tabulka6.1">
          <table:table-cell table:style-name="Tabulka6.A2" office:value-type="string">
            <text:p text:style-name="Table_20_Contents">companyNam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Název společnosti</text:p>
          </table:table-cell>
        </table:table-row>
        <table:table-row table:style-name="Tabulka6.1">
          <table:table-cell table:style-name="Tabulka6.A2" office:value-type="string">
            <text:p text:style-name="Table_20_Contents">aditionAddress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Doplňující informace k názvu adresáta</text:p>
          </table:table-cell>
        </table:table-row>
        <table:table-row table:style-name="Tabulka6.1">
          <table:table-cell table:style-name="Tabulka6.A2" office:value-type="string">
            <text:p text:style-name="Table_20_Contents">subject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Typ adresáta</text:p>
          </table:table-cell>
        </table:table-row>
        <table:table-row table:style-name="Tabulka6.1">
          <table:table-cell table:style-name="Tabulka6.A2" office:value-type="string">
            <text:p text:style-name="Table_20_Contents">ic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ČO</text:p>
          </table:table-cell>
        </table:table-row>
        <table:table-row table:style-name="Tabulka6.1">
          <table:table-cell table:style-name="Tabulka6.A2" office:value-type="string">
            <text:p text:style-name="Table_20_Contents">dic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DIČ</text:p>
          </table:table-cell>
        </table:table-row>
        <table:table-row table:style-name="Tabulka6.1">
          <table:table-cell table:style-name="Tabulka6.A2" office:value-type="string">
            <text:p text:style-name="Table_20_Contents">specification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Specifikace např. Datum narození</text:p>
          </table:table-cell>
        </table:table-row>
        <table:table-row table:style-name="Tabulka6.1">
          <table:table-cell table:style-name="Tabulka6.A2" office:value-type="string">
            <text:p text:style-name="Table_20_Contents">street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Ulice</text:p>
          </table:table-cell>
        </table:table-row>
        <table:table-row table:style-name="Tabulka6.1">
          <table:table-cell table:style-name="Tabulka6.A2" office:value-type="string">
            <text:p text:style-name="Table_20_Contents">hous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popisné</text:p>
          </table:table-cell>
        </table:table-row>
        <table:table-row table:style-name="Tabulka6.1">
          <table:table-cell table:style-name="Tabulka6.A2" office:value-type="string">
            <text:p text:style-name="Table_20_Contents">sequenc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orientační</text:p>
          </table:table-cell>
        </table:table-row>
        <table:table-row table:style-name="Tabulka6.1">
          <table:table-cell table:style-name="Tabulka6.A2" office:value-type="string">
            <text:p text:style-name="Table_20_Contents">partCit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ást obce</text:p>
          </table:table-cell>
        </table:table-row>
        <table:table-row table:style-name="Tabulka6.1">
          <table:table-cell table:style-name="Tabulka6.A2" office:value-type="string">
            <text:p text:style-name="Table_20_Contents">cit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Obec</text:p>
          </table:table-cell>
        </table:table-row>
        <table:table-row table:style-name="Tabulka6.1">
          <table:table-cell table:style-name="Tabulka6.A2" office:value-type="string">
            <text:p text:style-name="Table_20_Contents">zipCod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SČ</text:p>
          </table:table-cell>
        </table:table-row>
        <table:table-row table:style-name="Tabulka6.1">
          <table:table-cell table:style-name="Tabulka6.A2" office:value-type="string">
            <text:p text:style-name="Table_20_Contents">isoCountr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SO kód země</text:p>
          </table:table-cell>
        </table:table-row>
        <table:table-row table:style-name="Tabulka6.1">
          <table:table-cell table:style-name="Tabulka6.A2" office:value-type="string">
            <text:p text:style-name="Table_20_Contents">subIsoCountr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SO kód území</text:p>
          </table:table-cell>
        </table:table-row>
        <table:table-row table:style-name="Tabulka6.1">
          <table:table-cell table:style-name="Tabulka6.A2" office:value-type="string">
            <text:p text:style-name="Table_20_Contents">bank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Kód banky</text:p>
          </table:table-cell>
        </table:table-row>
        <text:soft-page-break/>
        <table:table-row table:style-name="Tabulka6.1">
          <table:table-cell table:style-name="Tabulka6.A2" office:value-type="string">
            <text:p text:style-name="Table_20_Contents">prefixAccount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refix účtu</text:p>
          </table:table-cell>
        </table:table-row>
        <table:table-row table:style-name="Tabulka6.1">
          <table:table-cell table:style-name="Tabulka6.A2" office:value-type="string">
            <text:p text:style-name="Table_20_Contents">account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Účet</text:p>
          </table:table-cell>
        </table:table-row>
        <table:table-row table:style-name="Tabulka6.1">
          <table:table-cell table:style-name="Tabulka6.A2" office:value-type="string">
            <text:p text:style-name="Table_20_Contents">mobil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Mobil</text:p>
          </table:table-cell>
        </table:table-row>
        <table:table-row table:style-name="Tabulka6.1">
          <table:table-cell table:style-name="Tabulka6.A2" office:value-type="string">
            <text:p text:style-name="Table_20_Contents">phoneNumbe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Telefon</text:p>
          </table:table-cell>
        </table:table-row>
        <table:table-row table:style-name="Tabulka6.1">
          <table:table-cell table:style-name="Tabulka6.A2" office:value-type="string">
            <text:p text:style-name="Table_20_Contents">emailAddress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Email</text:p>
          </table:table-cell>
        </table:table-row>
        <table:table-row table:style-name="Tabulka6.1">
          <table:table-cell table:style-name="Tabulka6.A2" office:value-type="string">
            <text:p text:style-name="Table_20_Contents">custCardNum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Číslo zákaznické karty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1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nformace č. 1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2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Informace č. 2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3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Standard">Informace č. 3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4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Standard">Informace č. 4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5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Standard">Informace č. 5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Information6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Standard">Informace č. 6 k dodejce</text:p>
          </table:table-cell>
        </table:table-row>
        <table:table-row table:style-name="Tabulka6.1">
          <table:table-cell table:style-name="Tabulka6.A2" office:value-type="string">
            <text:p text:style-name="Table_20_Contents">adviceNot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oznámka k dodejce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Data.doParcelCustomsDeclaration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Data celní prohlášky</text:p>
          </table:table-cell>
        </table:table-row>
        <table:table-row table:style-name="Tabulka6.1">
          <table:table-cell table:style-name="Tabulka6.A2" office:value-type="string">
            <text:p text:style-name="Table_20_Contents">categor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Kategorie zásilky</text:p>
          </table:table-cell>
        </table:table-row>
        <table:table-row table:style-name="Tabulka6.1">
          <table:table-cell table:style-name="Tabulka6.A2" office:value-type="string">
            <text:p text:style-name="Table_20_Contents">not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N</text:p>
          </table:table-cell>
          <table:table-cell table:style-name="Tabulka6.D2" office:value-type="string">
            <text:p text:style-name="Table_20_Contents">Poznámka</text:p>
          </table:table-cell>
        </table:table-row>
        <table:table-row table:style-name="Tabulka6.1">
          <table:table-cell table:style-name="Tabulka6.A2" office:value-type="string">
            <text:p text:style-name="Table_20_Contents">customValCur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ISO kód měny celní hodnoty</text:p>
          </table:table-cell>
        </table:table-row>
        <table:table-row table:style-name="Tabulka6.1">
          <table:table-cell table:style-name="Tabulka6.A2" office:value-type="string">
            <text:p text:style-name="Table_20_Contents"><text:span text:style-name="T9">doParcelData.doParcelCustomsDeclaration.doParcelCustomsGoods</text:span></text:p>
          </table:table-cell>
          <table:table-cell table:style-name="Tabulka6.A2" office:value-type="string">
            <text:p text:style-name="Table_20_Contents"/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Popis obsahu zásilky</text:p>
          </table:table-cell>
        </table:table-row>
        <table:table-row table:style-name="Tabulka6.1">
          <table:table-cell table:style-name="Tabulka6.A2" office:value-type="string">
            <text:p text:style-name="Table_20_Contents">sequence</text:p>
          </table:table-cell>
          <table:table-cell table:style-name="Tabulka6.A2" office:value-type="string">
            <text:p text:style-name="Table_20_Contents">Integer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Pořadí</text:p>
          </table:table-cell>
        </table:table-row>
        <table:table-row table:style-name="Tabulka6.1">
          <table:table-cell table:style-name="Tabulka6.A2" office:value-type="string">
            <text:p text:style-name="Table_20_Contents">customCont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Popis zboží</text:p>
          </table:table-cell>
        </table:table-row>
        <table:table-row table:style-name="Tabulka6.1">
          <table:table-cell table:style-name="Tabulka6.A2" office:value-type="string">
            <text:p text:style-name="Table_20_Contents">quantity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Množství</text:p>
          </table:table-cell>
        </table:table-row>
        <table:table-row table:style-name="Tabulka6.1">
          <table:table-cell table:style-name="Tabulka6.A2" office:value-type="string">
            <text:p text:style-name="Table_20_Contents">weight</text:p>
          </table:table-cell>
          <table:table-cell table:style-name="Tabulka6.A2" office:value-type="string">
            <text:p text:style-name="Table_20_Contents">Decimal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Hmotnost</text:p>
          </table:table-cell>
        </table:table-row>
        <table:table-row table:style-name="Tabulka6.1">
          <table:table-cell table:style-name="Tabulka6.A2" office:value-type="string">
            <text:p text:style-name="Table_20_Contents">customVal</text:p>
          </table:table-cell>
          <table:table-cell table:style-name="Tabulka6.A2" office:value-type="string">
            <text:p text:style-name="Table_20_Contents">Decimal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Celní hodnota</text:p>
          </table:table-cell>
        </table:table-row>
        <table:table-row table:style-name="Tabulka6.1">
          <table:table-cell table:style-name="Tabulka6.A2" office:value-type="string">
            <text:p text:style-name="Table_20_Contents">hsCode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HS kód</text:p>
          </table:table-cell>
        </table:table-row>
        <table:table-row table:style-name="Tabulka6.1">
          <table:table-cell table:style-name="Tabulka6.A2" office:value-type="string">
            <text:p text:style-name="Table_20_Contents">iso</text:p>
          </table:table-cell>
          <table:table-cell table:style-name="Tabulka6.A2" office:value-type="string">
            <text:p text:style-name="Table_20_Contents">String</text:p>
          </table:table-cell>
          <table:table-cell table:style-name="Tabulka6.A2" office:value-type="string">
            <text:p text:style-name="Table_20_Contents">A</text:p>
          </table:table-cell>
          <table:table-cell table:style-name="Tabulka6.D2" office:value-type="string">
            <text:p text:style-name="Table_20_Contents">Země původu zboží</text:p>
          </table:table-cell>
        </table:table-row>
      </table:table>
      <text:p text:style-name="Standard_20__28_user_29_"/>
      <text:list xml:id="list102353792401118" text:continue-list="list102352645769048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5622_1756983612"/><text:bookmark-start text:name="_Toc496533162"/>Počet opakování objektů<text:bookmark-end text:name="__RefHeading__15622_1756983612"/><text:bookmark-end text:name="_Toc496533162"/></text:h>
                    </text:list-item>
                  </text:list>
                </text:list-item>
              </text:list>
            </text:list-item>
          </text:list>
        </text:list-item>
      </text:list>
      <table:table table:name="Tabulka7" table:style-name="Tabulka7">
        <table:table-column table:style-name="Tabulka7.A"/>
        <table:table-column table:style-name="Tabulka7.B"/>
        <table:table-row table:style-name="Tabulka7.1">
          <table:table-cell table:style-name="Tabulka7.A1" office:value-type="string">
            <text:p text:style-name="Standard_20__28_user_29_">Položka</text:p>
          </table:table-cell>
          <table:table-cell table:style-name="Tabulka7.A1" office:value-type="string">
            <text:p text:style-name="Standard_20__28_user_29_">Počet opakování</text:p>
          </table:table-cell>
        </table:table-row>
        <table:table-row table:style-name="Tabulka7.1">
          <table:table-cell table:style-name="Tabulka7.A1" office:value-type="string">
            <text:p text:style-name="Table_20_Contents"><text:span text:style-name="T9">doParcelHeader</text:span></text:p>
          </table:table-cell>
          <table:table-cell table:style-name="Tabulka7.A1" office:value-type="string">
            <text:p text:style-name="Standard_20__28_user_29_"><text:span text:style-name="T14">1</text:span> záznam</text:p>
          </table:table-cell>
        </table:table-row>
        <table:table-row table:style-name="Tabulka7.1">
          <table:table-cell table:style-name="Tabulka7.A1" office:value-type="string">
            <text:p text:style-name="Table_20_Contents"><text:span text:style-name="T9">senderAddress</text:span></text:p>
          </table:table-cell>
          <table:table-cell table:style-name="Tabulka7.A1" office:value-type="string">
            <text:p text:style-name="Standard_20__28_user_29_"><text:span text:style-name="T14">0,1</text:span> záznam</text:p>
          </table:table-cell>
        </table:table-row>
        <table:table-row table:style-name="Tabulka7.1">
          <table:table-cell table:style-name="Tabulka7.A4" office:value-type="string">
            <text:p text:style-name="Table_20_Contents"><text:span text:style-name="T9">codAddress</text:span></text:p>
          </table:table-cell>
          <table:table-cell table:style-name="Tabulka7.A4" office:value-type="string">
            <text:p text:style-name="Standard_20__28_user_29_"><text:span text:style-name="T14">0,1</text:span> záznamů</text:p>
          </table:table-cell>
        </table:table-row>
        <table:table-row table:style-name="Tabulka7.1">
          <table:table-cell table:style-name="Tabulka7.A4" office:value-type="string">
            <text:p text:style-name="Table_20_Contents"><text:span text:style-name="T9">codBank</text:span></text:p>
          </table:table-cell>
          <table:table-cell table:style-name="Tabulka7.A4" office:value-type="string">
            <text:p text:style-name="Standard_20__28_user_29_"><text:span text:style-name="T14">0,1</text:span> záznamů</text:p>
          </table:table-cell>
        </table:table-row>
        <table:table-row table:style-name="Tabulka7.1">
          <table:table-cell table:style-name="Tabulka7.A4" office:value-type="string">
            <text:p text:style-name="Table_20_Contents"><text:span text:style-name="T9">senderContacts</text:span></text:p>
          </table:table-cell>
          <table:table-cell table:style-name="Tabulka7.A4" office:value-type="string">
            <text:p text:style-name="Standard_20__28_user_29_"><text:span text:style-name="T14">0,1</text:span> záznamů</text:p>
          </table:table-cell>
        </table:table-row>
        <table:table-row table:style-name="Tabulka7.1">
          <table:table-cell table:style-name="Tabulka7.A4" office:value-type="string">
            <text:p text:style-name="Table_20_Contents"><text:span text:style-name="T9">doParcelData</text:span></text:p>
          </table:table-cell>
          <table:table-cell table:style-name="Tabulka7.A4" office:value-type="string">
            <text:p text:style-name="Standard_20__28_user_29_"><text:span text:style-name="T14">1,1000</text:span> záznamů</text:p>
          </table:table-cell>
        </table:table-row>
        <table:table-row table:style-name="Tabulka7.1">
          <table:table-cell table:style-name="Tabulka7.A4" office:value-type="string">
            <text:p text:style-name="Table_20_Contents"><text:span text:style-name="T9">doParcelParams</text:span></text:p>
          </table:table-cell>
          <table:table-cell table:style-name="Tabulka7.A4" office:value-type="string">
            <text:p text:style-name="Standard_20__28_user_29_"><text:span text:style-name="T14">1</text:span> záznam</text:p>
          </table:table-cell>
        </table:table-row>
        <table:table-row table:style-name="Tabulka7.1">
          <table:table-cell table:style-name="Tabulka7.A4" office:value-type="string">
            <text:p text:style-name="Table_20_Contents"><text:span text:style-name="T9">doParcelServices</text:span></text:p>
          </table:table-cell>
          <table:table-cell table:style-name="Tabulka7.A4" office:value-type="string">
            <text:p text:style-name="Standard_20__28_user_29_"><text:span text:style-name="T14">0,n</text:span> záznamů</text:p>
          </table:table-cell>
        </table:table-row>
        <text:soft-page-break/>
        <table:table-row table:style-name="Tabulka7.1">
          <table:table-cell table:style-name="Tabulka7.A4" office:value-type="string">
            <text:p text:style-name="Table_20_Contents"><text:span text:style-name="T9">doParcelAddress</text:span></text:p>
          </table:table-cell>
          <table:table-cell table:style-name="Tabulka7.A4" office:value-type="string">
            <text:p text:style-name="Standard_20__28_user_29_"><text:span text:style-name="T14">1</text:span> záznam</text:p>
          </table:table-cell>
        </table:table-row>
        <table:table-row table:style-name="Tabulka7.1">
          <table:table-cell table:style-name="Tabulka7.A4" office:value-type="string">
            <text:p text:style-name="Table_20_Contents"><text:span text:style-name="T9">doParcelAddressDocument</text:span></text:p>
          </table:table-cell>
          <table:table-cell table:style-name="Tabulka7.A4" office:value-type="string">
            <text:p text:style-name="Standard_20__28_user_29_"><text:span text:style-name="T14">0,1</text:span> záznamů</text:p>
          </table:table-cell>
        </table:table-row>
        <table:table-row table:style-name="Tabulka7.1">
          <table:table-cell table:style-name="Tabulka7.A4" office:value-type="string">
            <text:p text:style-name="Table_20_Contents"><text:span text:style-name="T9">doParcelCustomsDeclaration</text:span></text:p>
          </table:table-cell>
          <table:table-cell table:style-name="Tabulka7.A4" office:value-type="string">
            <text:p text:style-name="Standard_20__28_user_29_"><text:span text:style-name="T14">0,1</text:span> záznamů</text:p>
          </table:table-cell>
        </table:table-row>
        <table:table-row table:style-name="Tabulka7.1">
          <table:table-cell table:style-name="Tabulka7.A4" office:value-type="string">
            <text:p text:style-name="Table_20_Contents"><text:span text:style-name="T9">doParcelCustomsGoods</text:span></text:p>
          </table:table-cell>
          <table:table-cell table:style-name="Tabulka7.A4" office:value-type="string">
            <text:p text:style-name="Standard_20__28_user_29_"><text:span text:style-name="T14">0,20</text:span> záznamů</text:p>
          </table:table-cell>
        </table:table-row>
      </table:table>
      <text:h text:style-name="P10" text:outline-level="4"/>
      <text:list xml:id="list10235355202886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5624_1756983612"/><text:bookmark-start text:name="_Toc496533163"/>Příklad request:<text:bookmark-end text:name="__RefHeading__15624_1756983612"/><text:bookmark-end text:name="_Toc496533163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>&lt;?xml version="1.0" encoding="UTF-8" standalone="yes"?&gt;</text:p>
      <text:p text:style-name="Standard_20__28_user_29_">&lt;b2bRequest xmlns="https://b2b.postaonline.cz/schema/B2BCommon-v1" xmlns:ns2="https://b2b.postaonline.cz/schema/POLServices-v1"&gt;</text:p>
      <text:p text:style-name="Standard_20__28_user_29_">&lt;header&gt;</text:p>
      <text:p text:style-name="Standard_20__28_user_29_"><text:tab/>&lt;idExtTransaction&gt;<text:span text:style-name="T20">1</text:span>&lt;/idExtTransaction&gt;</text:p>
      <text:p text:style-name="Standard_20__28_user_29_"><text:tab/>&lt;timeStamp&gt;<text:span text:style-name="T20">2016-01-22T10:00:34.573+01:00</text:span>&lt;/timeStamp&gt;</text:p>
      <text:p text:style-name="Standard_20__28_user_29_"><text:tab/>&lt;idContract&gt;<text:span text:style-name="T20">2511327004</text:span>&lt;/idContract&gt;</text:p>
      <text:p text:style-name="Standard_20__28_user_29_">&lt;/header&gt;</text:p>
      <text:p text:style-name="Standard_20__28_user_29_">&lt;serviceData&gt;</text:p>
      <text:p text:style-name="Standard_20__28_user_29_">&lt;ns2:sendParcels&gt;</text:p>
      <text:p text:style-name="Standard_20__28_user_29_"><text:tab/>&lt;ns2:doParcelHeader&gt;</text:p>
      <text:p text:style-name="Standard_20__28_user_29_"><text:tab/><text:tab/>&lt;ns2:transmissionDate&gt;<text:span text:style-name="T20">12.02.2016</text:span>&lt;/ns2:transmissionDate&gt;</text:p>
      <text:p text:style-name="Standard_20__28_user_29_"><text:tab/><text:tab/>&lt;ns2:customerID&gt;<text:span text:style-name="T20">U219</text:span>&lt;/ns2:customerID&gt;</text:p>
      <text:p text:style-name="Standard_20__28_user_29_"><text:tab/><text:tab/>&lt;ns2:postCode&gt;<text:span text:style-name="T20">28002</text:span>&lt;/ns2:postCode&gt;</text:p>
      <text:p text:style-name="Standard_20__28_user_29_"><text:tab/><text:tab/>&lt;ns2:senderAddress&gt;</text:p>
      <text:p text:style-name="Standard_20__28_user_29_"><text:tab/><text:tab/><text:tab/>&lt;ns2:companyName&gt;<text:span text:style-name="T20">Oriflame</text:span>&lt;/ns2:companyName&gt;</text:p>
      <text:p text:style-name="Standard_20__28_user_29_"><text:tab/><text:tab/><text:tab/>&lt;ns2:street&gt;<text:span text:style-name="T20">V olšinách</text:span>&lt;/ns2:street&gt;</text:p>
      <text:p text:style-name="Standard_20__28_user_29_"><text:tab/><text:tab/><text:tab/>&lt;ns2:houseNumber&gt;<text:span text:style-name="T20">16</text:span>&lt;/ns2:houseNumber&gt;</text:p>
      <text:p text:style-name="Standard_20__28_user_29_"><text:tab/><text:tab/><text:tab/>&lt;ns2:sequenceNumber&gt;<text:span text:style-name="T20">82</text:span>&lt;/ns2:sequenceNumber&gt;</text:p>
      <text:p text:style-name="Standard_20__28_user_29_"><text:tab/><text:tab/><text:tab/>&lt;ns2:partCity&gt;<text:span text:style-name="T20">Strašnice</text:span>&lt;/ns2:partCity&gt;</text:p>
      <text:p text:style-name="Standard_20__28_user_29_"><text:tab/><text:tab/><text:tab/>&lt;ns2:city&gt;<text:span text:style-name="T20">Praha</text:span>&lt;/ns2:city&gt;</text:p>
      <text:p text:style-name="Standard_20__28_user_29_"><text:tab/><text:tab/><text:tab/>&lt;ns2:zipCode&gt;<text:span text:style-name="T20">10000</text:span>&lt;/ns2:zipCode&gt;</text:p>
      <text:p text:style-name="Standard_20__28_user_29_"><text:tab/><text:tab/><text:tab/>&lt;ns2:isoCountry&gt;<text:span text:style-name="T20">CZ</text:span>&lt;/ns2:isoCountry&gt;</text:p>
      <text:p text:style-name="Standard_20__28_user_29_"><text:tab/><text:tab/>&lt;/ns2:senderAddress&gt;</text:p>
      <text:p text:style-name="Standard_20__28_user_29_"><text:tab/><text:tab/>&lt;ns2:codAddress&gt;</text:p>
      <text:p text:style-name="Standard_20__28_user_29_"><text:tab/><text:tab/><text:tab/>&lt;ns2:companyName&gt;<text:span text:style-name="T20">Oriflame</text:span>&lt;/ns2:companyName&gt;</text:p>
      <text:p text:style-name="Standard_20__28_user_29_"><text:tab/><text:tab/><text:tab/>&lt;ns2:street&gt;<text:span text:style-name="T20">V olšinách</text:span>&lt;/ns2:street&gt;</text:p>
      <text:p text:style-name="Standard_20__28_user_29_"><text:tab/><text:tab/><text:tab/>&lt;ns2:houseNumber&gt;<text:span text:style-name="T20">16</text:span>&lt;/ns2:houseNumber&gt;</text:p>
      <text:p text:style-name="Standard_20__28_user_29_"><text:tab/><text:tab/><text:tab/>&lt;ns2:sequenceNumber&gt;<text:span text:style-name="T20">82</text:span>&lt;/ns2:sequenceNumber&gt;</text:p>
      <text:p text:style-name="Standard_20__28_user_29_"><text:tab/><text:tab/><text:tab/>&lt;ns2:partCity&gt;<text:span text:style-name="T20">Strašnice</text:span>&lt;/ns2:partCity&gt;</text:p>
      <text:p text:style-name="Standard_20__28_user_29_"><text:tab/><text:tab/><text:tab/>&lt;ns2:city&gt;<text:span text:style-name="T20">Praha</text:span>&lt;/ns2:city&gt;</text:p>
      <text:p text:style-name="Standard_20__28_user_29_"><text:tab/><text:tab/><text:tab/>&lt;ns2:zipCode&gt;<text:span text:style-name="T20">10000</text:span>&lt;/ns2:zipCode&gt;</text:p>
      <text:p text:style-name="Standard_20__28_user_29_"><text:tab/><text:tab/><text:tab/>&lt;ns2:isoCountry&gt;<text:span text:style-name="T20">CZ</text:span>&lt;/ns2:isoCountry&gt;</text:p>
      <text:p text:style-name="Standard_20__28_user_29_"><text:tab/><text:tab/>&lt;/ns2:codAddress&gt;</text:p>
      <text:p text:style-name="Standard_20__28_user_29_"><text:tab/><text:tab/>&lt;ns2:senderContacts&gt;</text:p>
      <text:p text:style-name="Standard_20__28_user_29_"><text:tab/><text:tab/><text:tab/>&lt;ns2:emailAddress&gt;<text:span text:style-name="T20">rehor.jan@cpost.cz</text:span>&lt;/ns2:emailAddress&gt;</text:p>
      <text:p text:style-name="Standard_20__28_user_29_"><text:tab/><text:tab/>&lt;/ns2:senderContacts&gt;<text:tab/><text:tab/><text:tab/></text:p>
      <text:p text:style-name="Standard_20__28_user_29_"><text:tab/>&lt;/ns2:doParcelHeader&gt;</text:p>
      <text:p text:style-name="Standard_20__28_user_29_"><text:tab/>&lt;ns2:doParcelData&gt;</text:p>
      <text:p text:style-name="Standard_20__28_user_29_"><text:tab/><text:tab/>&lt;ns2:doParcelParams&gt;</text:p>
      <text:p text:style-name="Standard_20__28_user_29_"><text:tab/><text:tab/><text:tab/>&lt;ns2:recordID&gt;<text:span text:style-name="T20">1</text:span>&lt;/ns2:recordID&gt;</text:p>
      <text:p text:style-name="Standard_20__28_user_29_"><text:tab/><text:tab/><text:tab/>&lt;ns2:prefixParcelCode&gt;<text:span text:style-name="T20">RR</text:span>&lt;/ns2:prefixParcelCode&gt;</text:p>
      <text:p text:style-name="Standard_20__28_user_29_"><text:tab/><text:tab/><text:tab/>&lt;ns2:weight&gt;<text:span text:style-name="T20">1</text:span>&lt;/ns2:weight&gt;</text:p>
      <text:p text:style-name="Standard_20__28_user_29_"><text:tab/><text:tab/><text:tab/>&lt;ns2:mrn&gt;<text:span text:style-name="T20">15CZ65000021QMDZN0</text:span>&lt;/ns2:mrn&gt;</text:p>
      <text:p text:style-name="Standard_20__28_user_29_"><text:soft-page-break/><text:tab/><text:tab/><text:tab/>&lt;ns2:currency&gt;<text:span text:style-name="T20">CZK</text:span>&lt;/ns2:currency&gt;</text:p>
      <text:p text:style-name="Standard_20__28_user_29_"><text:tab/><text:tab/>&lt;/ns2:doParcelParams&gt;</text:p>
      <text:p text:style-name="Standard_20__28_user_29_"><text:tab/><text:tab/>&lt;ns2:doParcelServices&gt;</text:p>
      <text:p text:style-name="Standard_20__28_user_29_"><text:tab/><text:tab/><text:tab/>&lt;ns2:service&gt;<text:span text:style-name="T20">43</text:span>&lt;/ns2:service&gt;</text:p>
      <text:p text:style-name="Standard_20__28_user_29_"><text:tab/><text:tab/>&lt;/ns2:doParcelServices&gt;</text:p>
      <text:p text:style-name="Standard_20__28_user_29_"><text:tab/><text:tab/>&lt;ns2:doParcelServices&gt;</text:p>
      <text:p text:style-name="Standard_20__28_user_29_"><text:tab/><text:tab/><text:tab/>&lt;ns2:service&gt;<text:span text:style-name="T20">44</text:span>&lt;/ns2:service&gt;</text:p>
      <text:p text:style-name="Standard_20__28_user_29_"><text:tab/><text:tab/>&lt;/ns2:doParcelServices&gt;<text:tab/></text:p>
      <text:p text:style-name="Standard_20__28_user_29_"><text:tab/><text:tab/>&lt;ns2:doParcelServices&gt;</text:p>
      <text:p text:style-name="Standard_20__28_user_29_"><text:tab/><text:tab/><text:tab/>&lt;ns2:service&gt;<text:span text:style-name="T20">53</text:span>&lt;/ns2:service&gt;</text:p>
      <text:p text:style-name="Standard_20__28_user_29_"><text:tab/><text:tab/>&lt;/ns2:doParcelServices&gt;<text:tab/><text:tab/></text:p>
      <text:p text:style-name="Standard_20__28_user_29_"><text:tab/><text:tab/>&lt;ns2:doParcelAddress&gt;</text:p>
      <text:p text:style-name="Standard_20__28_user_29_"><text:tab/><text:tab/><text:tab/>&lt;ns2:recordID&gt;<text:span text:style-name="T20">2</text:span>&lt;/ns2:recordID&gt;</text:p>
      <text:p text:style-name="Standard_20__28_user_29_"><text:tab/><text:tab/><text:tab/>&lt;ns2:firstName&gt;<text:span text:style-name="T20">Ján</text:span>&lt;/ns2:firstName&gt;</text:p>
      <text:p text:style-name="Standard_20__28_user_29_"><text:tab/><text:tab/><text:tab/>&lt;ns2:surname&gt;<text:span text:style-name="T20">Nový</text:span>&lt;/ns2:surname&gt;<text:tab/> <text:s/></text:p>
      <text:p text:style-name="Standard_20__28_user_29_"><text:tab/><text:tab/><text:tab/>&lt;ns2:subject&gt;<text:span text:style-name="T20">F</text:span>&lt;/ns2:subject&gt;</text:p>
      <text:p text:style-name="Standard_20__28_user_29_"><text:tab/><text:tab/><text:tab/>&lt;ns2:street&gt;<text:span text:style-name="T20">Hlavná</text:span>&lt;/ns2:street&gt;</text:p>
      <text:p text:style-name="Standard_20__28_user_29_"><text:tab/><text:tab/><text:tab/>&lt;ns2:houseNumber&gt;<text:span text:style-name="T20">2</text:span>&lt;/ns2:houseNumber&gt;</text:p>
      <text:p text:style-name="Standard_20__28_user_29_"><text:tab/><text:tab/><text:tab/>&lt;ns2:sequenceNumber&gt;<text:span text:style-name="T20">1</text:span>&lt;/ns2:sequenceNumber&gt;</text:p>
      <text:p text:style-name="Standard_20__28_user_29_"><text:tab/><text:tab/><text:tab/>&lt;ns2:partCity&gt;<text:span text:style-name="T20">Modřany</text:span>&lt;/ns2:partCity&gt;</text:p>
      <text:p text:style-name="Standard_20__28_user_29_"><text:tab/><text:tab/><text:tab/>&lt;ns2:city&gt;<text:span text:style-name="T20">Bratislava</text:span>&lt;/ns2:city&gt;</text:p>
      <text:p text:style-name="Standard_20__28_user_29_"><text:tab/><text:tab/><text:tab/>&lt;ns2:zipCode&gt;<text:span text:style-name="T20">99555</text:span>&lt;/ns2:zipCode&gt;</text:p>
      <text:p text:style-name="Standard_20__28_user_29_"><text:tab/><text:tab/><text:tab/>&lt;ns2:isoCountry&gt;<text:span text:style-name="T20">SK</text:span>&lt;/ns2:isoCountry&gt;</text:p>
      <text:p text:style-name="Standard_20__28_user_29_"><text:tab/><text:tab/><text:tab/>&lt;ns2:mobileNumber&gt;<text:span text:style-name="T20">+420732222163</text:span>&lt;/ns2:mobileNumber&gt;</text:p>
      <text:p text:style-name="Standard_20__28_user_29_"><text:tab/><text:tab/><text:tab/>&lt;ns2:phoneNumber&gt;<text:span text:style-name="T20">+420221132060</text:span>&lt;/ns2:phoneNumber&gt;</text:p>
      <text:p text:style-name="Standard_20__28_user_29_"><text:tab/><text:tab/><text:tab/>&lt;ns2:emailAddress&gt;danek.michal@cpost.cz&lt;/ns2:emailAddress&gt;</text:p>
      <text:p text:style-name="Standard_20__28_user_29_"><text:tab/><text:tab/>&lt;/ns2:doParcelAddress&gt;</text:p>
      <text:p text:style-name="Standard_20__28_user_29_"><text:tab/>&lt;/ns2:doParcelData&gt;</text:p>
      <text:p text:style-name="Standard_20__28_user_29_">&lt;/ns2:sendParcels&gt; <text:s text:c="3"/></text:p>
      <text:p text:style-name="Standard_20__28_user_29_">&lt;/serviceData&gt;</text:p>
      <text:p text:style-name="Standard_20__28_user_29_">&lt;/b2bRequest&gt; <text:s text:c="8"/></text:p>
      <text:list xml:id="list102353475010491" text:continue-numbering="true" text:style-name="WWNum1">
        <text:list-item>
          <text:list>
            <text:list-item>
              <text:list>
                <text:list-item>
                  <text:h text:style-name="P16" text:outline-level="3"><text:bookmark-start text:name="__RefHeading__513_1056414631"/><text:bookmark-start text:name="_Toc496533164"/>Operace - getResultParcels<text:bookmark-end text:name="__RefHeading__513_1056414631"/><text:bookmark-end text:name="_Toc496533164"/></text:h>
                </text:list-item>
              </text:list>
            </text:list-item>
          </text:list>
        </text:list-item>
      </text:list>
      <table:table table:name="Tabulka8" table:style-name="Tabulka8">
        <table:table-column table:style-name="Tabulka8.A"/>
        <table:table-column table:style-name="Tabulka8.B"/>
        <table:table-row table:style-name="Tabulka8.1">
          <table:table-cell table:style-name="Tabulka8.A1" office:value-type="string">
            <text:p text:style-name="Table_20_Contents"><text:span text:style-name="T9">Endpoint</text:span></text:p>
          </table:table-cell>
          <table:table-cell table:style-name="Tabulka8.B1" office:value-type="string">
            <text:p text:style-name="Table_20_Contents"><text:a xlink:type="simple" xlink:href="https://b2b.postaonline.cz/services/POLService/v1/getResultParcels" text:style-name="ListLabel_20_76" text:visited-style-name="ListLabel_20_76">https://b2b.postaonline.cz/services/POLService/v</text:a><text:a xlink:type="simple" xlink:href="https://b2b.postaonline.cz/services/POLService/v1/getResultParcels" text:style-name="ListLabel_20_75" text:visited-style-name="ListLabel_20_75"><text:span text:style-name="T13">1/</text:span></text:a><text:a xlink:type="simple" xlink:href="https://b2b.postaonline.cz/services/POLService/v1/getResultParcels" text:style-name="ListLabel_20_75" text:visited-style-name="ListLabel_20_75"><text:span text:style-name="T13">getResultParcels</text:span></text:a></text:p>
          </table:table-cell>
        </table:table-row>
        <table:table-row table:style-name="Tabulka8.1">
          <table:table-cell table:style-name="Tabulka8.A2" office:value-type="string">
            <text:p text:style-name="Table_20_Contents"><text:span text:style-name="T9">Popis</text:span></text:p>
          </table:table-cell>
          <table:table-cell table:style-name="Tabulka8.B2" office:value-type="string">
            <text:p text:style-name="Table_20_Contents">Operace slouží ke zjištění výsledku zpracování dat předaných prostřednictvím operace <text:span text:style-name="T9">sendParcels</text:span>.</text:p>
          </table:table-cell>
        </table:table-row>
        <table:table-row table:style-name="Tabulka8.1">
          <table:table-cell table:style-name="Tabulka8.A2" office:value-type="string">
            <text:p text:style-name="Table_20_Contents"><text:span text:style-name="T9">Typ</text:span></text:p>
          </table:table-cell>
          <table:table-cell table:style-name="Tabulka8.B2" office:value-type="string">
            <text:p text:style-name="Table_20_Contents">Synchronní</text:p>
          </table:table-cell>
        </table:table-row>
        <table:table-row table:style-name="Tabulka8.1">
          <table:table-cell table:style-name="Tabulka8.A2" office:value-type="string">
            <text:p text:style-name="Table_20_Contents"><text:span text:style-name="T9">Vstupní objekt</text:span></text:p>
          </table:table-cell>
          <table:table-cell table:style-name="Tabulka8.B2" office:value-type="string">
            <text:p text:style-name="Standard_20__28_user_29_">Element <text:span text:style-name="T9">b2bRequest</text:span>:</text:p>
            <text:list xml:id="list3743235102" text:style-name="WWNum35">
              <text:list-item>
                <text:p text:style-name="P20">element <text:span text:style-name="T9">header</text:span> <text:s/>- data hlavičky požadavku</text:p>
              </text:list-item>
              <text:list-item>
                <text:p text:style-name="P20">element <text:span text:style-name="T9">idTransaction</text:span> – hodnota <text:span text:style-name="T9">idTransaction</text:span>, která byla předána na výstupu z operace <text:span text:style-name="T9">sendParcels</text:span></text:p>
              </text:list-item>
            </text:list>
            <text:p text:style-name="Standard_20__28_user_29_"/>
            <text:p text:style-name="Standard_20__28_user_29_">Popis elementu <text:span text:style-name="T9">b2bRequest</text:span> je uveden v příloze <text:span text:style-name="T15">„B2BCommon-v1.1.xsd“</text:span>.</text:p>
          </table:table-cell>
        </table:table-row>
        <table:table-row table:style-name="Tabulka8.1">
          <table:table-cell table:style-name="Tabulka8.A2" office:value-type="string">
            <text:p text:style-name="Table_20_Contents"><text:span text:style-name="T9">Výstupní objekt</text:span></text:p>
          </table:table-cell>
          <table:table-cell table:style-name="Tabulka8.B2" office:value-type="string">
            <text:p text:style-name="Standard_20__28_user_29_">Element <text:bookmark-start text:name="__DdeLink__517_1056414631"/><text:span text:style-name="T9">b2bSyncResponse</text:span><text:bookmark-end text:name="__DdeLink__517_1056414631"/>:</text:p>
            <text:list xml:id="list4261425615" text:style-name="WWNum36">
              <text:list-item>
                <text:p text:style-name="P21">element <text:span text:style-name="T9">header</text:span> <text:s/>- data hlavičky odpovědi</text:p>
              </text:list-item>
              <text:list-item>
                <text:p text:style-name="P21">element <text:span text:style-name="T9">serviceData</text:span> – data odpovědi obsahující element <text:span text:style-name="T9">getResultParcelsResponse</text:span></text:p>
              </text:list-item>
            </text:list>
            <text:p text:style-name="Standard_20__28_user_29_">nebo</text:p>
            <text:p text:style-name="Standard_20__28_user_29_"><text:span text:style-name="T9">B2BFaultMessage</text:span></text:p>
            <text:p text:style-name="Standard_20__28_user_29_"><text:soft-page-break/>Popis elementů <text:span text:style-name="T9">b2bSyncResponse </text:span>a<text:span text:style-name="T9"> B2BFaultMessage</text:span> je uveden v příloze <text:span text:style-name="T15">„B2BCommon-v1.1.xsd“</text:span>.</text:p>
            <text:p text:style-name="Standard_20__28_user_29_">Popis elementu <text:span text:style-name="T9">getResultParcelsResponse</text:span> je uveden v příloze <text:span text:style-name="T15">„B2B-POLServices-vX.xsd“</text:span>.</text:p>
            <text:p text:style-name="P26">Seznam možných <text:span text:style-name="T9">responseCode</text:span> je uveden v příloze „ResponseCode.xls“.<text:span text:style-name="T9"> </text:span></text:p>
          </table:table-cell>
        </table:table-row>
        <table:table-row table:style-name="Tabulka8.1">
          <table:table-cell table:style-name="Tabulka8.A2" office:value-type="string">
            <text:p text:style-name="Table_20_Contents"><text:span text:style-name="T9">Omezení</text:span></text:p>
          </table:table-cell>
          <table:table-cell table:style-name="Tabulka8.B2" office:value-type="string">
            <text:p text:style-name="Table_20_Contents">max. 1000000 volání denně</text:p>
          </table:table-cell>
        </table:table-row>
      </table:table>
      <text:h text:style-name="P17" text:outline-level="3"/>
      <text:list xml:id="list102354535658945" text:continue-list="list102353475010491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5717_1756983612"/><text:bookmark-start text:name="_Toc496533165"/>getResultParcels – response<text:bookmark-end text:name="__RefHeading__15717_1756983612"/><text:bookmark-end text:name="_Toc496533165"/></text:h>
                    </text:list-item>
                  </text:list>
                </text:list-item>
              </text:list>
            </text:list-item>
          </text:list>
        </text:list-item>
      </text:list>
      <table:table table:name="Tabulka9" table:style-name="Tabulka9">
        <table:table-column table:style-name="Tabulka9.A"/>
        <table:table-column table:style-name="Tabulka9.B"/>
        <table:table-column table:style-name="Tabulka9.C"/>
        <table:table-column table:style-name="Tabulka9.D"/>
        <table:table-row table:style-name="Tabulka9.1">
          <table:table-cell table:style-name="Tabulka9.A1" office:value-type="string">
            <text:p text:style-name="Standard_20__28_user_29_"><text:span text:style-name="T7">Položka</text:span></text:p>
          </table:table-cell>
          <table:table-cell table:style-name="Tabulka9.A1" office:value-type="string">
            <text:p text:style-name="Standard_20__28_user_29_"><text:span text:style-name="T7">Datový typ</text:span></text:p>
          </table:table-cell>
          <table:table-cell table:style-name="Tabulka9.A1" office:value-type="string">
            <text:p text:style-name="Standard_20__28_user_29_"><text:span text:style-name="T7">Povinná</text:span></text:p>
          </table:table-cell>
          <table:table-cell table:style-name="Tabulka9.D1" office:value-type="string">
            <text:p text:style-name="Standard_20__28_user_29_"><text:span text:style-name="T7">Komentář</text:span></text:p>
          </table:table-cell>
        </table:table-row>
        <table:table-row table:style-name="Tabulka9.1">
          <table:table-cell table:style-name="Tabulka9.A2" office:value-type="string">
            <text:p text:style-name="Table_20_Contents"><text:span text:style-name="T9">getResultParcelsResponse</text:span></text:p>
          </table:table-cell>
          <table:table-cell table:style-name="Tabulka9.A2" office:value-type="string">
            <text:p text:style-name="Table_20_Contents"/>
          </table:table-cell>
          <table:table-cell table:style-name="Tabulka9.A2" office:value-type="string">
            <text:p text:style-name="Table_20_Contents">A</text:p>
          </table:table-cell>
          <table:table-cell table:style-name="Tabulka9.D2" office:value-type="string">
            <text:p text:style-name="Table_20_Contents"/>
          </table:table-cell>
        </table:table-row>
        <table:table-row table:style-name="Tabulka9.1">
          <table:table-cell table:style-name="Tabulka9.A2" office:value-type="string">
            <text:p text:style-name="Table_20_Contents"><text:span text:style-name="T9">getResultParcelsResponse.doParcelParamResult</text:span></text:p>
          </table:table-cell>
          <table:table-cell table:style-name="Tabulka9.A2" office:value-type="string">
            <text:p text:style-name="Table_20_Contents"/>
          </table:table-cell>
          <table:table-cell table:style-name="Tabulka9.A2" office:value-type="string">
            <text:p text:style-name="Table_20_Contents">A</text:p>
          </table:table-cell>
          <table:table-cell table:style-name="Tabulka9.D2" office:value-type="string">
            <text:p text:style-name="Table_20_Contents"/>
          </table:table-cell>
        </table:table-row>
        <table:table-row table:style-name="Tabulka9.1">
          <table:table-cell table:style-name="Tabulka9.A2" office:value-type="string">
            <text:p text:style-name="Table_20_Contents">recordNumber</text:p>
          </table:table-cell>
          <table:table-cell table:style-name="Tabulka9.A2" office:value-type="string">
            <text:p text:style-name="Table_20_Contents">String</text:p>
          </table:table-cell>
          <table:table-cell table:style-name="Tabulka9.A2" office:value-type="string">
            <text:p text:style-name="Table_20_Contents">A</text:p>
          </table:table-cell>
          <table:table-cell table:style-name="Tabulka9.D2" office:value-type="string">
            <text:p text:style-name="Table_20_Contents">Unikátní ID záznamu</text:p>
          </table:table-cell>
        </table:table-row>
        <table:table-row table:style-name="Tabulka9.1">
          <table:table-cell table:style-name="Tabulka9.A2" office:value-type="string">
            <text:p text:style-name="Table_20_Contents">parcelCode</text:p>
          </table:table-cell>
          <table:table-cell table:style-name="Tabulka9.A2" office:value-type="string">
            <text:p text:style-name="Table_20_Contents">String</text:p>
          </table:table-cell>
          <table:table-cell table:style-name="Tabulka9.A2" office:value-type="string">
            <text:p text:style-name="Table_20_Contents">A</text:p>
          </table:table-cell>
          <table:table-cell table:style-name="Tabulka9.D2" office:value-type="string">
            <text:p text:style-name="Table_20_Contents">ID zásilky</text:p>
          </table:table-cell>
        </table:table-row>
        <table:table-row table:style-name="Tabulka9.1">
          <table:table-cell table:style-name="Tabulka9.A2" office:value-type="string">
            <text:p text:style-name="Table_20_Contents"><text:span text:style-name="T9">getResultParcelsResponse.doParcelParamResult.doParcelStateResponse</text:span></text:p>
          </table:table-cell>
          <table:table-cell table:style-name="Tabulka9.A2" office:value-type="string">
            <text:p text:style-name="Table_20_Contents"/>
          </table:table-cell>
          <table:table-cell table:style-name="Tabulka9.A2" office:value-type="string">
            <text:p text:style-name="Table_20_Contents">A</text:p>
          </table:table-cell>
          <table:table-cell table:style-name="Tabulka9.D2" office:value-type="string">
            <text:p text:style-name="Table_20_Contents"/>
          </table:table-cell>
        </table:table-row>
        <table:table-row table:style-name="Tabulka9.1">
          <table:table-cell table:style-name="Tabulka9.A2" office:value-type="string">
            <text:p text:style-name="Table_20_Contents">responseCode</text:p>
          </table:table-cell>
          <table:table-cell table:style-name="Tabulka9.A2" office:value-type="string">
            <text:p text:style-name="Table_20_Contents">Integer</text:p>
          </table:table-cell>
          <table:table-cell table:style-name="Tabulka9.A2" office:value-type="string">
            <text:p text:style-name="Table_20_Contents">A</text:p>
          </table:table-cell>
          <table:table-cell table:style-name="Tabulka9.D2" office:value-type="string">
            <text:p text:style-name="Table_20_Contents">Kód chyby</text:p>
          </table:table-cell>
        </table:table-row>
        <table:table-row table:style-name="Tabulka9.1">
          <table:table-cell table:style-name="Tabulka9.A2" office:value-type="string">
            <text:p text:style-name="Table_20_Contents">responseText</text:p>
          </table:table-cell>
          <table:table-cell table:style-name="Tabulka9.A2" office:value-type="string">
            <text:p text:style-name="Table_20_Contents">String</text:p>
          </table:table-cell>
          <table:table-cell table:style-name="Tabulka9.A2" office:value-type="string">
            <text:p text:style-name="Table_20_Contents">A</text:p>
          </table:table-cell>
          <table:table-cell table:style-name="Tabulka9.D2" office:value-type="string">
            <text:p text:style-name="Table_20_Contents">Popis chyby</text:p>
          </table:table-cell>
        </table:table-row>
      </table:table>
      <text:list xml:id="list10235391569352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5719_1756983612"/><text:bookmark-start text:name="_Toc496533166"/>Počet opakování objektů<text:bookmark-end text:name="__RefHeading__15719_1756983612"/><text:bookmark-end text:name="_Toc496533166"/></text:h>
                    </text:list-item>
                  </text:list>
                </text:list-item>
              </text:list>
            </text:list-item>
          </text:list>
        </text:list-item>
      </text:list>
      <table:table table:name="Tabulka10" table:style-name="Tabulka10">
        <table:table-column table:style-name="Tabulka10.A"/>
        <table:table-column table:style-name="Tabulka10.B"/>
        <table:table-row table:style-name="Tabulka10.1">
          <table:table-cell table:style-name="Tabulka10.A1" office:value-type="string">
            <text:p text:style-name="Standard_20__28_user_29_">Položka</text:p>
          </table:table-cell>
          <table:table-cell table:style-name="Tabulka10.A1" office:value-type="string">
            <text:p text:style-name="Standard_20__28_user_29_">Počet opakování</text:p>
          </table:table-cell>
        </table:table-row>
        <table:table-row table:style-name="Tabulka10.1">
          <table:table-cell table:style-name="Tabulka10.A1" office:value-type="string">
            <text:p text:style-name="Table_20_Contents"><text:span text:style-name="T9">getResultParcelsResponse</text:span></text:p>
          </table:table-cell>
          <table:table-cell table:style-name="Tabulka10.A1" office:value-type="string">
            <text:p text:style-name="Standard_20__28_user_29_"><text:span text:style-name="T14">1</text:span> záznam</text:p>
          </table:table-cell>
        </table:table-row>
        <table:table-row table:style-name="Tabulka10.1">
          <table:table-cell table:style-name="Tabulka10.A3" office:value-type="string">
            <text:p text:style-name="Table_20_Contents"><text:span text:style-name="T9">doParcelParamResult</text:span></text:p>
          </table:table-cell>
          <table:table-cell table:style-name="Tabulka10.A3" office:value-type="string">
            <text:p text:style-name="Standard_20__28_user_29_"><text:span text:style-name="T14">1,1000</text:span> záznamů</text:p>
          </table:table-cell>
        </table:table-row>
        <table:table-row table:style-name="Tabulka10.1">
          <table:table-cell table:style-name="Tabulka10.A3" office:value-type="string">
            <text:p text:style-name="Table_20_Contents"><text:span text:style-name="T9">doParcelStateResponse</text:span></text:p>
          </table:table-cell>
          <table:table-cell table:style-name="Tabulka10.A3" office:value-type="string">
            <text:p text:style-name="Standard_20__28_user_29_"><text:span text:style-name="T14">1,n</text:span> záznamů</text:p>
          </table:table-cell>
        </table:table-row>
      </table:table>
      <text:list xml:id="list102353977066339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9673_1756983612"/><text:bookmark-start text:name="_Toc496533167"/>Příklad request:<text:bookmark-end text:name="__RefHeading__19673_1756983612"/><text:bookmark-end text:name="_Toc49653316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>&lt;?xml version="1.0" encoding="UTF-8" standalone="yes"?&gt;</text:p>
      <text:p text:style-name="Standard_20__28_user_29_">&lt;b2bRequest xmlns="https://b2b.postaonline.cz/schema/B2BCommon-v1" xmlns:ns2="https://b2b.postaonline.cz/schema/POLServices-v1"&gt;</text:p>
      <text:p text:style-name="Standard_20__28_user_29_"><text:tab/>&lt;header&gt;</text:p>
      <text:p text:style-name="Standard_20__28_user_29_"><text:tab/><text:tab/>&lt;idExtTransaction&gt;<text:span text:style-name="T20">1</text:span>&lt;/idExtTransaction&gt;</text:p>
      <text:p text:style-name="Standard_20__28_user_29_"><text:tab/><text:tab/>&lt;timeStamp&gt;<text:span text:style-name="T20">2014-03-12T13:33:34.573+01:00</text:span>&lt;/timeStamp&gt;</text:p>
      <text:p text:style-name="Standard_20__28_user_29_"><text:tab/><text:tab/>&lt;idContract&gt;<text:span text:style-name="T20">25195667001</text:span>&lt;/idContract&gt;</text:p>
      <text:p text:style-name="Standard_20__28_user_29_"><text:tab/>&lt;/header&gt;</text:p>
      <text:p text:style-name="Standard_20__28_user_29_"><text:tab/>&lt;idTransaction&gt;<text:span text:style-name="T20">1C6921F2-0153-4000-E000-21F00AA06329</text:span>&lt;/idTransaction&gt;</text:p>
      <text:p text:style-name="Standard_20__28_user_29_">&lt;/b2bRequest&gt;</text:p>
      <text:p text:style-name="Standard_20__28_user_29_"/>
      <text:list xml:id="list10235284784871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5721_1756983612"/><text:bookmark-start text:name="_Toc496533168"/>Příklad response:<text:bookmark-end text:name="__RefHeading__15721_1756983612"/><text:bookmark-end text:name="_Toc496533168"/></text:h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31">&lt;?</text:span><text:span text:style-name="T32">xml</text:span><text:span text:style-name="T33"> version</text:span><text:span text:style-name="T34">="1.0"</text:span><text:span text:style-name="T33"> encoding</text:span><text:span text:style-name="T34">="UTF-8"</text:span><text:span text:style-name="T31">?&gt;</text:span></text:p>
      <text:p text:style-name="P6"><text:span text:style-name="T31">&lt;</text:span><text:span text:style-name="T32">p:b2bSyncResponse</text:span><text:span text:style-name="T34"> </text:span><text:span text:style-name="T33">xmlns:p</text:span><text:span text:style-name="T34">="https://b2b.postaonline.cz/schema/B2BCommon-v1" </text:span><text:span text:style-name="T33">xmlns:PO</text:span><text:span text:style-name="T34">="https://b2b.postaonline.cz/schema/POLServices-v1"</text:span><text:span text:style-name="T31">&gt;</text:span></text:p>
      <text:p text:style-name="P6"><text:span text:style-name="T31">&lt;</text:span><text:span text:style-name="T32">p:header</text:span><text:span text:style-name="T31">&gt;</text:span></text:p>
      <text:p text:style-name="P6"><text:span text:style-name="T31">&lt;</text:span><text:span text:style-name="T32">p:timeStamp</text:span><text:span text:style-name="T31">&gt;</text:span><text:span text:style-name="T34">2016-02-18T16:00:34.913Z</text:span><text:span text:style-name="T31">&lt;/</text:span><text:span text:style-name="T32">p:timeStamp</text:span><text:span text:style-name="T31">&gt;</text:span></text:p>
      <text:p text:style-name="P6"><text:soft-page-break/><text:span text:style-name="T31">&lt;</text:span><text:span text:style-name="T32">p:b2bRequestHeader</text:span><text:span text:style-name="T31">&gt;</text:span></text:p>
      <text:p text:style-name="P6"><text:span text:style-name="T31">&lt;</text:span><text:span text:style-name="T32">p:idExtTransaction</text:span><text:span text:style-name="T31">&gt;</text:span><text:span text:style-name="T34">64</text:span><text:span text:style-name="T31">&lt;/</text:span><text:span text:style-name="T32">p:idExtTransaction</text:span><text:span text:style-name="T31">&gt;</text:span></text:p>
      <text:p text:style-name="P6"><text:span text:style-name="T31">&lt;</text:span><text:span text:style-name="T32">p:timeStamp</text:span><text:span text:style-name="T31">&gt;</text:span><text:span text:style-name="T34">2016-03-12T10:00:34.573Z</text:span><text:span text:style-name="T31">&lt;/</text:span><text:span text:style-name="T32">p:timeStamp</text:span><text:span text:style-name="T31">&gt;</text:span></text:p>
      <text:p text:style-name="P6"><text:span text:style-name="T31">&lt;</text:span><text:span text:style-name="T32">p:idContract</text:span><text:span text:style-name="T31">&gt;</text:span><text:span text:style-name="T34">25195667001</text:span><text:span text:style-name="T31">&lt;/</text:span><text:span text:style-name="T32">p:idContract</text:span><text:span text:style-name="T31">&gt;</text:span></text:p>
      <text:p text:style-name="P6"><text:span text:style-name="T31">&lt;/</text:span><text:span text:style-name="T32">p:b2bRequestHeader</text:span><text:span text:style-name="T31">&gt;</text:span></text:p>
      <text:p text:style-name="P6"><text:span text:style-name="T31">&lt;/</text:span><text:span text:style-name="T32">p:header</text:span><text:span text:style-name="T31">&gt;</text:span></text:p>
      <text:p text:style-name="P6"><text:span text:style-name="T31">&lt;</text:span><text:span text:style-name="T32">p:serviceData</text:span><text:span text:style-name="T31">&gt;</text:span></text:p>
      <text:p text:style-name="P6"><text:span text:style-name="T31">&lt;</text:span><text:span text:style-name="T32">PO:getParcelStateResponse</text:span><text:span text:style-name="T31">&gt;</text:span></text:p>
      <text:h text:style-name="Heading_20_4" text:outline-level="4"/>
      <text:h text:style-name="Heading_20_4" text:outline-level="4" text:is-list-header="true"/>
      <text:h text:style-name="Heading_20_4" text:outline-level="4" text:is-list-header="true"/>
      <text:h text:style-name="Heading_20_4" text:outline-level="4" text:is-list-header="true"/>
      <text:p text:style-name="Standard_20__28_user_29_"/>
      <text:p text:style-name="Standard_20__28_user_29_">&lt;?xml version="1.0" encoding="UTF-8"?&gt;</text:p>
      <text:p text:style-name="Standard_20__28_user_29_">&lt;p:doExtensions xsi:type="p:doExtensions" xmlns:xsi="http://www.w3.org/2001/XMLSchema-instance" xmlns:PO="https://b2b.postaonline.cz/schema/POLServices-v1" xmlns:p="https://b2b.postaonline.cz/schema/B2BCommon-v1"&gt;</text:p>
      <text:p text:style-name="Standard_20__28_user_29_"><text:s text:c="2"/>&lt;PO:getResultParcelsResponse&gt;</text:p>
      <text:p text:style-name="Standard_20__28_user_29_"><text:s text:c="4"/>&lt;PO:doParcelHeaderResult&gt;</text:p>
      <text:p text:style-name="Standard_20__28_user_29_"><text:s text:c="6"/>&lt;PO:doParcelStateResponse&gt;</text:p>
      <text:p text:style-name="Standard_20__28_user_29_"><text:s text:c="8"/>&lt;PO:responseCode&gt;<text:span text:style-name="T21">1</text:span>&lt;/PO:responseCode&gt;</text:p>
      <text:p text:style-name="Standard_20__28_user_29_"><text:s text:c="8"/>&lt;PO:responseText&gt;<text:span text:style-name="T21">OK</text:span>&lt;/PO:responseText&gt;</text:p>
      <text:p text:style-name="Standard_20__28_user_29_"><text:s text:c="6"/>&lt;/PO:doParcelStateResponse&gt;</text:p>
      <text:p text:style-name="Standard_20__28_user_29_"><text:s text:c="4"/>&lt;/PO:doParcelHeaderResult&gt;</text:p>
      <text:p text:style-name="Standard_20__28_user_29_"><text:s text:c="4"/>&lt;PO:doParcelParamResult&gt;</text:p>
      <text:p text:style-name="Standard_20__28_user_29_"><text:s text:c="6"/>&lt;PO:recordNumber&gt;<text:span text:style-name="T21">12345</text:span>&lt;/PO:recordNumber&gt;</text:p>
      <text:p text:style-name="Standard_20__28_user_29_"><text:s text:c="6"/>&lt;PO:parcelCode&gt;<text:span text:style-name="T21">DR1010101010B</text:span>&lt;/PO:parcelCode&gt;</text:p>
      <text:p text:style-name="Standard_20__28_user_29_"><text:s text:c="6"/>&lt;PO:doParcelStateResponse&gt;</text:p>
      <text:p text:style-name="Standard_20__28_user_29_"><text:s text:c="8"/>&lt;PO:responseCode&gt;<text:span text:style-name="T21">1</text:span>&lt;/PO:responseCode&gt;</text:p>
      <text:p text:style-name="Standard_20__28_user_29_"><text:s text:c="8"/>&lt;PO:responseText&gt;<text:span text:style-name="T21">OK</text:span>&lt;/PO:responseText&gt;</text:p>
      <text:p text:style-name="Standard_20__28_user_29_"><text:s text:c="6"/>&lt;/PO:doParcelStateResponse&gt;</text:p>
      <text:p text:style-name="Standard_20__28_user_29_"><text:s text:c="4"/>&lt;/PO:doParcelParamResult&gt;</text:p>
      <text:p text:style-name="Standard_20__28_user_29_"><text:s text:c="2"/>&lt;/PO:getResultParcelsResponse&gt;</text:p>
      <text:p text:style-name="Standard_20__28_user_29_">&lt;/p:doExtensions&gt;</text:p>
      <text:p text:style-name="cp_5f_Normal_5f_2"/>
      <text:p text:style-name="cp_5f_Normal_5f_2"/>
      <text:p text:style-name="cp_5f_Normal_5f_2"/>
      <text:p text:style-name="cp_5f_Normal_5f_2"/>
      <text:p text:style-name="cp_5f_Normal_5f_2"/>
      <text:p text:style-name="cp_5f_Normal_5f_2"/>
      <text:list xml:id="list102352478603492" text:continue-numbering="true" text:style-name="WWNum1">
        <text:list-item>
          <text:list>
            <text:list-item>
              <text:list>
                <text:list-item>
                  <text:h text:style-name="P16" text:outline-level="3"><text:bookmark-start text:name="__RefHeading__535_1056414631"/><text:bookmark-start text:name="_Toc496533169"/><text:soft-page-break/>Operace - getStats<text:bookmark-end text:name="__RefHeading__535_1056414631"/><text:bookmark-end text:name="_Toc496533169"/></text:h>
                </text:list-item>
              </text:list>
            </text:list-item>
          </text:list>
        </text:list-item>
      </text:list>
      <table:table table:name="Tabulka11" table:style-name="Tabulka11">
        <table:table-column table:style-name="Tabulka11.A"/>
        <table:table-column table:style-name="Tabulka11.B"/>
        <table:table-row table:style-name="Tabulka11.1">
          <table:table-cell table:style-name="Tabulka11.A1" office:value-type="string">
            <text:p text:style-name="Table_20_Contents"><text:span text:style-name="T9">Endpoint</text:span></text:p>
          </table:table-cell>
          <table:table-cell table:style-name="Tabulka11.B1" office:value-type="string">
            <text:p text:style-name="Table_20_Contents"><text:a xlink:type="simple" xlink:href="https://b2b.postaonline.cz/services/POLService/v1/sendParcels" text:style-name="ListLabel_20_76" text:visited-style-name="ListLabel_20_76">https://b2b.postaonline.cz/services/POLService/v1</text:a><text:a xlink:type="simple" xlink:href="https://b2b.postaonline.cz/services/POLService/v1/sendParcels" text:style-name="ListLabel_20_75" text:visited-style-name="ListLabel_20_75"><text:span text:style-name="T13">/</text:span></text:a><text:span text:style-name="T13">getStats</text:span></text:p>
          </table:table-cell>
        </table:table-row>
        <table:table-row table:style-name="Tabulka11.1">
          <table:table-cell table:style-name="Tabulka11.A2" office:value-type="string">
            <text:p text:style-name="Table_20_Contents"><text:span text:style-name="T9">Popis</text:span></text:p>
          </table:table-cell>
          <table:table-cell table:style-name="Tabulka11.B2" office:value-type="string">
            <text:p text:style-name="Table_20_Contents">Operace slouží ke zjištění statistických informací o datech předaných prostřednictvím operace <text:span text:style-name="T9">sendParcels</text:span>.</text:p>
          </table:table-cell>
        </table:table-row>
        <table:table-row table:style-name="Tabulka11.1">
          <table:table-cell table:style-name="Tabulka11.A2" office:value-type="string">
            <text:p text:style-name="Table_20_Contents"><text:span text:style-name="T9">Typ</text:span></text:p>
          </table:table-cell>
          <table:table-cell table:style-name="Tabulka11.B2" office:value-type="string">
            <text:p text:style-name="Table_20_Contents">Synchronní</text:p>
          </table:table-cell>
        </table:table-row>
        <table:table-row table:style-name="Tabulka11.1">
          <table:table-cell table:style-name="Tabulka11.A2" office:value-type="string">
            <text:p text:style-name="Table_20_Contents"><text:span text:style-name="T9">Vstupní objekt</text:span></text:p>
          </table:table-cell>
          <table:table-cell table:style-name="Tabulka11.B2" office:value-type="string">
            <text:p text:style-name="Standard_20__28_user_29_">Element <text:span text:style-name="T9">b2bRequest</text:span>:</text:p>
            <text:list xml:id="list4266111525" text:style-name="WWNum37">
              <text:list-item>
                <text:p text:style-name="P22">element <text:span text:style-name="T9">header</text:span> <text:s/>- data hlavičky požadavku</text:p>
              </text:list-item>
              <text:list-item>
                <text:p text:style-name="P22">element <text:span text:style-name="T9">serviceData</text:span> - vlastní data požadavku obsahující element <text:span text:style-name="T9">getStats</text:span></text:p>
              </text:list-item>
            </text:list>
            <text:p text:style-name="Standard_20__28_user_29_"/>
            <text:p text:style-name="Standard_20__28_user_29_">Popis elementu <text:span text:style-name="T9">b2bRequest</text:span> je uveden v příloze <text:span text:style-name="T15">„B2BCommon-v1.1.xsd“</text:span>.</text:p>
            <text:p text:style-name="Standard_20__28_user_29_">Popis elementu <text:span text:style-name="T9">getStats</text:span> je uveden v příloze <text:span text:style-name="T15">„B2B-POLServices-v1.X.xsd“</text:span>.</text:p>
          </table:table-cell>
        </table:table-row>
        <table:table-row table:style-name="Tabulka11.1">
          <table:table-cell table:style-name="Tabulka11.A2" office:value-type="string">
            <text:p text:style-name="Table_20_Contents"><text:span text:style-name="T9">Výstupní objekt</text:span></text:p>
          </table:table-cell>
          <table:table-cell table:style-name="Tabulka11.B2" office:value-type="string">
            <text:p text:style-name="Standard_20__28_user_29_">Element <text:span text:style-name="T9">b2bSyncResponse</text:span>:</text:p>
            <text:list xml:id="list2798913464" text:style-name="WWNum38">
              <text:list-item>
                <text:p text:style-name="P23">element <text:span text:style-name="T9">header</text:span> <text:s/>- data hlavičky odpovědi</text:p>
              </text:list-item>
              <text:list-item>
                <text:p text:style-name="P23">element <text:span text:style-name="T9">serviceData</text:span> – data odpovědi obsahující element <text:span text:style-name="T9">getStatsResponse</text:span></text:p>
              </text:list-item>
            </text:list>
            <text:p text:style-name="P27"/>
            <text:p text:style-name="Standard_20__28_user_29_">nebo</text:p>
            <text:list xml:id="list3501252249" text:style-name="WWNum33">
              <text:list-item>
                <text:p text:style-name="P28"><text:span text:style-name="T9">B2BFaultMessage</text:span></text:p>
              </text:list-item>
              <text:list-item>
                <text:p text:style-name="P28">Popis elementů <text:span text:style-name="T9">b2bSyncResponse </text:span>a<text:span text:style-name="T9"> B2BFaultMessage</text:span> je uveden v příloze <text:span text:style-name="T15">„B2BCommon-v1.1.xsd“</text:span>.</text:p>
              </text:list-item>
              <text:list-item>
                <text:p text:style-name="P28">Popis elementu <text:span text:style-name="T9">getStatsResponse</text:span> je uveden v příloze <text:span text:style-name="T15">„B2B-POLServices-vX.xsd“</text:span>.</text:p>
              </text:list-item>
            </text:list>
          </table:table-cell>
        </table:table-row>
        <table:table-row table:style-name="Tabulka11.1">
          <table:table-cell table:style-name="Tabulka11.A2" office:value-type="string">
            <text:p text:style-name="Table_20_Contents"><text:span text:style-name="T9">Omezení</text:span></text:p>
          </table:table-cell>
          <table:table-cell table:style-name="Tabulka11.B2" office:value-type="string">
            <text:p text:style-name="Table_20_Contents">max. 1000 volání denně</text:p>
          </table:table-cell>
        </table:table-row>
      </table:table>
      <text:h text:style-name="P17" text:outline-level="3"/>
      <text:list xml:id="list102352624546678" text:continue-list="list102352478603492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9508_1756983612"/><text:bookmark-start text:name="_Toc496533170"/>getStats - request<text:bookmark-end text:name="__RefHeading__19508_1756983612"/><text:bookmark-end text:name="_Toc496533170"/></text:h>
                    </text:list-item>
                  </text:list>
                </text:list-item>
              </text:list>
            </text:list-item>
          </text:list>
        </text:list-item>
      </text:list>
      <table:table table:name="Tabulka12" table:style-name="Tabulka12">
        <table:table-column table:style-name="Tabulka12.A"/>
        <table:table-column table:style-name="Tabulka12.B"/>
        <table:table-column table:style-name="Tabulka12.C"/>
        <table:table-column table:style-name="Tabulka12.D"/>
        <table:table-row table:style-name="Tabulka12.1">
          <table:table-cell table:style-name="Tabulka12.A1" office:value-type="string">
            <text:p text:style-name="Standard_20__28_user_29_"><text:span text:style-name="T7">Položka</text:span></text:p>
          </table:table-cell>
          <table:table-cell table:style-name="Tabulka12.A1" office:value-type="string">
            <text:p text:style-name="Standard_20__28_user_29_"><text:span text:style-name="T7">Datový typ</text:span></text:p>
          </table:table-cell>
          <table:table-cell table:style-name="Tabulka12.A1" office:value-type="string">
            <text:p text:style-name="Standard_20__28_user_29_"><text:span text:style-name="T7">Povinná</text:span></text:p>
          </table:table-cell>
          <table:table-cell table:style-name="Tabulka12.D1" office:value-type="string">
            <text:p text:style-name="Standard_20__28_user_29_"><text:span text:style-name="T7">Komentář</text:span></text:p>
          </table:table-cell>
        </table:table-row>
        <table:table-row table:style-name="Tabulka12.1">
          <table:table-cell table:style-name="Tabulka12.A2" office:value-type="string">
            <text:p text:style-name="Table_20_Contents">dateBegin</text:p>
          </table:table-cell>
          <table:table-cell table:style-name="Tabulka12.A2" office:value-type="string">
            <text:p text:style-name="Table_20_Contents">date</text:p>
          </table:table-cell>
          <table:table-cell table:style-name="Tabulka12.A2" office:value-type="string">
            <text:p text:style-name="Table_20_Contents">A</text:p>
          </table:table-cell>
          <table:table-cell table:style-name="Tabulka12.D2" office:value-type="string">
            <text:p text:style-name="Table_20_Contents">Datum od</text:p>
          </table:table-cell>
        </table:table-row>
        <table:table-row table:style-name="Tabulka12.1">
          <table:table-cell table:style-name="Tabulka12.A2" office:value-type="string">
            <text:p text:style-name="Table_20_Contents">dateEnd</text:p>
          </table:table-cell>
          <table:table-cell table:style-name="Tabulka12.A2" office:value-type="string">
            <text:p text:style-name="Table_20_Contents">date</text:p>
          </table:table-cell>
          <table:table-cell table:style-name="Tabulka12.A2" office:value-type="string">
            <text:p text:style-name="Table_20_Contents">A</text:p>
          </table:table-cell>
          <table:table-cell table:style-name="Tabulka12.D2" office:value-type="string">
            <text:p text:style-name="Table_20_Contents">Datum do</text:p>
          </table:table-cell>
        </table:table-row>
      </table:table>
      <text:p text:style-name="P34"/>
      <text:list xml:id="list102354554056295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9510_1756983612"/><text:bookmark-start text:name="_Toc496533171"/>getStats - response<text:bookmark-end text:name="__RefHeading__19510_1756983612"/><text:bookmark-end text:name="_Toc496533171"/></text:h>
                    </text:list-item>
                  </text:list>
                </text:list-item>
              </text:list>
            </text:list-item>
          </text:list>
        </text:list-item>
      </text:list>
      <table:table table:name="Tabulka13" table:style-name="Tabulka13">
        <table:table-column table:style-name="Tabulka13.A"/>
        <table:table-column table:style-name="Tabulka13.B"/>
        <table:table-column table:style-name="Tabulka13.C"/>
        <table:table-column table:style-name="Tabulka13.D"/>
        <table:table-row table:style-name="Tabulka13.1">
          <table:table-cell table:style-name="Tabulka13.A1" office:value-type="string">
            <text:p text:style-name="Standard_20__28_user_29_"><text:span text:style-name="T7">Položka</text:span></text:p>
          </table:table-cell>
          <table:table-cell table:style-name="Tabulka13.A1" office:value-type="string">
            <text:p text:style-name="Standard_20__28_user_29_"><text:span text:style-name="T7">Datový typ</text:span></text:p>
          </table:table-cell>
          <table:table-cell table:style-name="Tabulka13.A1" office:value-type="string">
            <text:p text:style-name="Standard_20__28_user_29_"><text:span text:style-name="T7">Povinná</text:span></text:p>
          </table:table-cell>
          <table:table-cell table:style-name="Tabulka13.D1" office:value-type="string">
            <text:p text:style-name="Standard_20__28_user_29_"><text:span text:style-name="T7">Komentář</text:span></text:p>
          </table:table-cell>
        </table:table-row>
        <table:table-row table:style-name="Tabulka13.1">
          <table:table-cell table:style-name="Tabulka13.A2" office:value-type="string">
            <text:p text:style-name="Table_20_Contents">importAll</text:p>
          </table:table-cell>
          <table:table-cell table:style-name="Tabulka13.A2" office:value-type="string">
            <text:p text:style-name="Table_20_Contents">Integer</text:p>
          </table:table-cell>
          <table:table-cell table:style-name="Tabulka13.A2" office:value-type="string">
            <text:p text:style-name="Table_20_Contents">A</text:p>
          </table:table-cell>
          <table:table-cell table:style-name="Tabulka13.D2" office:value-type="string">
            <text:p text:style-name="Table_20_Contents">Celkový počet importů</text:p>
          </table:table-cell>
        </table:table-row>
        <table:table-row table:style-name="Tabulka13.1">
          <table:table-cell table:style-name="Tabulka13.A2" office:value-type="string">
            <text:p text:style-name="Table_20_Contents">importErr</text:p>
          </table:table-cell>
          <table:table-cell table:style-name="Tabulka13.A2" office:value-type="string">
            <text:p text:style-name="Table_20_Contents">Integer</text:p>
          </table:table-cell>
          <table:table-cell table:style-name="Tabulka13.A2" office:value-type="string">
            <text:p text:style-name="Table_20_Contents">A</text:p>
          </table:table-cell>
          <table:table-cell table:style-name="Tabulka13.D2" office:value-type="string">
            <text:p text:style-name="Table_20_Contents">Počet chybných importů</text:p>
          </table:table-cell>
        </table:table-row>
        <table:table-row table:style-name="Tabulka13.1">
          <table:table-cell table:style-name="Tabulka13.A2" office:value-type="string">
            <text:p text:style-name="Table_20_Contents">importOk</text:p>
          </table:table-cell>
          <table:table-cell table:style-name="Tabulka13.A2" office:value-type="string">
            <text:p text:style-name="Table_20_Contents">Integer</text:p>
          </table:table-cell>
          <table:table-cell table:style-name="Tabulka13.A2" office:value-type="string">
            <text:p text:style-name="Table_20_Contents">A</text:p>
          </table:table-cell>
          <table:table-cell table:style-name="Tabulka13.D2" office:value-type="string">
            <text:p text:style-name="Table_20_Contents">Počet přijatých importů</text:p>
          </table:table-cell>
        </table:table-row>
        <table:table-row table:style-name="Tabulka13.1">
          <table:table-cell table:style-name="Tabulka13.A2" office:value-type="string">
            <text:p text:style-name="Table_20_Contents">parcels</text:p>
          </table:table-cell>
          <table:table-cell table:style-name="Tabulka13.A2" office:value-type="string">
            <text:p text:style-name="Table_20_Contents">Integer</text:p>
          </table:table-cell>
          <table:table-cell table:style-name="Tabulka13.A2" office:value-type="string">
            <text:p text:style-name="Table_20_Contents">A</text:p>
          </table:table-cell>
          <table:table-cell table:style-name="Tabulka13.D2" office:value-type="string">
            <text:p text:style-name="Table_20_Contents">Počet přijatých zásilek</text:p>
          </table:table-cell>
        </table:table-row>
      </table:table>
      <text:p text:style-name="Standard_20__28_user_29_"/>
      <text:list xml:id="list102353428101769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9512_1756983612"/><text:bookmark-start text:name="_Toc496533172"/>Příklad request:<text:bookmark-end text:name="__RefHeading__19512_1756983612"/><text:bookmark-end text:name="_Toc496533172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P34">&lt;?xml version="1.0" encoding="UTF-8" standalone="yes"?&gt;</text:p>
      <text:p text:style-name="P34">&lt;b2bRequest xmlns="https://b2b.postaonline.cz/schema/B2BCommon-v1" xmlns:ns2="https://b2b.postaonline.cz/schema/POLServices-v1"&gt;</text:p>
      <text:p text:style-name="P34"><text:tab/>&lt;header&gt;</text:p>
      <text:p text:style-name="Standard_20__28_user_29_"><text:soft-page-break/><text:tab/><text:tab/>&lt;idExtTransaction&gt;<text:span text:style-name="T20">1</text:span>&lt;/idExtTransaction&gt;</text:p>
      <text:p text:style-name="Standard_20__28_user_29_"><text:tab/><text:tab/>&lt;timeStamp&gt;<text:span text:style-name="T20">2014-03-12T13:33:34.573+01:00</text:span>&lt;/timeStamp&gt;</text:p>
      <text:p text:style-name="Standard_20__28_user_29_"><text:tab/><text:tab/>&lt;idContract&gt;<text:span text:style-name="T20">25195667001</text:span>&lt;/idContract&gt;</text:p>
      <text:p text:style-name="Standard_20__28_user_29_"><text:tab/>&lt;/header&gt;</text:p>
      <text:p text:style-name="Standard_20__28_user_29_"><text:tab/>&lt;serviceData&gt;</text:p>
      <text:p text:style-name="Standard_20__28_user_29_"><text:tab/><text:tab/>&lt;ns2:getStats&gt;</text:p>
      <text:p text:style-name="Standard_20__28_user_29_"><text:tab/><text:tab/><text:tab/>&lt;ns2:dateBegin&gt;<text:span text:style-name="T20">2016-02-18T00:00:00.000+02:00</text:span>&lt;/ns2:dateBegin&gt;</text:p>
      <text:p text:style-name="Standard_20__28_user_29_"><text:tab/><text:tab/><text:tab/>&lt;ns2:dateEnd&gt;<text:span text:style-name="T20">2016-02-18T23:59:00.000+02:00</text:span>&lt;/ns2:dateEnd&gt;</text:p>
      <text:p text:style-name="Standard_20__28_user_29_"><text:tab/><text:tab/>&lt;/ns2:getStats&gt;</text:p>
      <text:p text:style-name="Standard_20__28_user_29_"><text:tab/>&lt;/serviceData&gt;</text:p>
      <text:p text:style-name="Standard_20__28_user_29_">&lt;/b2bRequest&gt;</text:p>
      <text:p text:style-name="Standard_20__28_user_29_"/>
      <text:p text:style-name="Standard_20__28_user_29_"/>
      <text:list xml:id="list10235415572287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9514_1756983612"/><text:bookmark-start text:name="_Toc496533173"/>Příklad response:<text:bookmark-end text:name="__RefHeading__19514_1756983612"/><text:bookmark-end text:name="_Toc496533173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>&lt;v1:b2bSyncResponse xmlns:v1="https://b2b.postaonline.cz/schema/B2BCommon-v1" xmlns:v1_1="https://b2b.postaonline.cz/schema/POLServices-v1"&gt;</text:p>
      <text:p text:style-name="Standard_20__28_user_29_"><text:tab/>&lt;v1:header&gt;</text:p>
      <text:p text:style-name="Standard_20__28_user_29_"><text:tab/><text:tab/>&lt;v1:timeStamp&gt;<text:span text:style-name="T20">2016-02-25T08:30:03.678Z</text:span>&lt;/v1:timeStamp&gt;</text:p>
      <text:p text:style-name="Standard_20__28_user_29_"><text:tab/><text:tab/>&lt;v1:b2bRequestHeader&gt;</text:p>
      <text:p text:style-name="Standard_20__28_user_29_"><text:tab/><text:tab/><text:tab/>&lt;v1:idExtTransaction&gt;<text:span text:style-name="T20">1</text:span>&lt;/v1:idExtTransaction&gt;</text:p>
      <text:p text:style-name="Standard_20__28_user_29_"><text:tab/><text:tab/><text:tab/>&lt;v1:timeStamp&gt;<text:span text:style-name="T20">2014-03-12T12:33:34.573Z</text:span>&lt;/v1:timeStamp&gt;</text:p>
      <text:p text:style-name="Standard_20__28_user_29_"><text:tab/><text:tab/><text:tab/>&lt;v1:idContract&gt;<text:span text:style-name="T20">25195667001</text:span>&lt;/v1:idContract&gt;</text:p>
      <text:p text:style-name="Standard_20__28_user_29_"><text:tab/><text:tab/>&lt;/v1:b2bRequestHeader&gt;</text:p>
      <text:p text:style-name="Standard_20__28_user_29_"><text:tab/>&lt;/v1:header&gt;</text:p>
      <text:p text:style-name="Standard_20__28_user_29_"><text:tab/>&lt;v1:serviceData&gt;</text:p>
      <text:p text:style-name="Standard_20__28_user_29_"><text:tab/><text:tab/>&lt;v1_1:getStatsResponse&gt;</text:p>
      <text:p text:style-name="Standard_20__28_user_29_"><text:tab/><text:tab/><text:tab/>&lt;v1_1:importAll&gt;<text:span text:style-name="T20">16</text:span>&lt;/v1_1:importAll&gt;</text:p>
      <text:p text:style-name="Standard_20__28_user_29_"><text:tab/><text:tab/><text:tab/>&lt;v1_1:importErr&gt;<text:span text:style-name="T20">13</text:span>&lt;/v1_1:importErr&gt;</text:p>
      <text:p text:style-name="Standard_20__28_user_29_"><text:tab/><text:tab/><text:tab/>&lt;v1_1:importOk&gt;<text:span text:style-name="T20">3</text:span>&lt;/v1_1:importOk&gt;</text:p>
      <text:p text:style-name="Standard_20__28_user_29_"><text:tab/><text:tab/><text:tab/>&lt;v1_1:parcels&gt;<text:span text:style-name="T20">43</text:span>&lt;/v1_1:parcels&gt;</text:p>
      <text:p text:style-name="Standard_20__28_user_29_"><text:tab/><text:tab/>&lt;/v1_1:getStatsResponse&gt;</text:p>
      <text:p text:style-name="Standard_20__28_user_29_"><text:tab/>&lt;/v1:serviceData&gt;</text:p>
      <text:p text:style-name="Standard_20__28_user_29_">&lt;/v1:b2bSyncResponse&gt;</text:p>
      <text:p text:style-name="Standard_20__28_user_29_"/>
      <text:p text:style-name="cp_5f_Normal_5f_2"/>
      <text:p text:style-name="cp_5f_Normal_5f_2"/>
      <text:p text:style-name="cp_5f_Normal_5f_2"/>
      <text:p text:style-name="cp_5f_Normal_5f_2"/>
      <text:p text:style-name="cp_5f_Normal_5f_2"/>
      <text:p text:style-name="cp_5f_Normal_5f_2"/>
      <text:list xml:id="list102354611504391" text:continue-numbering="true" text:style-name="WWNum1">
        <text:list-item>
          <text:list>
            <text:list-item>
              <text:list>
                <text:list-item>
                  <text:h text:style-name="P16" text:outline-level="3"><text:bookmark-start text:name="__RefHeading__537_1056414631"/><text:bookmark-start text:name="_Toc496533174"/>Operace – getParcelState<text:bookmark-end text:name="__RefHeading__537_1056414631"/><text:bookmark-end text:name="_Toc496533174"/></text:h>
                </text:list-item>
              </text:list>
            </text:list-item>
          </text:list>
        </text:list-item>
      </text:list>
      <table:table table:name="Tabulka14" table:style-name="Tabulka14">
        <table:table-column table:style-name="Tabulka14.A"/>
        <table:table-column table:style-name="Tabulka14.B"/>
        <table:table-row table:style-name="Tabulka14.1">
          <table:table-cell table:style-name="Tabulka14.A1" office:value-type="string">
            <text:p text:style-name="Table_20_Contents"><text:span text:style-name="T9">Endpoint</text:span></text:p>
          </table:table-cell>
          <table:table-cell table:style-name="Tabulka14.B1" office:value-type="string">
            <text:p text:style-name="Table_20_Contents"><text:a xlink:type="simple" xlink:href="https://b2b.postaonline.cz/services/POLService/v1/sendParcels" text:style-name="ListLabel_20_76" text:visited-style-name="ListLabel_20_76">https://b2b.postaonline.cz/services/POLService/v1</text:a><text:a xlink:type="simple" xlink:href="https://b2b.postaonline.cz/services/POLService/v1/sendParcels" text:style-name="ListLabel_20_75" text:visited-style-name="ListLabel_20_75"><text:span text:style-name="T13">/</text:span></text:a><text:span text:style-name="T13">getParcelState</text:span></text:p>
          </table:table-cell>
        </table:table-row>
        <table:table-row table:style-name="Tabulka14.1">
          <table:table-cell table:style-name="Tabulka14.A2" office:value-type="string">
            <text:p text:style-name="Table_20_Contents"><text:span text:style-name="T9">Popis</text:span></text:p>
          </table:table-cell>
          <table:table-cell table:style-name="Tabulka14.B2" office:value-type="string">
            <text:p text:style-name="Table_20_Contents">Operace slouží k získání seznamu stavů zásilek.</text:p>
          </table:table-cell>
        </table:table-row>
        <text:soft-page-break/>
        <table:table-row table:style-name="Tabulka14.1">
          <table:table-cell table:style-name="Tabulka14.A2" office:value-type="string">
            <text:p text:style-name="Table_20_Contents"><text:span text:style-name="T9">Typ</text:span></text:p>
          </table:table-cell>
          <table:table-cell table:style-name="Tabulka14.B2" office:value-type="string">
            <text:p text:style-name="Table_20_Contents">Synchronní</text:p>
          </table:table-cell>
        </table:table-row>
        <table:table-row table:style-name="Tabulka14.1">
          <table:table-cell table:style-name="Tabulka14.A2" office:value-type="string">
            <text:p text:style-name="Table_20_Contents"><text:span text:style-name="T9">Vstupní objekt</text:span></text:p>
          </table:table-cell>
          <table:table-cell table:style-name="Tabulka14.B2" office:value-type="string">
            <text:p text:style-name="Standard_20__28_user_29_">Element <text:span text:style-name="T9">b2bRequest</text:span>:</text:p>
            <text:p text:style-name="Standard_20__28_user_29_">element <text:span text:style-name="T9">header</text:span> <text:s/>- data hlavičky požadavku</text:p>
            <text:p text:style-name="Standard_20__28_user_29_">element <text:span text:style-name="T9">serviceData</text:span> - vlastní data požadavku obsahující element <text:span text:style-name="T9">getParcelState</text:span></text:p>
            <text:p text:style-name="Standard_20__28_user_29_"/>
            <text:p text:style-name="Standard_20__28_user_29_">Popis elementu <text:span text:style-name="T9">b2bRequest</text:span> je uveden v příloze <text:span text:style-name="T15">„B2BCommon-v1.1.xsd“</text:span>.</text:p>
            <text:p text:style-name="Standard_20__28_user_29_">Popis elementu <text:span text:style-name="T9">getParcelState</text:span> je uveden v příloze <text:span text:style-name="T15">„B2B-POLServices-v1.X.xsd“</text:span>.</text:p>
          </table:table-cell>
        </table:table-row>
        <table:table-row table:style-name="Tabulka14.1">
          <table:table-cell table:style-name="Tabulka14.A2" office:value-type="string">
            <text:p text:style-name="Table_20_Contents"><text:span text:style-name="T9">Výstupní objekt</text:span></text:p>
          </table:table-cell>
          <table:table-cell table:style-name="Tabulka14.B2" office:value-type="string">
            <text:p text:style-name="Standard_20__28_user_29_">Element <text:span text:style-name="T9">b2bSyncResponse</text:span>:</text:p>
            <text:list xml:id="list3019539707" text:style-name="WWNum40">
              <text:list-item>
                <text:p text:style-name="P24">element <text:span text:style-name="T9">header</text:span> <text:s/>- data hlavičky odpovědi</text:p>
              </text:list-item>
              <text:list-item>
                <text:p text:style-name="P24">element <text:span text:style-name="T9">serviceData</text:span> – data odpovědi obsahující element <text:span text:style-name="T9">getParcelStateResponse</text:span></text:p>
              </text:list-item>
            </text:list>
            <text:p text:style-name="P29"/>
            <text:p text:style-name="Standard_20__28_user_29_">nebo </text:p>
            <text:p text:style-name="Standard_20__28_user_29_"><text:span text:style-name="T9">B2BFaultMessage</text:span></text:p>
            <text:p text:style-name="Standard_20__28_user_29_">Popis elementů <text:span text:style-name="T9">b2bSyncResponse </text:span>a<text:span text:style-name="T9"> B2BFaultMessage</text:span> je uveden v příloze <text:span text:style-name="T15">„B2BCommon-v1.1.xsd“</text:span>.</text:p>
            <text:p text:style-name="Standard_20__28_user_29_">Popis elementu <text:span text:style-name="T9">getParcelStateResponse</text:span> je uveden v příloze <text:span text:style-name="T15">„B2B-POLServices-vX.xsd“</text:span>.</text:p>
          </table:table-cell>
        </table:table-row>
        <table:table-row table:style-name="Tabulka14.1">
          <table:table-cell table:style-name="Tabulka14.A2" office:value-type="string">
            <text:p text:style-name="Table_20_Contents"><text:span text:style-name="T9">Omezení</text:span></text:p>
          </table:table-cell>
          <table:table-cell table:style-name="Tabulka14.B2" office:value-type="string">
            <text:p text:style-name="Table_20_Contents">max. 1000 volání denně</text:p>
          </table:table-cell>
        </table:table-row>
      </table:table>
      <text:h text:style-name="P10" text:outline-level="4"/>
      <text:list xml:id="list102352587776177" text:continue-list="list102354611504391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9516_1756983612"/><text:bookmark-start text:name="_Toc496533175"/>getParcelState - request<text:bookmark-end text:name="__RefHeading__19516_1756983612"/><text:bookmark-end text:name="_Toc496533175"/></text:h>
                    </text:list-item>
                  </text:list>
                </text:list-item>
              </text:list>
            </text:list-item>
          </text:list>
        </text:list-item>
      </text:list>
      <table:table table:name="Tabulka15" table:style-name="Tabulka15">
        <table:table-column table:style-name="Tabulka15.A"/>
        <table:table-column table:style-name="Tabulka15.B"/>
        <table:table-column table:style-name="Tabulka15.C"/>
        <table:table-column table:style-name="Tabulka15.D"/>
        <table:table-row table:style-name="Tabulka15.1">
          <table:table-cell table:style-name="Tabulka15.A1" office:value-type="string">
            <text:p text:style-name="Standard_20__28_user_29_"><text:span text:style-name="T7">Položka</text:span></text:p>
          </table:table-cell>
          <table:table-cell table:style-name="Tabulka15.A1" office:value-type="string">
            <text:p text:style-name="Standard_20__28_user_29_"><text:span text:style-name="T7">Datový typ</text:span></text:p>
          </table:table-cell>
          <table:table-cell table:style-name="Tabulka15.A1" office:value-type="string">
            <text:p text:style-name="Standard_20__28_user_29_"><text:span text:style-name="T7">Povinná</text:span></text:p>
          </table:table-cell>
          <table:table-cell table:style-name="Tabulka15.D1" office:value-type="string">
            <text:p text:style-name="Standard_20__28_user_29_"><text:span text:style-name="T7">Komentář</text:span></text:p>
          </table:table-cell>
        </table:table-row>
        <table:table-row table:style-name="Tabulka15.1">
          <table:table-cell table:style-name="Tabulka15.A2" office:value-type="string">
            <text:p text:style-name="Table_20_Contents">idParcel</text:p>
          </table:table-cell>
          <table:table-cell table:style-name="Tabulka15.A2" office:value-type="string">
            <text:p text:style-name="Table_20_Contents">String</text:p>
          </table:table-cell>
          <table:table-cell table:style-name="Tabulka15.A2" office:value-type="string">
            <text:p text:style-name="Table_20_Contents">A</text:p>
          </table:table-cell>
          <table:table-cell table:style-name="Tabulka15.D2" office:value-type="string">
            <text:p text:style-name="Table_20_Contents">ID zásilky</text:p>
          </table:table-cell>
        </table:table-row>
        <table:table-row table:style-name="Tabulka15.1">
          <table:table-cell table:style-name="Tabulka15.A2" office:value-type="string">
            <text:p text:style-name="Table_20_Contents">language</text:p>
          </table:table-cell>
          <table:table-cell table:style-name="Tabulka15.A2" office:value-type="string">
            <text:p text:style-name="Table_20_Contents">String</text:p>
          </table:table-cell>
          <table:table-cell table:style-name="Tabulka15.A2" office:value-type="string">
            <text:p text:style-name="Table_20_Contents">N</text:p>
          </table:table-cell>
          <table:table-cell table:style-name="Tabulka15.D2" office:value-type="string">
            <text:p text:style-name="Table_20_Contents">Jazyk zobrazovanych udalosti. default cs</text:p>
          </table:table-cell>
        </table:table-row>
      </table:table>
      <text:p text:style-name="P34"/>
      <text:list xml:id="list10235349832446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9518_1756983612"/><text:bookmark-start text:name="_Toc496533176"/>Počet opakování objektů<text:bookmark-end text:name="__RefHeading__19518_1756983612"/><text:bookmark-end text:name="_Toc496533176"/></text:h>
                    </text:list-item>
                  </text:list>
                </text:list-item>
              </text:list>
            </text:list-item>
          </text:list>
        </text:list-item>
      </text:list>
      <table:table table:name="Tabulka16" table:style-name="Tabulka16">
        <table:table-column table:style-name="Tabulka16.A"/>
        <table:table-column table:style-name="Tabulka16.B"/>
        <table:table-row table:style-name="Tabulka16.1">
          <table:table-cell table:style-name="Tabulka16.A1" office:value-type="string">
            <text:p text:style-name="Standard_20__28_user_29_">Položka</text:p>
          </table:table-cell>
          <table:table-cell table:style-name="Tabulka16.A1" office:value-type="string">
            <text:p text:style-name="Standard_20__28_user_29_">Počet opakování</text:p>
          </table:table-cell>
        </table:table-row>
        <table:table-row table:style-name="Tabulka16.1">
          <table:table-cell table:style-name="Tabulka16.A1" office:value-type="string">
            <text:p text:style-name="Table_20_Contents">idParcel</text:p>
          </table:table-cell>
          <table:table-cell table:style-name="Tabulka16.A1" office:value-type="string">
            <text:p text:style-name="Standard_20__28_user_29_"><text:span text:style-name="T14">1,10</text:span> záznamů</text:p>
          </table:table-cell>
        </table:table-row>
      </table:table>
      <text:p text:style-name="cp_5f_Normal_5f_4"/>
      <text:list xml:id="list102353944027554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9520_1756983612"/><text:bookmark-start text:name="_Toc496533177"/>getParcelState - response<text:bookmark-end text:name="__RefHeading__19520_1756983612"/><text:bookmark-end text:name="_Toc496533177"/></text:h>
                    </text:list-item>
                  </text:list>
                </text:list-item>
              </text:list>
            </text:list-item>
          </text:list>
        </text:list-item>
      </text:list>
      <table:table table:name="Tabulka17" table:style-name="Tabulka17">
        <table:table-column table:style-name="Tabulka17.A"/>
        <table:table-column table:style-name="Tabulka17.B"/>
        <table:table-column table:style-name="Tabulka17.C"/>
        <table:table-column table:style-name="Tabulka17.D"/>
        <table:table-row table:style-name="Tabulka17.1">
          <table:table-cell table:style-name="Tabulka17.A1" office:value-type="string">
            <text:p text:style-name="Standard_20__28_user_29_"><text:span text:style-name="T7">Položka</text:span></text:p>
          </table:table-cell>
          <table:table-cell table:style-name="Tabulka17.A1" office:value-type="string">
            <text:p text:style-name="Standard_20__28_user_29_"><text:span text:style-name="T7">Datový typ</text:span></text:p>
          </table:table-cell>
          <table:table-cell table:style-name="Tabulka17.A1" office:value-type="string">
            <text:p text:style-name="Standard_20__28_user_29_"><text:span text:style-name="T7">Povinná</text:span></text:p>
          </table:table-cell>
          <table:table-cell table:style-name="Tabulka17.D1" office:value-type="string">
            <text:p text:style-name="Standard_20__28_user_29_"><text:span text:style-name="T7">Komentář</text:span></text:p>
          </table:table-cell>
        </table:table-row>
        <table:table-row table:style-name="Tabulka17.1">
          <table:table-cell table:style-name="Tabulka17.A2" office:value-type="string">
            <text:p text:style-name="Table_20_Contents"><text:span text:style-name="T9">parcel</text:span></text:p>
          </table:table-cell>
          <table:table-cell table:style-name="Tabulka17.A2" office:value-type="string">
            <text:p text:style-name="Table_20_Contents"/>
          </table:table-cell>
          <table:table-cell table:style-name="Tabulka17.A2" office:value-type="string">
            <text:p text:style-name="Table_20_Contents">A</text:p>
          </table:table-cell>
          <table:table-cell table:style-name="Tabulka17.D2" office:value-type="string">
            <text:p text:style-name="Table_20_Contents">Data zásilky</text:p>
          </table:table-cell>
        </table:table-row>
        <table:table-row table:style-name="Tabulka17.1">
          <table:table-cell table:style-name="Tabulka17.A2" office:value-type="string">
            <text:p text:style-name="Table_20_Contents">idParcel</text:p>
          </table:table-cell>
          <table:table-cell table:style-name="Tabulka17.A2" office:value-type="string">
            <text:p text:style-name="Table_20_Contents">String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ID zásilky</text:p>
          </table:table-cell>
        </table:table-row>
        <table:table-row table:style-name="Tabulka17.1">
          <table:table-cell table:style-name="Tabulka17.A2" office:value-type="string">
            <text:p text:style-name="Table_20_Contents">parcelType</text:p>
          </table:table-cell>
          <table:table-cell table:style-name="Tabulka17.A2" office:value-type="string">
            <text:p text:style-name="Table_20_Contents">String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Typ zásilky</text:p>
          </table:table-cell>
        </table:table-row>
        <table:table-row table:style-name="Tabulka17.1">
          <table:table-cell table:style-name="Tabulka17.A2" office:value-type="string">
            <text:p text:style-name="Table_20_Contents">weight</text:p>
          </table:table-cell>
          <table:table-cell table:style-name="Tabulka17.A2" office:value-type="string">
            <text:p text:style-name="Table_20_Contents">Decimal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Hmotnost</text:p>
          </table:table-cell>
        </table:table-row>
        <table:table-row table:style-name="Tabulka17.1">
          <table:table-cell table:style-name="Tabulka17.A2" office:value-type="string">
            <text:p text:style-name="Table_20_Contents">amount</text:p>
          </table:table-cell>
          <table:table-cell table:style-name="Tabulka17.A2" office:value-type="string">
            <text:p text:style-name="Table_20_Contents">Decimal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Částka dobírky</text:p>
          </table:table-cell>
        </table:table-row>
        <table:table-row table:style-name="Tabulka17.1">
          <table:table-cell table:style-name="Tabulka17.A2" office:value-type="string">
            <text:p text:style-name="Table_20_Contents">currency</text:p>
          </table:table-cell>
          <table:table-cell table:style-name="Tabulka17.A2" office:value-type="string">
            <text:p text:style-name="Table_20_Contents">String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Měna dobírky</text:p>
          </table:table-cell>
        </table:table-row>
        <table:table-row table:style-name="Tabulka17.1">
          <table:table-cell table:style-name="Tabulka17.A2" office:value-type="string">
            <text:p text:style-name="Table_20_Contents">quantityParcel</text:p>
          </table:table-cell>
          <table:table-cell table:style-name="Tabulka17.A2" office:value-type="string">
            <text:p text:style-name="Table_20_Contents">Integer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Počet kusů</text:p>
          </table:table-cell>
        </table:table-row>
        <table:table-row table:style-name="Tabulka17.1">
          <table:table-cell table:style-name="Tabulka17.A2" office:value-type="string">
            <text:p text:style-name="Table_20_Contents">depositTo</text:p>
          </table:table-cell>
          <table:table-cell table:style-name="Tabulka17.A2" office:value-type="string">
            <text:p text:style-name="Table_20_Contents">Date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Datum uložení do</text:p>
          </table:table-cell>
        </table:table-row>
        <table:table-row table:style-name="Tabulka17.1">
          <table:table-cell table:style-name="Tabulka17.A2" office:value-type="string">
            <text:p text:style-name="Table_20_Contents">timeDeposit</text:p>
          </table:table-cell>
          <table:table-cell table:style-name="Tabulka17.A2" office:value-type="string">
            <text:p text:style-name="Table_20_Contents">Integer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Úložní doba</text:p>
          </table:table-cell>
        </table:table-row>
        <text:soft-page-break/>
        <table:table-row table:style-name="Tabulka17.1">
          <table:table-cell table:style-name="Tabulka17.A2" office:value-type="string">
            <text:p text:style-name="Table_20_Contents">countryOfOrigin</text:p>
          </table:table-cell>
          <table:table-cell table:style-name="Tabulka17.A2" office:value-type="string">
            <text:p text:style-name="Table_20_Contents">String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Země původu</text:p>
          </table:table-cell>
        </table:table-row>
        <table:table-row table:style-name="Tabulka17.1">
          <table:table-cell table:style-name="Tabulka17.A2" office:value-type="string">
            <text:p text:style-name="Table_20_Contents">countryOfDestination</text:p>
          </table:table-cell>
          <table:table-cell table:style-name="Tabulka17.A2" office:value-type="string">
            <text:p text:style-name="Table_20_Contents">String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Země určení</text:p>
          </table:table-cell>
        </table:table-row>
        <table:table-row table:style-name="Tabulka17.1">
          <table:table-cell table:style-name="Tabulka17.A2" office:value-type="string">
            <text:p text:style-name="Table_20_Contents"><text:span text:style-name="T9">parcel.states</text:span></text:p>
          </table:table-cell>
          <table:table-cell table:style-name="Tabulka17.A2" office:value-type="string">
            <text:p text:style-name="Table_20_Contents"/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Historie stavů</text:p>
          </table:table-cell>
        </table:table-row>
        <table:table-row table:style-name="Tabulka17.1">
          <table:table-cell table:style-name="Tabulka17.A2" office:value-type="string">
            <text:p text:style-name="Table_20_Contents"><text:span text:style-name="T9">parcel.states.state</text:span></text:p>
          </table:table-cell>
          <table:table-cell table:style-name="Tabulka17.A2" office:value-type="string">
            <text:p text:style-name="Table_20_Contents"/>
          </table:table-cell>
          <table:table-cell table:style-name="Tabulka17.A2" office:value-type="string">
            <text:p text:style-name="Table_20_Contents">A</text:p>
          </table:table-cell>
          <table:table-cell table:style-name="Tabulka17.D2" office:value-type="string">
            <text:p text:style-name="Table_20_Contents">Stav zásilky</text:p>
          </table:table-cell>
        </table:table-row>
        <table:table-row table:style-name="Tabulka17.1">
          <table:table-cell table:style-name="Tabulka17.A2" office:value-type="string">
            <text:p text:style-name="Table_20_Contents">id</text:p>
          </table:table-cell>
          <table:table-cell table:style-name="Tabulka17.A2" office:value-type="string">
            <text:p text:style-name="Table_20_Contents">String</text:p>
          </table:table-cell>
          <table:table-cell table:style-name="Tabulka17.A2" office:value-type="string">
            <text:p text:style-name="Table_20_Contents">A</text:p>
          </table:table-cell>
          <table:table-cell table:style-name="Tabulka17.D2" office:value-type="string">
            <text:p text:style-name="Table_20_Contents">ID stavu</text:p>
          </table:table-cell>
        </table:table-row>
        <table:table-row table:style-name="Tabulka17.1">
          <table:table-cell table:style-name="Tabulka17.A2" office:value-type="string">
            <text:p text:style-name="Table_20_Contents">date</text:p>
          </table:table-cell>
          <table:table-cell table:style-name="Tabulka17.A2" office:value-type="string">
            <text:p text:style-name="Table_20_Contents">Date</text:p>
          </table:table-cell>
          <table:table-cell table:style-name="Tabulka17.A2" office:value-type="string">
            <text:p text:style-name="Table_20_Contents">A</text:p>
          </table:table-cell>
          <table:table-cell table:style-name="Tabulka17.D2" office:value-type="string">
            <text:p text:style-name="Table_20_Contents">Datum stavu</text:p>
          </table:table-cell>
        </table:table-row>
        <table:table-row table:style-name="Tabulka17.1">
          <table:table-cell table:style-name="Tabulka17.A2" office:value-type="string">
            <text:p text:style-name="Table_20_Contents">text</text:p>
          </table:table-cell>
          <table:table-cell table:style-name="Tabulka17.A2" office:value-type="string">
            <text:p text:style-name="Table_20_Contents">String</text:p>
          </table:table-cell>
          <table:table-cell table:style-name="Tabulka17.A2" office:value-type="string">
            <text:p text:style-name="Table_20_Contents">A</text:p>
          </table:table-cell>
          <table:table-cell table:style-name="Tabulka17.D2" office:value-type="string">
            <text:p text:style-name="Table_20_Contents">Text stavu</text:p>
          </table:table-cell>
        </table:table-row>
        <table:table-row table:style-name="Tabulka17.1">
          <table:table-cell table:style-name="Tabulka17.A2" office:value-type="string">
            <text:p text:style-name="Table_20_Contents">postCode</text:p>
          </table:table-cell>
          <table:table-cell table:style-name="Tabulka17.A2" office:value-type="string">
            <text:p text:style-name="Table_20_Contents">String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Psč kde stav nastal</text:p>
          </table:table-cell>
        </table:table-row>
        <table:table-row table:style-name="Tabulka17.1">
          <table:table-cell table:style-name="Tabulka17.A2" office:value-type="string">
            <text:p text:style-name="Table_20_Contents">name</text:p>
          </table:table-cell>
          <table:table-cell table:style-name="Tabulka17.A2" office:value-type="string">
            <text:p text:style-name="Table_20_Contents">String</text:p>
          </table:table-cell>
          <table:table-cell table:style-name="Tabulka17.A2" office:value-type="string">
            <text:p text:style-name="Table_20_Contents">N</text:p>
          </table:table-cell>
          <table:table-cell table:style-name="Tabulka17.D2" office:value-type="string">
            <text:p text:style-name="Table_20_Contents">Název provozovny kde stav nastal</text:p>
          </table:table-cell>
        </table:table-row>
      </table:table>
      <text:list xml:id="list10235333205518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9522_1756983612"/><text:bookmark-start text:name="_Toc496533178"/>Počet opakování objektů<text:bookmark-end text:name="__RefHeading__19522_1756983612"/><text:bookmark-end text:name="_Toc496533178"/></text:h>
                    </text:list-item>
                  </text:list>
                </text:list-item>
              </text:list>
            </text:list-item>
          </text:list>
        </text:list-item>
      </text:list>
      <table:table table:name="Tabulka18" table:style-name="Tabulka18">
        <table:table-column table:style-name="Tabulka18.A"/>
        <table:table-column table:style-name="Tabulka18.B"/>
        <table:table-row table:style-name="Tabulka18.1">
          <table:table-cell table:style-name="Tabulka18.A1" office:value-type="string">
            <text:p text:style-name="Standard_20__28_user_29_">Položka</text:p>
          </table:table-cell>
          <table:table-cell table:style-name="Tabulka18.A1" office:value-type="string">
            <text:p text:style-name="Standard_20__28_user_29_">Počet opakování</text:p>
          </table:table-cell>
        </table:table-row>
        <table:table-row table:style-name="Tabulka18.1">
          <table:table-cell table:style-name="Tabulka18.A1" office:value-type="string">
            <text:p text:style-name="Table_20_Contents"><text:span text:style-name="T9">parcel</text:span></text:p>
          </table:table-cell>
          <table:table-cell table:style-name="Tabulka18.A1" office:value-type="string">
            <text:p text:style-name="Standard_20__28_user_29_"><text:span text:style-name="T14">1</text:span> záznam</text:p>
          </table:table-cell>
        </table:table-row>
        <table:table-row table:style-name="Tabulka18.1">
          <table:table-cell table:style-name="Tabulka18.A3" office:value-type="string">
            <text:p text:style-name="Table_20_Contents"><text:span text:style-name="T9">states</text:span></text:p>
          </table:table-cell>
          <table:table-cell table:style-name="Tabulka18.A3" office:value-type="string">
            <text:p text:style-name="Standard_20__28_user_29_"><text:span text:style-name="T14">1</text:span> záznam</text:p>
          </table:table-cell>
        </table:table-row>
        <table:table-row table:style-name="Tabulka18.1">
          <table:table-cell table:style-name="Tabulka18.A3" office:value-type="string">
            <text:p text:style-name="Table_20_Contents"><text:span text:style-name="T9">state</text:span></text:p>
          </table:table-cell>
          <table:table-cell table:style-name="Tabulka18.A3" office:value-type="string">
            <text:p text:style-name="Standard_20__28_user_29_"><text:span text:style-name="T15">1,n záznamů</text:span></text:p>
          </table:table-cell>
        </table:table-row>
      </table:table>
      <text:h text:style-name="P10" text:outline-level="4"/>
      <text:list xml:id="list102354271187525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9524_1756983612"/><text:bookmark-start text:name="_Toc496533179"/>Příklad request:<text:bookmark-end text:name="__RefHeading__19524_1756983612"/><text:bookmark-end text:name="_Toc496533179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>&lt;?xml version="1.0" encoding="UTF-8" standalone="yes"?&gt;</text:p>
      <text:p text:style-name="Standard_20__28_user_29_">&lt;b2bRequest xmlns="https://b2b.postaonline.cz/schema/B2BCommon-v1" xmlns:ns2="https://b2b.postaonline.cz/schema/POLServices-v1"&gt;</text:p>
      <text:p text:style-name="Standard_20__28_user_29_"><text:tab/>&lt;header&gt;</text:p>
      <text:p text:style-name="Standard_20__28_user_29_"><text:tab/><text:tab/>&lt;idExtTransaction&gt;<text:span text:style-name="T20">1</text:span>&lt;/idExtTransaction&gt;</text:p>
      <text:p text:style-name="Standard_20__28_user_29_"><text:tab/><text:tab/>&lt;timeStamp&gt;<text:span text:style-name="T20">2016-03-12T11:00:34.573+01:00</text:span>&lt;/timeStamp&gt;</text:p>
      <text:p text:style-name="Standard_20__28_user_29_"><text:tab/><text:tab/>&lt;idContract&gt;<text:span text:style-name="T20">25195667001</text:span>&lt;/idContract&gt;</text:p>
      <text:p text:style-name="Standard_20__28_user_29_"><text:tab/>&lt;/header&gt;</text:p>
      <text:p text:style-name="Standard_20__28_user_29_"><text:tab/>&lt;serviceData&gt;</text:p>
      <text:p text:style-name="Standard_20__28_user_29_"><text:tab/><text:tab/>&lt;ns2:getParcelState&gt;</text:p>
      <text:p text:style-name="Standard_20__28_user_29_"><text:tab/><text:tab/><text:tab/>&lt;ns2:idParcel&gt;<text:span text:style-name="T20">BA0109964075X</text:span>&lt;/ns2:idParcel&gt;</text:p>
      <text:p text:style-name="Standard_20__28_user_29_"><text:tab/><text:tab/><text:tab/>&lt;ns2:idParcel&gt;<text:span text:style-name="T20">BA0146149139X</text:span>&lt;/ns2:idParcel&gt;</text:p>
      <text:p text:style-name="Standard_20__28_user_29_"><text:tab/><text:tab/><text:tab/>&lt;ns2:language&gt;cs&lt;/ns2:language&gt;</text:p>
      <text:p text:style-name="Standard_20__28_user_29_"><text:tab/><text:tab/>&lt;/ns2:getParcelState&gt;</text:p>
      <text:p text:style-name="Standard_20__28_user_29_"><text:tab/>&lt;/serviceData&gt;</text:p>
      <text:p text:style-name="Standard_20__28_user_29_">&lt;/b2bRequest&gt;</text:p>
      <text:p text:style-name="Standard_20__28_user_29_"/>
      <text:list xml:id="list102352898070220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_RefHeading__19526_1756983612"/><text:bookmark-start text:name="_Toc496533180"/>Příklad response:<text:bookmark-end text:name="__RefHeading__19526_1756983612"/><text:bookmark-end text:name="_Toc496533180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>&lt;?xml version="1.0" encoding="UTF-8"?&gt;</text:p>
      <text:p text:style-name="Standard_20__28_user_29_">&lt;v1:b2bSyncResponse xmlns:v1="https://b2b.postaonline.cz/schema/B2BCommon-v1" xmlns:v1_1="https://b2b.postaonline.cz/schema/POLServices-v1"&gt;</text:p>
      <text:p text:style-name="Standard_20__28_user_29_"><text:tab/>&lt;v1:header&gt;</text:p>
      <text:p text:style-name="Standard_20__28_user_29_"><text:tab/><text:tab/>&lt;v1:timeStamp&gt;<text:span text:style-name="T20">2016-02-18T16:00:34.913Z</text:span>&lt;/v1:timeStamp&gt;</text:p>
      <text:p text:style-name="Standard_20__28_user_29_"><text:tab/><text:tab/>&lt;v1:b2bRequestHeader&gt;</text:p>
      <text:p text:style-name="Standard_20__28_user_29_"><text:tab/><text:tab/><text:tab/>&lt;v1:idExtTransaction&gt;<text:span text:style-name="T20">1</text:span>&lt;/v1:idExtTransaction&gt;</text:p>
      <text:p text:style-name="Standard_20__28_user_29_"><text:tab/><text:tab/><text:tab/>&lt;v1:timeStamp&gt;<text:span text:style-name="T20">2016-03-12T10:00:34.573Z</text:span>&lt;/v1:timeStamp&gt;</text:p>
      <text:p text:style-name="Standard_20__28_user_29_"><text:soft-page-break/><text:tab/><text:tab/><text:tab/>&lt;v1:idContract&gt;<text:span text:style-name="T20">25195667001</text:span>&lt;/v1:idContract&gt;</text:p>
      <text:p text:style-name="Standard_20__28_user_29_"><text:tab/><text:tab/>&lt;/v1:b2bRequestHeader&gt;</text:p>
      <text:p text:style-name="Standard_20__28_user_29_"><text:tab/>&lt;/v1:header&gt;</text:p>
      <text:p text:style-name="Standard_20__28_user_29_"><text:tab/>&lt;v1:serviceData&gt;</text:p>
      <text:p text:style-name="Standard_20__28_user_29_"><text:tab/><text:tab/>&lt;v1_1:getParcelStateResponse&gt;</text:p>
      <text:p text:style-name="Standard_20__28_user_29_"><text:tab/><text:tab/><text:tab/>&lt;v1_1:parcel&gt;</text:p>
      <text:p text:style-name="Standard_20__28_user_29_"><text:tab/><text:tab/><text:tab/><text:tab/>&lt;v1_1:idParcel&gt;<text:span text:style-name="T20">BA0109964075X</text:span>&lt;/v1_1:idParcel&gt;</text:p>
      <text:p text:style-name="Standard_20__28_user_29_"><text:tab/><text:tab/><text:tab/><text:tab/>&lt;v1_1:parcelType&gt;<text:span text:style-name="T20">BA</text:span>&lt;/v1_1:parcelType&gt;</text:p>
      <text:p text:style-name="Standard_20__28_user_29_"><text:tab/><text:tab/><text:tab/><text:tab/>&lt;v1_1:weight&gt;<text:span text:style-name="T20">0.690</text:span>&lt;/v1_1:weight&gt;</text:p>
      <text:p text:style-name="Standard_20__28_user_29_"><text:tab/><text:tab/><text:tab/><text:tab/>&lt;v1_1:amount&gt;<text:span text:style-name="T20">0</text:span>&lt;/v1_1:amount&gt;</text:p>
      <text:p text:style-name="Standard_20__28_user_29_"><text:tab/><text:tab/><text:tab/><text:tab/>&lt;v1_1:currency&gt;&lt;/v1_1:currency&gt;</text:p>
      <text:p text:style-name="Standard_20__28_user_29_"><text:tab/><text:tab/><text:tab/><text:tab/>&lt;v1_1:timeDeposit&gt;<text:span text:style-name="T20">15</text:span>&lt;/v1_1:timeDeposit&gt;</text:p>
      <text:p text:style-name="Standard_20__28_user_29_"><text:tab/><text:tab/><text:tab/><text:tab/>&lt;v1_1:states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21</text:span>&lt;/v1_1:id&gt;</text:p>
      <text:p text:style-name="Standard_20__28_user_29_"><text:tab/><text:tab/><text:tab/><text:tab/><text:tab/><text:tab/>&lt;v1_1:date&gt;<text:span text:style-name="T20">2015-09-02</text:span>&lt;/v1_1:date&gt;</text:p>
      <text:p text:style-name="Standard_20__28_user_29_"><text:tab/><text:tab/><text:tab/><text:tab/><text:tab/><text:tab/>&lt;v1_1:text&gt;<text:span text:style-name="T20">Podání zásilky.</text:span>&lt;/v1_1:text&gt;</text:p>
      <text:p text:style-name="Standard_20__28_user_29_"><text:tab/><text:tab/><text:tab/><text:tab/><text:tab/><text:tab/>&lt;v1_1:postCode&gt;<text:span text:style-name="T20">26701</text:span>&lt;/v1_1:postCode&gt;</text:p>
      <text:p text:style-name="Standard_20__28_user_29_"><text:tab/><text:tab/><text:tab/><text:tab/><text:tab/><text:tab/>&lt;v1_1:name&gt;<text:span text:style-name="T20">Králův Dvůr u Berouna</text:span>&lt;/v1_1:name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-F</text:span>&lt;/v1_1:id&gt;</text:p>
      <text:p text:style-name="Standard_20__28_user_29_"><text:tab/><text:tab/><text:tab/><text:tab/><text:tab/><text:tab/>&lt;v1_1:date&gt;<text:span text:style-name="T20">2015-09-03</text:span>&lt;/v1_1:date&gt;</text:p>
      <text:p text:style-name="Standard_20__28_user_29_"><text:tab/><text:tab/><text:tab/><text:tab/><text:tab/><text:tab/>&lt;v1_1:text&gt;<text:span text:style-name="T20">Vstup zásilky na SPU.</text:span>&lt;/v1_1:text&gt;</text:p>
      <text:p text:style-name="Standard_20__28_user_29_"><text:tab/><text:tab/><text:tab/><text:tab/><text:tab/><text:tab/>&lt;v1_1:postCode&gt;<text:span text:style-name="T20">22200</text:span>&lt;/v1_1:postCode&gt;</text:p>
      <text:p text:style-name="Standard_20__28_user_29_"><text:tab/><text:tab/><text:tab/><text:tab/><text:tab/><text:tab/>&lt;v1_1:name&gt;<text:span text:style-name="T20">SPU Praha 022</text:span>&lt;/v1_1:name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-I</text:span>&lt;/v1_1:id&gt;</text:p>
      <text:p text:style-name="Standard_20__28_user_29_"><text:tab/><text:tab/><text:tab/><text:tab/><text:tab/><text:tab/>&lt;v1_1:date&gt;<text:span text:style-name="T20">2015-09-03</text:span>&lt;/v1_1:date&gt;</text:p>
      <text:p text:style-name="Standard_20__28_user_29_"><text:tab/><text:tab/><text:tab/><text:tab/><text:tab/><text:tab/>&lt;v1_1:text&gt;<text:span text:style-name="T20">Výstup zásilky z SPU.</text:span>&lt;/v1_1:text&gt;</text:p>
      <text:p text:style-name="Standard_20__28_user_29_"><text:tab/><text:tab/><text:tab/><text:tab/><text:tab/><text:tab/>&lt;v1_1:postCode&gt;<text:span text:style-name="T20">22200</text:span>&lt;/v1_1:postCode&gt;</text:p>
      <text:p text:style-name="Standard_20__28_user_29_"><text:tab/><text:tab/><text:tab/><text:tab/><text:tab/><text:tab/>&lt;v1_1:name&gt;<text:span text:style-name="T20">SPU Praha 022</text:span>&lt;/v1_1:name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-B</text:span>&lt;/v1_1:id&gt;</text:p>
      <text:p text:style-name="Standard_20__28_user_29_"><text:tab/><text:tab/><text:tab/><text:tab/><text:tab/><text:tab/>&lt;v1_1:date&gt;<text:span text:style-name="T20">2015-09-03</text:span>&lt;/v1_1:date&gt;</text:p>
      <text:p text:style-name="Standard_20__28_user_29_"><text:tab/><text:tab/><text:tab/><text:tab/><text:tab/><text:tab/>&lt;v1_1:text&gt;<text:span text:style-name="T20">Přeprava zásilky k dodací poště.</text:span>&lt;/v1_1:text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51</text:span>&lt;/v1_1:id&gt;</text:p>
      <text:p text:style-name="Standard_20__28_user_29_"><text:tab/><text:tab/><text:tab/><text:tab/><text:tab/><text:tab/>&lt;v1_1:date&gt;<text:span text:style-name="T20">2015-09-04</text:span>&lt;/v1_1:date&gt;</text:p>
      <text:p text:style-name="Standard_20__28_user_29_"><text:tab/><text:tab/><text:tab/><text:tab/><text:tab/><text:tab/>&lt;v1_1:text&gt;<text:span text:style-name="T20">Příprava zásilky k doručení.</text:span>&lt;/v1_1:text&gt;</text:p>
      <text:p text:style-name="Standard_20__28_user_29_"><text:tab/><text:tab/><text:tab/><text:tab/><text:tab/><text:tab/>&lt;v1_1:postCode&gt;<text:span text:style-name="T20">25607</text:span>&lt;/v1_1:postCode&gt;</text:p>
      <text:p text:style-name="Standard_20__28_user_29_"><text:tab/><text:tab/><text:tab/><text:tab/><text:tab/><text:tab/>&lt;v1_1:name&gt;<text:span text:style-name="T20">Depo Benešov 70</text:span>&lt;/v1_1:name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53</text:span>&lt;/v1_1:id&gt;</text:p>
      <text:p text:style-name="Standard_20__28_user_29_"><text:tab/><text:tab/><text:tab/><text:tab/><text:tab/><text:tab/>&lt;v1_1:date&gt;<text:span text:style-name="T20">2015-09-04</text:span>&lt;/v1_1:date&gt;</text:p>
      <text:p text:style-name="Standard_20__28_user_29_"><text:tab/><text:tab/><text:tab/><text:tab/><text:tab/><text:tab/>&lt;v1_1:text&gt;<text:span text:style-name="T20">Doručování zásilky.</text:span>&lt;/v1_1:text&gt;</text:p>
      <text:p text:style-name="Standard_20__28_user_29_"><text:tab/><text:tab/><text:tab/><text:tab/><text:tab/><text:tab/>&lt;v1_1:postCode&gt;<text:span text:style-name="T20">25756</text:span>&lt;/v1_1:postCode&gt;</text:p>
      <text:p text:style-name="Standard_20__28_user_29_"><text:soft-page-break/><text:tab/><text:tab/><text:tab/><text:tab/><text:tab/><text:tab/>&lt;v1_1:name&gt;<text:span text:style-name="T20">Neveklov</text:span>&lt;/v1_1:name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91</text:span>&lt;/v1_1:id&gt;</text:p>
      <text:p text:style-name="Standard_20__28_user_29_"><text:tab/><text:tab/><text:tab/><text:tab/><text:tab/><text:tab/>&lt;v1_1:date&gt;<text:span text:style-name="T20">2015-09-04</text:span>&lt;/v1_1:date&gt;</text:p>
      <text:p text:style-name="Standard_20__28_user_29_"><text:tab/><text:tab/><text:tab/><text:tab/><text:tab/><text:tab/>&lt;v1_1:text&gt;<text:span text:style-name="T20">Dodání zásilky.</text:span>&lt;/v1_1:text&gt;</text:p>
      <text:p text:style-name="Standard_20__28_user_29_"><text:tab/><text:tab/><text:tab/><text:tab/><text:tab/><text:tab/>&lt;v1_1:postCode&gt;<text:span text:style-name="T20">25756</text:span>&lt;/v1_1:postCode&gt;</text:p>
      <text:p text:style-name="Standard_20__28_user_29_"><text:tab/><text:tab/><text:tab/><text:tab/><text:tab/><text:tab/>&lt;v1_1:name&gt;<text:span text:style-name="T20">Neveklov</text:span>&lt;/v1_1:name&gt;</text:p>
      <text:p text:style-name="Standard_20__28_user_29_"><text:tab/><text:tab/><text:tab/><text:tab/><text:tab/>&lt;/v1_1:state&gt;</text:p>
      <text:p text:style-name="Standard_20__28_user_29_"><text:tab/><text:tab/><text:tab/><text:tab/>&lt;/v1_1:states&gt;</text:p>
      <text:p text:style-name="Standard_20__28_user_29_"><text:tab/><text:tab/><text:tab/>&lt;/v1_1:parcel&gt;&lt;v1_1:parcel&gt;</text:p>
      <text:p text:style-name="Standard_20__28_user_29_"><text:tab/><text:tab/><text:tab/><text:tab/>&lt;v1_1:idParcel&gt;<text:span text:style-name="T20">BA0146149139X</text:span>&lt;/v1_1:idParcel&gt;</text:p>
      <text:p text:style-name="Standard_20__28_user_29_"><text:tab/><text:tab/><text:tab/><text:tab/>&lt;v1_1:parcelType&gt;<text:span text:style-name="T20">BA</text:span>&lt;/v1_1:parcelType&gt;</text:p>
      <text:p text:style-name="Standard_20__28_user_29_"><text:tab/><text:tab/><text:tab/><text:tab/>&lt;v1_1:weight&gt;<text:span text:style-name="T20">0.686</text:span>&lt;/v1_1:weight&gt;</text:p>
      <text:p text:style-name="Standard_20__28_user_29_"><text:tab/><text:tab/><text:tab/><text:tab/>&lt;v1_1:amount&gt;<text:span text:style-name="T20">0</text:span>&lt;/v1_1:amount&gt;</text:p>
      <text:p text:style-name="Standard_20__28_user_29_"><text:tab/><text:tab/><text:tab/><text:tab/>&lt;v1_1:currency&gt;&lt;/v1_1:currency&gt;</text:p>
      <text:p text:style-name="Standard_20__28_user_29_"><text:tab/><text:tab/><text:tab/><text:tab/>&lt;v1_1:timeDeposit&gt;<text:span text:style-name="T20">15</text:span>&lt;/v1_1:timeDeposit&gt;</text:p>
      <text:p text:style-name="Standard_20__28_user_29_"><text:tab/><text:tab/><text:tab/><text:tab/>&lt;v1_1:states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21</text:span>&lt;/v1_1:id&gt;</text:p>
      <text:p text:style-name="Standard_20__28_user_29_"><text:tab/><text:tab/><text:tab/><text:tab/><text:tab/><text:tab/>&lt;v1_1:date&gt;<text:span text:style-name="T20">2015-08-18</text:span>&lt;/v1_1:date&gt;</text:p>
      <text:p text:style-name="Standard_20__28_user_29_"><text:tab/><text:tab/><text:tab/><text:tab/><text:tab/><text:tab/>&lt;v1_1:text&gt;<text:span text:style-name="T20">Podání zásilky.</text:span>&lt;/v1_1:text&gt;</text:p>
      <text:p text:style-name="Standard_20__28_user_29_"><text:tab/><text:tab/><text:tab/><text:tab/><text:tab/><text:tab/>&lt;v1_1:postCode&gt;<text:span text:style-name="T20">53703</text:span>&lt;/v1_1:postCode&gt;</text:p>
      <text:p text:style-name="Standard_20__28_user_29_"><text:tab/><text:tab/><text:tab/><text:tab/><text:tab/><text:tab/>&lt;v1_1:name&gt;<text:span text:style-name="T20">Chrudim 3</text:span>&lt;/v1_1:name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-F</text:span>&lt;/v1_1:id&gt;</text:p>
      <text:p text:style-name="Standard_20__28_user_29_"><text:tab/><text:tab/><text:tab/><text:tab/><text:tab/><text:tab/>&lt;v1_1:date&gt;<text:span text:style-name="T20">2015-08-18</text:span>&lt;/v1_1:date&gt;</text:p>
      <text:p text:style-name="Standard_20__28_user_29_"><text:tab/><text:tab/><text:tab/><text:tab/><text:tab/><text:tab/>&lt;v1_1:text&gt;<text:span text:style-name="T20">Vstup zásilky na SPU.</text:span>&lt;/v1_1:text&gt;</text:p>
      <text:p text:style-name="Standard_20__28_user_29_"><text:tab/><text:tab/><text:tab/><text:tab/><text:tab/><text:tab/>&lt;v1_1:postCode&gt;<text:span text:style-name="T20">53020</text:span>&lt;/v1_1:postCode&gt;</text:p>
      <text:p text:style-name="Standard_20__28_user_29_"><text:tab/><text:tab/><text:tab/><text:tab/><text:tab/><text:tab/>&lt;v1_1:name&gt;<text:span text:style-name="T20">SPU Pardubice 02</text:span>&lt;/v1_1:name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-I</text:span>&lt;/v1_1:id&gt;</text:p>
      <text:p text:style-name="Standard_20__28_user_29_"><text:tab/><text:tab/><text:tab/><text:tab/><text:tab/><text:tab/>&lt;v1_1:date&gt;<text:span text:style-name="T20">2015-08-19</text:span>&lt;/v1_1:date&gt;</text:p>
      <text:p text:style-name="Standard_20__28_user_29_"><text:tab/><text:tab/><text:tab/><text:tab/><text:tab/><text:tab/>&lt;v1_1:text&gt;<text:span text:style-name="T20">Výstup zásilky z SPU.</text:span>&lt;/v1_1:text&gt;</text:p>
      <text:p text:style-name="Standard_20__28_user_29_"><text:tab/><text:tab/><text:tab/><text:tab/><text:tab/><text:tab/>&lt;v1_1:postCode&gt;<text:span text:style-name="T20">22200</text:span>&lt;/v1_1:postCode&gt;</text:p>
      <text:p text:style-name="Standard_20__28_user_29_"><text:tab/><text:tab/><text:tab/><text:tab/><text:tab/><text:tab/>&lt;v1_1:name&gt;<text:span text:style-name="T20">SPU Praha 022</text:span>&lt;/v1_1:name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-B</text:span>&lt;/v1_1:id&gt;</text:p>
      <text:p text:style-name="Standard_20__28_user_29_"><text:tab/><text:tab/><text:tab/><text:tab/><text:tab/><text:tab/>&lt;v1_1:date&gt;<text:span text:style-name="T20">2015-08-19</text:span>&lt;/v1_1:date&gt;</text:p>
      <text:p text:style-name="Standard_20__28_user_29_"><text:tab/><text:tab/><text:tab/><text:tab/><text:tab/><text:tab/>&lt;v1_1:text&gt;<text:span text:style-name="T20">Přeprava zásilky k dodací poště.</text:span>&lt;/v1_1:text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51</text:span>&lt;/v1_1:id&gt;</text:p>
      <text:p text:style-name="Standard_20__28_user_29_"><text:tab/><text:tab/><text:tab/><text:tab/><text:tab/><text:tab/>&lt;v1_1:date&gt;<text:span text:style-name="T20">2015-08-20</text:span>&lt;/v1_1:date&gt;</text:p>
      <text:p text:style-name="Standard_20__28_user_29_"><text:tab/><text:tab/><text:tab/><text:tab/><text:tab/><text:tab/>&lt;v1_1:text&gt;<text:span text:style-name="T20">Příprava zásilky k doručení.</text:span>&lt;/v1_1:text&gt;</text:p>
      <text:p text:style-name="Standard_20__28_user_29_"><text:tab/><text:tab/><text:tab/><text:tab/><text:tab/><text:tab/>&lt;v1_1:postCode&gt;<text:span text:style-name="T20">25607</text:span>&lt;/v1_1:postCode&gt;</text:p>
      <text:p text:style-name="Standard_20__28_user_29_"><text:tab/><text:tab/><text:tab/><text:tab/><text:tab/><text:tab/>&lt;v1_1:name&gt;<text:span text:style-name="T20">Depo Benešov 70</text:span>&lt;/v1_1:name&gt;</text:p>
      <text:p text:style-name="Standard_20__28_user_29_"><text:tab/><text:tab/><text:tab/><text:tab/><text:tab/>&lt;/v1_1:state&gt;</text:p>
      <text:p text:style-name="Standard_20__28_user_29_"><text:soft-page-break/><text:tab/><text:tab/><text:tab/><text:tab/><text:tab/>&lt;v1_1:state&gt;</text:p>
      <text:p text:style-name="Standard_20__28_user_29_"><text:tab/><text:tab/><text:tab/><text:tab/><text:tab/><text:tab/>&lt;v1_1:id&gt;<text:span text:style-name="T20">53</text:span>&lt;/v1_1:id&gt;</text:p>
      <text:p text:style-name="Standard_20__28_user_29_"><text:tab/><text:tab/><text:tab/><text:tab/><text:tab/><text:tab/>&lt;v1_1:date&gt;<text:span text:style-name="T20">2015-08-20</text:span>&lt;/v1_1:date&gt;</text:p>
      <text:p text:style-name="Standard_20__28_user_29_"><text:tab/><text:tab/><text:tab/><text:tab/><text:tab/><text:tab/>&lt;v1_1:text&gt;<text:span text:style-name="T20">Doručování zásilky.</text:span>&lt;/v1_1:text&gt;</text:p>
      <text:p text:style-name="Standard_20__28_user_29_"><text:tab/><text:tab/><text:tab/><text:tab/><text:tab/><text:tab/>&lt;v1_1:postCode&gt;<text:span text:style-name="T20">25756</text:span>&lt;/v1_1:postCode&gt;</text:p>
      <text:p text:style-name="Standard_20__28_user_29_"><text:tab/><text:tab/><text:tab/><text:tab/><text:tab/><text:tab/>&lt;v1_1:name&gt;<text:span text:style-name="T20">Neveklov</text:span>&lt;/v1_1:name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43</text:span>&lt;/v1_1:id&gt;</text:p>
      <text:p text:style-name="Standard_20__28_user_29_"><text:tab/><text:tab/><text:tab/><text:tab/><text:tab/><text:tab/>&lt;v1_1:date&gt;<text:span text:style-name="T20">2015-08-20</text:span>&lt;/v1_1:date&gt;</text:p>
      <text:p text:style-name="Standard_20__28_user_29_"><text:tab/><text:tab/><text:tab/><text:tab/><text:tab/><text:tab/>&lt;v1_1:text&gt;<text:span text:style-name="T20">E-mail odesílateli - dodání zásilky.</text:span>&lt;/v1_1:text&gt;</text:p>
      <text:p text:style-name="Standard_20__28_user_29_"><text:tab/><text:tab/><text:tab/><text:tab/><text:tab/>&lt;/v1_1:state&gt;</text:p>
      <text:p text:style-name="Standard_20__28_user_29_"><text:tab/><text:tab/><text:tab/><text:tab/><text:tab/>&lt;v1_1:state&gt;</text:p>
      <text:p text:style-name="Standard_20__28_user_29_"><text:tab/><text:tab/><text:tab/><text:tab/><text:tab/><text:tab/>&lt;v1_1:id&gt;<text:span text:style-name="T20">91</text:span>&lt;/v1_1:id&gt;</text:p>
      <text:p text:style-name="Standard_20__28_user_29_"><text:tab/><text:tab/><text:tab/><text:tab/><text:tab/><text:tab/>&lt;v1_1:date&gt;<text:span text:style-name="T20">2015-08-20</text:span>&lt;/v1_1:date&gt;</text:p>
      <text:p text:style-name="Standard_20__28_user_29_"><text:tab/><text:tab/><text:tab/><text:tab/><text:tab/><text:tab/>&lt;v1_1:text&gt;<text:span text:style-name="T20">Dodání zásilky.</text:span>&lt;/v1_1:text&gt;</text:p>
      <text:p text:style-name="Standard_20__28_user_29_"><text:tab/><text:tab/><text:tab/><text:tab/><text:tab/><text:tab/>&lt;v1_1:postCode&gt;<text:span text:style-name="T20">25756</text:span>&lt;/v1_1:postCode&gt;</text:p>
      <text:p text:style-name="Standard_20__28_user_29_"><text:tab/><text:tab/><text:tab/><text:tab/><text:tab/><text:tab/>&lt;v1_1:name&gt;<text:span text:style-name="T20">Neveklov</text:span>&lt;/v1_1:name&gt;</text:p>
      <text:p text:style-name="Standard_20__28_user_29_"><text:tab/><text:tab/><text:tab/><text:tab/><text:tab/>&lt;/v1_1:state&gt;</text:p>
      <text:p text:style-name="Standard_20__28_user_29_"><text:tab/><text:tab/><text:tab/><text:tab/>&lt;/v1_1:states&gt;</text:p>
      <text:p text:style-name="Standard_20__28_user_29_"><text:tab/><text:tab/><text:tab/>&lt;/v1_1:parcel&gt;</text:p>
      <text:p text:style-name="Standard_20__28_user_29_"><text:tab/><text:tab/>&lt;/v1_1:getParcelStateResponse&gt;</text:p>
      <text:p text:style-name="Standard_20__28_user_29_"><text:tab/>&lt;/v1:serviceData&gt;</text:p>
      <text:p text:style-name="Standard_20__28_user_29_">&lt;/v1:b2bSyncResponse&gt;</text:p>
      <text:h text:style-name="P15" text:outline-level="1"><text:bookmark-start text:name="__RefHeading__9712_635746556"/></text:h>
      <text:list xml:id="list102353542587390" text:continue-numbering="true" text:style-name="WWNum1">
        <text:list-item>
          <text:list>
            <text:list-item>
              <text:list>
                <text:list-item>
                  <text:h text:style-name="P16" text:outline-level="3"><text:bookmark-start text:name="_Toc496533181"/>Operace – getParcelsPrinting<text:bookmark-end text:name="_Toc496533181"/></text:h>
                </text:list-item>
              </text:list>
            </text:list-item>
          </text:list>
        </text:list-item>
      </text:list>
      <table:table table:name="Tabulka19" table:style-name="Tabulka19">
        <table:table-column table:style-name="Tabulka19.A"/>
        <table:table-column table:style-name="Tabulka19.B"/>
        <table:table-row table:style-name="Tabulka19.1">
          <table:table-cell table:style-name="Tabulka19.A1" office:value-type="string">
            <text:p text:style-name="Table_20_Contents"><text:span text:style-name="T9">Endpoint</text:span></text:p>
          </table:table-cell>
          <table:table-cell table:style-name="Tabulka19.B1" office:value-type="string">
            <text:p text:style-name="Table_20_Contents"><text:a xlink:type="simple" xlink:href="https://b2b.postaonline.cz/services/POLService/v1/sendParcels" text:style-name="ListLabel_20_75" text:visited-style-name="ListLabel_20_75"><text:span text:style-name="T13">https://b2b.postaonline.cz/services/POLService/v1</text:span></text:a><text:a xlink:type="simple" xlink:href="https://b2b.postaonline.cz/services/POLService/v1/sendParcels" text:style-name="ListLabel_20_75" text:visited-style-name="ListLabel_20_75"><text:span text:style-name="T13">/</text:span></text:a><text:span text:style-name="T13">getParcelsPrinting</text:span></text:p>
          </table:table-cell>
        </table:table-row>
        <table:table-row table:style-name="Tabulka19.1">
          <table:table-cell table:style-name="Tabulka19.A2" office:value-type="string">
            <text:p text:style-name="Table_20_Contents"><text:span text:style-name="T9">Popis</text:span></text:p>
          </table:table-cell>
          <table:table-cell table:style-name="Tabulka19.B2" office:value-type="string">
            <text:p text:style-name="Table_20_Contents">Operace slouží k získání adresních štítků</text:p>
          </table:table-cell>
        </table:table-row>
        <table:table-row table:style-name="Tabulka19.1">
          <table:table-cell table:style-name="Tabulka19.A2" office:value-type="string">
            <text:p text:style-name="Table_20_Contents"><text:span text:style-name="T9">Typ</text:span></text:p>
          </table:table-cell>
          <table:table-cell table:style-name="Tabulka19.B2" office:value-type="string">
            <text:p text:style-name="Table_20_Contents">Synchronní</text:p>
          </table:table-cell>
        </table:table-row>
        <table:table-row table:style-name="Tabulka19.1">
          <table:table-cell table:style-name="Tabulka19.A2" office:value-type="string">
            <text:p text:style-name="Table_20_Contents"><text:span text:style-name="T9">Vstupní objekt</text:span></text:p>
          </table:table-cell>
          <table:table-cell table:style-name="Tabulka19.B2" office:value-type="string">
            <text:p text:style-name="Standard_20__28_user_29_">Element <text:span text:style-name="T9">b2bRequest</text:span>:</text:p>
            <text:p text:style-name="Standard_20__28_user_29_">element <text:span text:style-name="T9">header</text:span> <text:s/>- data hlavičky požadavku</text:p>
            <text:p text:style-name="Standard_20__28_user_29_">element <text:span text:style-name="T9">serviceData</text:span> - vlastní data požadavku obsahující element <text:span text:style-name="T9">getParcelsPrinting</text:span></text:p>
            <text:p text:style-name="Standard_20__28_user_29_"/>
            <text:p text:style-name="Standard_20__28_user_29_">Popis elementu <text:span text:style-name="T9">b2bRequest</text:span> je uveden v příloze <text:span text:style-name="T15">„B2BCommon-v1.1.xsd“</text:span>.</text:p>
            <text:p text:style-name="Standard_20__28_user_29_">Popis elementu <text:span text:style-name="T9">getParcelsPrinting</text:span> je uveden v příloze <text:span text:style-name="T15">„B2B-POLServices-v1.X.xsd“</text:span>.</text:p>
          </table:table-cell>
        </table:table-row>
        <table:table-row table:style-name="Tabulka19.1">
          <table:table-cell table:style-name="Tabulka19.A2" office:value-type="string">
            <text:p text:style-name="Table_20_Contents"><text:span text:style-name="T9">Výstupní objekt</text:span></text:p>
          </table:table-cell>
          <table:table-cell table:style-name="Tabulka19.B2" office:value-type="string">
            <text:p text:style-name="Standard_20__28_user_29_">Element <text:span text:style-name="T9">b2bSyncResponse</text:span>:</text:p>
            <text:list xml:id="list102353543143759" text:continue-list="list3019539707" text:style-name="WWNum40">
              <text:list-item>
                <text:p text:style-name="P24">element <text:span text:style-name="T9">header</text:span> <text:s/>- data hlavičky odpovědi</text:p>
              </text:list-item>
              <text:list-item>
                <text:p text:style-name="P24">element <text:span text:style-name="T9">serviceData</text:span> – data odpovědi obsahující element <text:span text:style-name="T9">getParcelsPrintingResponse</text:span></text:p>
              </text:list-item>
            </text:list>
            <text:p text:style-name="P29"/>
            <text:p text:style-name="Standard_20__28_user_29_">nebo </text:p>
            <text:p text:style-name="Standard_20__28_user_29_"><text:span text:style-name="T9">B2BFaultMessage</text:span></text:p>
            <text:p text:style-name="Standard_20__28_user_29_">Popis elementů <text:span text:style-name="T9">b2bSyncResponse </text:span>a<text:span text:style-name="T9"> B2BFaultMessage</text:span> je uveden v příloze <text:span text:style-name="T15">„B2BCommon-v1.1.xsd“</text:span>.</text:p>
            <text:p text:style-name="Standard_20__28_user_29_">Popis elementu <text:span text:style-name="T9">getParcelsPrintingResponse</text:span> je uveden v příloze <text:span text:style-name="T15">„B2B-POLServices-vX.xsd“</text:span>.</text:p>
          </table:table-cell>
        </table:table-row>
        <table:table-row table:style-name="Tabulka19.1">
          <table:table-cell table:style-name="Tabulka19.A2" office:value-type="string">
            <text:p text:style-name="Table_20_Contents"><text:span text:style-name="T9">Omezení</text:span></text:p>
          </table:table-cell>
          <table:table-cell table:style-name="Tabulka19.B2" office:value-type="string">
            <text:p text:style-name="Table_20_Contents">max. 1000000 volání denně</text:p>
          </table:table-cell>
        </table:table-row>
      </table:table>
      <text:h text:style-name="P10" text:outline-level="4"><text:soft-page-break/></text:h>
      <text:list xml:id="list102353981407373" text:continue-list="list102353542587390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Toc496533182"/>getParcelsPrinting - request<text:bookmark-end text:name="_Toc496533182"/></text:h>
                    </text:list-item>
                  </text:list>
                </text:list-item>
              </text:list>
            </text:list-item>
          </text:list>
        </text:list-item>
      </text:list>
      <table:table table:name="Tabulka20" table:style-name="Tabulka20">
        <table:table-column table:style-name="Tabulka20.A"/>
        <table:table-column table:style-name="Tabulka20.B"/>
        <table:table-column table:style-name="Tabulka20.C"/>
        <table:table-column table:style-name="Tabulka20.D"/>
        <table:table-row table:style-name="Tabulka20.1">
          <table:table-cell table:style-name="Tabulka20.A1" office:value-type="string">
            <text:p text:style-name="Table_20_Contents"><text:span text:style-name="T9">Položka</text:span></text:p>
          </table:table-cell>
          <table:table-cell table:style-name="Tabulka20.A1" office:value-type="string">
            <text:p text:style-name="Table_20_Contents"><text:span text:style-name="T9">Datový typ</text:span></text:p>
          </table:table-cell>
          <table:table-cell table:style-name="Tabulka20.A1" office:value-type="string">
            <text:p text:style-name="Table_20_Contents"><text:span text:style-name="T9">Povinná</text:span></text:p>
          </table:table-cell>
          <table:table-cell table:style-name="Tabulka20.D1" office:value-type="string">
            <text:p text:style-name="Table_20_Contents"><text:span text:style-name="T9">Komentář</text:span></text:p>
          </table:table-cell>
        </table:table-row>
        <table:table-row table:style-name="Tabulka20.1">
          <table:table-cell table:style-name="Tabulka20.A2" office:value-type="string">
            <text:p text:style-name="Table_20_Contents"><text:span text:style-name="T9">doPrintingHeader</text:span></text:p>
          </table:table-cell>
          <table:table-cell table:style-name="Tabulka20.A2" office:value-type="string">
            <text:p text:style-name="Table_20_Contents"/>
          </table:table-cell>
          <table:table-cell table:style-name="Tabulka20.A2" office:value-type="string">
            <text:p text:style-name="Table_20_Contents">A</text:p>
          </table:table-cell>
          <table:table-cell table:style-name="Tabulka20.D2" office:value-type="string">
            <text:p text:style-name="Table_20_Contents">Hlavičkové údaje tisku zásilek</text:p>
          </table:table-cell>
        </table:table-row>
        <table:table-row table:style-name="Tabulka20.1">
          <table:table-cell table:style-name="Tabulka20.A2" office:value-type="string">
            <text:p text:style-name="Table_20_Contents">customerID</text:p>
          </table:table-cell>
          <table:table-cell table:style-name="Tabulka20.A2" office:value-type="string">
            <text:p text:style-name="Table_20_Contents">String</text:p>
          </table:table-cell>
          <table:table-cell table:style-name="Tabulka20.A2" office:value-type="string">
            <text:p text:style-name="Table_20_Contents">A</text:p>
          </table:table-cell>
          <table:table-cell table:style-name="Tabulka20.D2" office:value-type="string">
            <text:p text:style-name="Table_20_Contents">Technologické číslo podavatele</text:p>
          </table:table-cell>
        </table:table-row>
        <table:table-row table:style-name="Tabulka20.1">
          <table:table-cell table:style-name="Tabulka20.A2" office:value-type="string">
            <text:p text:style-name="Table_20_Contents">contractNumber</text:p>
          </table:table-cell>
          <table:table-cell table:style-name="Tabulka20.A2" office:value-type="string">
            <text:p text:style-name="Table_20_Contents">String</text:p>
          </table:table-cell>
          <table:table-cell table:style-name="Tabulka20.A2" office:value-type="string">
            <text:p text:style-name="Table_20_Contents">N</text:p>
          </table:table-cell>
          <table:table-cell table:style-name="Tabulka20.D2" office:value-type="string">
            <text:p text:style-name="Table_20_Contents">ID CČK složky podavatele</text:p>
          </table:table-cell>
        </table:table-row>
        <table:table-row table:style-name="Tabulka20.1">
          <table:table-cell table:style-name="Tabulka20.A2" office:value-type="string">
            <text:p text:style-name="Table_20_Contents">idForm</text:p>
          </table:table-cell>
          <table:table-cell table:style-name="Tabulka20.A2" office:value-type="string">
            <text:p text:style-name="Table_20_Contents">unsignedByte</text:p>
          </table:table-cell>
          <table:table-cell table:style-name="Tabulka20.A2" office:value-type="string">
            <text:p text:style-name="Table_20_Contents">N</text:p>
          </table:table-cell>
          <table:table-cell table:style-name="Tabulka20.D2" office:value-type="string">
            <text:p text:style-name="Standard">ID formuláře</text:p>
            <text:list xml:id="list2955609787" text:style-name="WWNum42">
              <text:list-item>
                <text:p text:style-name="P46">7 - adresní štítek (alonž) - samostatný</text:p>
              </text:list-item>
              <text:list-item>
                <text:p text:style-name="P46">8 - adresní štítek (alonž) + dobírková poukázka A</text:p>
              </text:list-item>
              <text:list-item>
                <text:p text:style-name="P46">10 - poštovní dobírková poukázka A - samostatná</text:p>
              </text:list-item>
              <text:list-item>
                <text:p text:style-name="P46">11 - poštovní dobírková poukázka A - 3x (A4)</text:p>
              </text:list-item>
              <text:list-item>
                <text:p text:style-name="P46">12 - Poštovní dobírková poukázka C</text:p>
              </text:list-item>
              <text:list-item>
                <text:p text:style-name="P46">13 - Dobírková složenka ČSOB</text:p>
              </text:list-item>
              <text:list-item>
                <text:p text:style-name="P46">20 - adresní štítek bianco - 4x (A4)</text:p>
              </text:list-item>
              <text:list-item>
                <text:p text:style-name="P46">21 - adresní štítek bianco - samostatný</text:p>
              </text:list-item>
              <text:list-item>
                <text:p text:style-name="P46">22 - obálka 1 - C6</text:p>
              </text:list-item>
              <text:list-item>
                <text:p text:style-name="P46">23 - obálka 2 - C5</text:p>
              </text:list-item>
              <text:list-item>
                <text:p text:style-name="P46">24 - obálka 3 - B4</text:p>
              </text:list-item>
              <text:list-item>
                <text:p text:style-name="P46">25 - obálka 4 - DL bez okénka</text:p>
              </text:list-item>
              <text:list-item>
                <text:p text:style-name="P46">26 - štítky pro RR - 3x8 (A4)</text:p>
              </text:list-item>
              <text:list-item>
                <text:p text:style-name="P46">38 - Integrovaný doklad</text:p>
              </text:list-item>
              <text:list-item>
                <text:p text:style-name="P46">39 - adresní štítek bianco - samostatný (na šířku)</text:p>
              </text:list-item>
              <text:list-item>
                <text:p text:style-name="P46">40 - Adresní údaje 3x8 (A4)</text:p>
              </text:list-item>
              <text:list-item>
                <text:p text:style-name="P46">41 - Dodejka</text:p>
              </text:list-item>
              <text:list-item>
                <text:p text:style-name="P46">56 - CN22</text:p>
              </text:list-item>
              <text:list-item>
                <text:p text:style-name="P46">57 - CN23</text:p>
              </text:list-item>
              <text:list-item>
                <text:p text:style-name="P46">58 - AŠ - samostatný Standardní balík do zahraničí</text:p>
              </text:list-item>
              <text:list-item>
                <text:p text:style-name="P46">59 - AŠ - 4xA4 Standardní balík do zahraničí</text:p>
              </text:list-item>
              <text:list-item>
                <text:p text:style-name="P46">60 - AŠ - samostatný Cenný balík do zahraničí</text:p>
              </text:list-item>
              <text:list-item>
                <text:p text:style-name="P46">61 - 4xA4 Cenný balík do zahraničí</text:p>
              </text:list-item>
              <text:list-item>
                <text:p text:style-name="P46">62 - AŠ - samostatný EMS za<text:soft-page-break/>hraničí</text:p>
              </text:list-item>
              <text:list-item>
                <text:p text:style-name="P46">63 - AŠ - 2xA4 EMS do zahraničí</text:p>
              </text:list-item>
              <text:list-item>
                <text:p text:style-name="P46">72 - Harmonizovaný štítek pro MZ produkty – samostatný</text:p>
              </text:list-item>
              <text:list-item>
                <text:p text:style-name="P46">73 - Harmonizovaný štítek pro MZ produkty – <text:s/>4x (A4)</text:p>
              </text:list-item>
              <text:list-item>
                <text:p text:style-name="P46">Formuláře ID 72 a 73 je možno použít pouze pro zásilky s prefixem <text:span text:style-name="T7">CE</text:span> do zemí <text:span text:style-name="T9">AT, DE, FR, GR, HR, CH, IS, LU, LV, NO, PL, SK</text:span></text:p>
              </text:list-item>
            </text:list>
          </table:table-cell>
        </table:table-row>
        <table:table-row table:style-name="Tabulka20.1">
          <table:table-cell table:style-name="Tabulka20.A2" office:value-type="string">
            <text:p text:style-name="Table_20_Contents">shiftHorizontal</text:p>
          </table:table-cell>
          <table:table-cell table:style-name="Tabulka20.A2" office:value-type="string">
            <text:p text:style-name="Table_20_Contents">byte</text:p>
          </table:table-cell>
          <table:table-cell table:style-name="Tabulka20.A2" office:value-type="string">
            <text:p text:style-name="Table_20_Contents">A</text:p>
          </table:table-cell>
          <table:table-cell table:style-name="Tabulka20.D2" office:value-type="string">
            <text:p text:style-name="Table_20_Contents">Hodnota posunu doprava v mm</text:p>
          </table:table-cell>
        </table:table-row>
        <table:table-row table:style-name="Tabulka20.1">
          <table:table-cell table:style-name="Tabulka20.A2" office:value-type="string">
            <text:p text:style-name="Table_20_Contents">shiftVertical</text:p>
          </table:table-cell>
          <table:table-cell table:style-name="Tabulka20.A2" office:value-type="string">
            <text:p text:style-name="Table_20_Contents">byte</text:p>
          </table:table-cell>
          <table:table-cell table:style-name="Tabulka20.A2" office:value-type="string">
            <text:p text:style-name="Table_20_Contents">A</text:p>
          </table:table-cell>
          <table:table-cell table:style-name="Tabulka20.D2" office:value-type="string">
            <text:p text:style-name="Table_20_Contents">Hodnota posunu dolů v m</text:p>
          </table:table-cell>
        </table:table-row>
        <table:table-row table:style-name="Tabulka20.1">
          <table:table-cell table:style-name="Tabulka20.A2" office:value-type="string">
            <text:p text:style-name="Table_20_Contents"><text:span text:style-name="T22">position</text:span></text:p>
          </table:table-cell>
          <table:table-cell table:style-name="Tabulka20.A2" office:value-type="string">
            <text:p text:style-name="Table_20_Contents">unsignedByte</text:p>
          </table:table-cell>
          <table:table-cell table:style-name="Tabulka20.A2" office:value-type="string">
            <text:p text:style-name="Table_20_Contents">N</text:p>
          </table:table-cell>
          <table:table-cell table:style-name="Tabulka20.D2" office:value-type="string">
            <text:p text:style-name="Table_20_Contents">Hodnota pozice</text:p>
          </table:table-cell>
        </table:table-row>
        <table:table-row table:style-name="Tabulka20.1">
          <table:table-cell table:style-name="Tabulka20.A2" office:value-type="string">
            <text:p text:style-name="Table_20_Contents"><text:span text:style-name="T7">doPrintingData</text:span></text:p>
          </table:table-cell>
          <table:table-cell table:style-name="Tabulka20.A2" office:value-type="string">
            <text:p text:style-name="Table_20_Contents"/>
          </table:table-cell>
          <table:table-cell table:style-name="Tabulka20.A2" office:value-type="string">
            <text:p text:style-name="Table_20_Contents"/>
          </table:table-cell>
          <table:table-cell table:style-name="Tabulka20.D2" office:value-type="string">
            <text:p text:style-name="Table_20_Contents">Položkové údaje</text:p>
          </table:table-cell>
        </table:table-row>
        <table:table-row table:style-name="Tabulka20.1">
          <table:table-cell table:style-name="Tabulka20.A2" office:value-type="string">
            <text:p text:style-name="Table_20_Contents">parcelCode</text:p>
          </table:table-cell>
          <table:table-cell table:style-name="Tabulka20.A2" office:value-type="string">
            <text:p text:style-name="Table_20_Contents">String</text:p>
          </table:table-cell>
          <table:table-cell table:style-name="Tabulka20.A2" office:value-type="string">
            <text:p text:style-name="Table_20_Contents">A</text:p>
          </table:table-cell>
          <table:table-cell table:style-name="Tabulka20.D2" office:value-type="string">
            <text:p text:style-name="Table_20_Contents">ID zásilky</text:p>
          </table:table-cell>
        </table:table-row>
      </table:table>
      <text:p text:style-name="Standard_20__28_user_29_"/>
      <text:list xml:id="list102353678465693" text:continue-list="list102353981407373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Toc496533183"/>Počet opakování objektů<text:bookmark-end text:name="_Toc496533183"/></text:h>
                    </text:list-item>
                  </text:list>
                </text:list-item>
              </text:list>
            </text:list-item>
          </text:list>
        </text:list-item>
      </text:list>
      <table:table table:name="Tabulka21" table:style-name="Tabulka21">
        <table:table-column table:style-name="Tabulka21.A"/>
        <table:table-column table:style-name="Tabulka21.B"/>
        <table:table-row table:style-name="Tabulka21.1">
          <table:table-cell table:style-name="Tabulka21.A1" office:value-type="string">
            <text:p text:style-name="Standard_20__28_user_29_">Položka</text:p>
          </table:table-cell>
          <table:table-cell table:style-name="Tabulka21.A1" office:value-type="string">
            <text:p text:style-name="Standard_20__28_user_29_">Počet opakování</text:p>
          </table:table-cell>
        </table:table-row>
        <table:table-row table:style-name="Tabulka21.1">
          <table:table-cell table:style-name="Tabulka21.A1" office:value-type="string">
            <text:p text:style-name="Table_20_Contents"><text:span text:style-name="T9">doPrintingHeader</text:span></text:p>
          </table:table-cell>
          <table:table-cell table:style-name="Tabulka21.A1" office:value-type="string">
            <text:p text:style-name="Standard_20__28_user_29_"><text:span text:style-name="T14">1</text:span> záznam</text:p>
          </table:table-cell>
        </table:table-row>
        <table:table-row table:style-name="Tabulka21.1">
          <table:table-cell table:style-name="Tabulka21.A1" office:value-type="string">
            <text:p text:style-name="Table_20_Contents"><text:span text:style-name="T7">doPrintingData</text:span></text:p>
          </table:table-cell>
          <table:table-cell table:style-name="Tabulka21.A1" office:value-type="string">
            <text:p text:style-name="Standard_20__28_user_29_"><text:span text:style-name="T14">1</text:span> záznam</text:p>
          </table:table-cell>
        </table:table-row>
        <table:table-row table:style-name="Tabulka21.1">
          <table:table-cell table:style-name="Tabulka21.A1" office:value-type="string">
            <text:p text:style-name="Table_20_Contents">parcelCode</text:p>
          </table:table-cell>
          <table:table-cell table:style-name="Tabulka21.A1" office:value-type="string">
            <text:p text:style-name="Standard_20__28_user_29_">1 až 500 záznamů</text:p>
          </table:table-cell>
        </table:table-row>
      </table:table>
      <text:h text:style-name="P10" text:outline-level="4"/>
      <text:list xml:id="list102352613034039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Toc496533184"/>getParcelsPrinting - response<text:bookmark-end text:name="_Toc496533184"/></text:h>
                    </text:list-item>
                  </text:list>
                </text:list-item>
              </text:list>
            </text:list-item>
          </text:list>
        </text:list-item>
      </text:list>
      <table:table table:name="Tabulka22" table:style-name="Tabulka22">
        <table:table-column table:style-name="Tabulka22.A"/>
        <table:table-column table:style-name="Tabulka22.B"/>
        <table:table-column table:style-name="Tabulka22.C"/>
        <table:table-column table:style-name="Tabulka22.D"/>
        <table:table-row table:style-name="Tabulka22.1">
          <table:table-cell table:style-name="Tabulka22.A1" office:value-type="string">
            <text:p text:style-name="Table_20_Contents"><text:span text:style-name="T9">Položka</text:span></text:p>
          </table:table-cell>
          <table:table-cell table:style-name="Tabulka22.A1" office:value-type="string">
            <text:p text:style-name="Table_20_Contents"><text:span text:style-name="T9">Datový typ</text:span></text:p>
          </table:table-cell>
          <table:table-cell table:style-name="Tabulka22.A1" office:value-type="string">
            <text:p text:style-name="Table_20_Contents"><text:span text:style-name="T9">Povinná</text:span></text:p>
          </table:table-cell>
          <table:table-cell table:style-name="Tabulka22.D1" office:value-type="string">
            <text:p text:style-name="Table_20_Contents"><text:span text:style-name="T9">Komentář</text:span></text:p>
          </table:table-cell>
        </table:table-row>
        <table:table-row table:style-name="Tabulka22.1">
          <table:table-cell table:style-name="Tabulka22.A2" office:value-type="string">
            <text:p text:style-name="Table_20_Contents"><text:span text:style-name="T9">doPrintingHeaderResult</text:span></text:p>
          </table:table-cell>
          <table:table-cell table:style-name="Tabulka22.A2" office:value-type="string">
            <text:p text:style-name="Table_20_Contents"/>
          </table:table-cell>
          <table:table-cell table:style-name="Tabulka22.A2" office:value-type="string">
            <text:p text:style-name="Table_20_Contents"/>
          </table:table-cell>
          <table:table-cell table:style-name="Tabulka22.D2" office:value-type="string">
            <text:p text:style-name="Table_20_Contents">Hlavičková data výsledku podání</text:p>
          </table:table-cell>
        </table:table-row>
        <table:table-row table:style-name="Tabulka22.1">
          <table:table-cell table:style-name="Tabulka22.A2" office:value-type="string">
            <text:p text:style-name="Table_20_Contents"><text:span text:style-name="T9">doPrintingHeaderResult</text:span><text:span text:style-name="T7"> .doPrintingHeader</text:span></text:p>
          </table:table-cell>
          <table:table-cell table:style-name="Tabulka22.A2" office:value-type="string">
            <text:p text:style-name="Table_20_Contents"/>
          </table:table-cell>
          <table:table-cell table:style-name="Tabulka22.A2" office:value-type="string">
            <text:p text:style-name="Table_20_Contents">N</text:p>
          </table:table-cell>
          <table:table-cell table:style-name="Tabulka22.D2" office:value-type="string">
            <text:p text:style-name="Table_20_Contents">Vlastní hlavička pro tisk</text:p>
          </table:table-cell>
        </table:table-row>
        <table:table-row table:style-name="Tabulka22.1">
          <table:table-cell table:style-name="Tabulka22.A2" office:value-type="string">
            <text:p text:style-name="Table_20_Contents">customerID</text:p>
          </table:table-cell>
          <table:table-cell table:style-name="Tabulka22.A2" office:value-type="string">
            <text:p text:style-name="Table_20_Contents">String</text:p>
          </table:table-cell>
          <table:table-cell table:style-name="Tabulka22.A2" office:value-type="string">
            <text:p text:style-name="Table_20_Contents">A</text:p>
          </table:table-cell>
          <table:table-cell table:style-name="Tabulka22.D2" office:value-type="string">
            <text:p text:style-name="Table_20_Contents">Technologické číslo podavatele</text:p>
          </table:table-cell>
        </table:table-row>
        <table:table-row table:style-name="Tabulka22.1">
          <table:table-cell table:style-name="Tabulka22.A2" office:value-type="string">
            <text:p text:style-name="Table_20_Contents">contractNumber</text:p>
          </table:table-cell>
          <table:table-cell table:style-name="Tabulka22.A2" office:value-type="string">
            <text:p text:style-name="Table_20_Contents">String</text:p>
          </table:table-cell>
          <table:table-cell table:style-name="Tabulka22.A2" office:value-type="string">
            <text:p text:style-name="Table_20_Contents">N</text:p>
          </table:table-cell>
          <table:table-cell table:style-name="Tabulka22.D2" office:value-type="string">
            <text:p text:style-name="Table_20_Contents">ID CČK složky podavatele</text:p>
          </table:table-cell>
        </table:table-row>
        <table:table-row table:style-name="Tabulka22.1">
          <table:table-cell table:style-name="Tabulka22.A2" office:value-type="string">
            <text:p text:style-name="Table_20_Contents">idForm</text:p>
          </table:table-cell>
          <table:table-cell table:style-name="Tabulka22.A2" office:value-type="string">
            <text:p text:style-name="Table_20_Contents">unsignedByte</text:p>
          </table:table-cell>
          <table:table-cell table:style-name="Tabulka22.A2" office:value-type="string">
            <text:p text:style-name="Table_20_Contents">N</text:p>
          </table:table-cell>
          <table:table-cell table:style-name="Tabulka22.D2" office:value-type="string">
            <text:p text:style-name="Standard">ID formuláře</text:p>
            <text:list xml:id="list102354511621289" text:continue-list="list2955609787" text:style-name="WWNum42">
              <text:list-item>
                <text:p text:style-name="P46">7 - adresní štítek (alonž) - samostatný</text:p>
              </text:list-item>
              <text:list-item>
                <text:p text:style-name="P46">8 - adresní štítek (alonž) + dobírková poukázka A</text:p>
              </text:list-item>
              <text:list-item>
                <text:p text:style-name="P46">10 - poštovní dobírková poukázka A - samostatná</text:p>
              </text:list-item>
              <text:list-item>
                <text:p text:style-name="P46">11 - poštovní dobírková poukázka A - 3x (A4)</text:p>
              </text:list-item>
              <text:list-item>
                <text:p text:style-name="P46"><text:soft-page-break/>12 - Poštovní dobírková poukázka C</text:p>
              </text:list-item>
              <text:list-item>
                <text:p text:style-name="P46">13 - Dobírková složenka ČSOB</text:p>
              </text:list-item>
              <text:list-item>
                <text:p text:style-name="P46">20 - adresní štítek bianco - 4x (A4)</text:p>
              </text:list-item>
              <text:list-item>
                <text:p text:style-name="P46">21 - adresní štítek bianco - samostatný</text:p>
              </text:list-item>
              <text:list-item>
                <text:p text:style-name="P46">22 - obálka 1 - C6</text:p>
              </text:list-item>
              <text:list-item>
                <text:p text:style-name="P46">23 - obálka 2 - C5</text:p>
              </text:list-item>
              <text:list-item>
                <text:p text:style-name="P46">24 - obálka 3 - B4</text:p>
              </text:list-item>
              <text:list-item>
                <text:p text:style-name="P46">25 - obálka 4 - DL bez okénka</text:p>
              </text:list-item>
              <text:list-item>
                <text:p text:style-name="P46">26 - štítky pro RR - 3x8 (A4)</text:p>
              </text:list-item>
              <text:list-item>
                <text:p text:style-name="P46">38 - Integrovaný doklad</text:p>
              </text:list-item>
              <text:list-item>
                <text:p text:style-name="P46">39 - adresní štítek bianco - samostatný (na šířku)</text:p>
              </text:list-item>
              <text:list-item>
                <text:p text:style-name="P46">40 - Adresní údaje 3x8 (A4)</text:p>
              </text:list-item>
              <text:list-item>
                <text:p text:style-name="P46">41 - Dodejka</text:p>
              </text:list-item>
              <text:list-item>
                <text:p text:style-name="P46">56 - CN22</text:p>
              </text:list-item>
              <text:list-item>
                <text:p text:style-name="P46">57 - CN23</text:p>
              </text:list-item>
              <text:list-item>
                <text:p text:style-name="P46">58 - AŠ - samostatný Standardní balík do zahraničí</text:p>
              </text:list-item>
              <text:list-item>
                <text:p text:style-name="P46">59 - AŠ - 4xA4 Standardní balík do zahraničí</text:p>
              </text:list-item>
              <text:list-item>
                <text:p text:style-name="P46">60 - AŠ - samostatný Cenný balík do zahraničí</text:p>
              </text:list-item>
              <text:list-item>
                <text:p text:style-name="P46">61 - 4xA4 Cenný balík do zahraničí</text:p>
              </text:list-item>
              <text:list-item>
                <text:p text:style-name="P46">62 - AŠ - samostatný EMS zahraničí</text:p>
              </text:list-item>
              <text:list-item>
                <text:p text:style-name="P46">63 - AŠ - 2xA4 EMS do zahraničí</text:p>
              </text:list-item>
              <text:list-item>
                <text:p text:style-name="P46">72 - Harmonizovaný štítek pro MZ produkty – samostatný</text:p>
              </text:list-item>
              <text:list-item>
                <text:p text:style-name="P46">73 - Harmonizovaný štítek pro MZ produkty – <text:s/>4x (A4)</text:p>
              </text:list-item>
              <text:list-item>
                <text:p text:style-name="P46">100 - Harmonizovaný štítek bianco – 4x (A4)</text:p>
              </text:list-item>
              <text:list-item>
                <text:p text:style-name="P46">101 - Harmonizovaný štítek bianco – samostatný</text:p>
              </text:list-item>
              <text:list-item>
                <text:p text:style-name="P46">102 - Harmonizovaný štítek bianco – samostatný (na výšku)</text:p>
              </text:list-item>
              <text:list-item>
                <text:p text:style-name="P46">103 - Adresní štítek A6 – 4x</text:p>
              </text:list-item>
              <text:list-item>
                <text:p text:style-name="P46">200 - Harmonizovaný štítek <text:soft-page-break/>bianco - (Zebra - 105x148)</text:p>
              </text:list-item>
              <text:list-item>
                <text:p text:style-name="P46">201 - Harmonizovaný štítek bianco - (Zebra - 100x150)<text:bookmark text:name="_GoBack"/></text:p>
              </text:list-item>
            </text:list>
          </table:table-cell>
        </table:table-row>
        <table:table-row table:style-name="Tabulka22.1">
          <table:table-cell table:style-name="Tabulka22.A2" office:value-type="string">
            <text:p text:style-name="Table_20_Contents">shiftHorizontal</text:p>
          </table:table-cell>
          <table:table-cell table:style-name="Tabulka22.A2" office:value-type="string">
            <text:p text:style-name="Table_20_Contents">byte</text:p>
          </table:table-cell>
          <table:table-cell table:style-name="Tabulka22.A2" office:value-type="string">
            <text:p text:style-name="Table_20_Contents">A</text:p>
          </table:table-cell>
          <table:table-cell table:style-name="Tabulka22.D2" office:value-type="string">
            <text:p text:style-name="Table_20_Contents">Hodnota posunu doprava v mm</text:p>
          </table:table-cell>
        </table:table-row>
        <table:table-row table:style-name="Tabulka22.1">
          <table:table-cell table:style-name="Tabulka22.A2" office:value-type="string">
            <text:p text:style-name="Table_20_Contents">shiftVertical</text:p>
          </table:table-cell>
          <table:table-cell table:style-name="Tabulka22.A2" office:value-type="string">
            <text:p text:style-name="Table_20_Contents">byte</text:p>
          </table:table-cell>
          <table:table-cell table:style-name="Tabulka22.A2" office:value-type="string">
            <text:p text:style-name="Table_20_Contents">A</text:p>
          </table:table-cell>
          <table:table-cell table:style-name="Tabulka22.D2" office:value-type="string">
            <text:p text:style-name="Table_20_Contents">Hodnota posunu dolů v m</text:p>
          </table:table-cell>
        </table:table-row>
        <table:table-row table:style-name="Tabulka22.1">
          <table:table-cell table:style-name="Tabulka22.A2" office:value-type="string">
            <text:p text:style-name="Table_20_Contents"><text:span text:style-name="T22">position</text:span></text:p>
          </table:table-cell>
          <table:table-cell table:style-name="Tabulka22.A2" office:value-type="string">
            <text:p text:style-name="Table_20_Contents">unsignedByte</text:p>
          </table:table-cell>
          <table:table-cell table:style-name="Tabulka22.A2" office:value-type="string">
            <text:p text:style-name="Table_20_Contents">N</text:p>
          </table:table-cell>
          <table:table-cell table:style-name="Tabulka22.D2" office:value-type="string">
            <text:p text:style-name="Table_20_Contents">Hodnota pozice</text:p>
          </table:table-cell>
        </table:table-row>
        <table:table-row table:style-name="Tabulka22.1">
          <table:table-cell table:style-name="Tabulka22.A2" office:value-type="string">
            <text:p text:style-name="Table_20_Contents">parcelCode</text:p>
          </table:table-cell>
          <table:table-cell table:style-name="Tabulka22.A2" office:value-type="string">
            <text:p text:style-name="Table_20_Contents">String</text:p>
          </table:table-cell>
          <table:table-cell table:style-name="Tabulka22.A2" office:value-type="string">
            <text:p text:style-name="Table_20_Contents">A</text:p>
          </table:table-cell>
          <table:table-cell table:style-name="Tabulka22.D2" office:value-type="string">
            <text:p text:style-name="Table_20_Contents">ID zásilky</text:p>
          </table:table-cell>
        </table:table-row>
        <table:table-row table:style-name="Tabulka22.1">
          <table:table-cell table:style-name="Tabulka22.A2" office:value-type="string">
            <text:p text:style-name="Table_20_Contents"><text:span text:style-name="T9">doPrintingHeaderResult</text:span><text:span text:style-name="T7"> .doPrintingStateResponse</text:span></text:p>
          </table:table-cell>
          <table:table-cell table:style-name="Tabulka22.A2" office:value-type="string">
            <text:p text:style-name="Table_20_Contents"/>
          </table:table-cell>
          <table:table-cell table:style-name="Tabulka22.A2" office:value-type="string">
            <text:p text:style-name="Table_20_Contents"/>
          </table:table-cell>
          <table:table-cell table:style-name="Tabulka22.D2" office:value-type="string">
            <text:p text:style-name="Table_20_Contents">Stav tisku:</text:p>
            <text:list xml:id="list3466910632" text:style-name="WWNum43">
              <text:list-item>
                <text:p text:style-name="P47">1 - OK <text:s/>- Data parametrů zpracování v pořádku</text:p>
              </text:list-item>
              <text:list-item>
                <text:p text:style-name="P47">2 - INTERNALL_ERROR - Jiná chyba systému <text:s text:c="22"/></text:p>
              </text:list-item>
              <text:list-item>
                <text:p text:style-name="P47">100 - INVALID_PARCEL_CODE - Neplatné ID zásilky</text:p>
              </text:list-item>
              <text:list-item>
                <text:p text:style-name="P47">378 - INVALID_PREFIX_COMBINATION <text:s/>- Zásilka je chybně přiřazena k id tiskové šablony</text:p>
              </text:list-item>
              <text:list-item>
                <text:p text:style-name="P47">379 - PARCEL_DOES_NOT_MEET_THE_REQUIREMENTS_FORM - Parametry zásilky nesplňují podmínky požadovaného formuláře</text:p>
              </text:list-item>
              <text:list-item>
                <text:p text:style-name="P40">380 - NO_CONTRACT_SERVICE_RETURN_RECEIPT - K formuláři není sjednána smlouva ke službě Dodejka</text:p>
              </text:list-item>
            </text:list>
          </table:table-cell>
        </table:table-row>
        <table:table-row table:style-name="Tabulka22.1">
          <table:table-cell table:style-name="Tabulka22.A2" office:value-type="string">
            <text:p text:style-name="Table_20_Contents">responseCode</text:p>
          </table:table-cell>
          <table:table-cell table:style-name="Tabulka22.A2" office:value-type="string">
            <text:p text:style-name="Table_20_Contents">positiveInteger</text:p>
          </table:table-cell>
          <table:table-cell table:style-name="Tabulka22.A2" office:value-type="string">
            <text:p text:style-name="Table_20_Contents">A</text:p>
          </table:table-cell>
          <table:table-cell table:style-name="Tabulka22.D2" office:value-type="string">
            <text:p text:style-name="Table_20_Contents"/>
          </table:table-cell>
        </table:table-row>
        <table:table-row table:style-name="Tabulka22.1">
          <table:table-cell table:style-name="Tabulka22.A2" office:value-type="string">
            <text:p text:style-name="Table_20_Contents">responseText</text:p>
          </table:table-cell>
          <table:table-cell table:style-name="Tabulka22.A2" office:value-type="string">
            <text:p text:style-name="Table_20_Contents">String</text:p>
          </table:table-cell>
          <table:table-cell table:style-name="Tabulka22.A2" office:value-type="string">
            <text:p text:style-name="Table_20_Contents">A</text:p>
          </table:table-cell>
          <table:table-cell table:style-name="Tabulka22.D2" office:value-type="string">
            <text:p text:style-name="Table_20_Contents"/>
          </table:table-cell>
        </table:table-row>
        <table:table-row table:style-name="Tabulka22.1">
          <table:table-cell table:style-name="Tabulka22.A2" office:value-type="string">
            <text:p text:style-name="Table_20_Contents"><text:span text:style-name="T7">doPrintingDataResult</text:span></text:p>
          </table:table-cell>
          <table:table-cell table:style-name="Tabulka22.A2" office:value-type="string">
            <text:p text:style-name="Table_20_Contents"/>
          </table:table-cell>
          <table:table-cell table:style-name="Tabulka22.A2" office:value-type="string">
            <text:p text:style-name="Table_20_Contents"/>
          </table:table-cell>
          <table:table-cell table:style-name="Tabulka22.D2" office:value-type="string">
            <text:p text:style-name="Table_20_Contents">Data tisku</text:p>
          </table:table-cell>
        </table:table-row>
        <table:table-row table:style-name="Tabulka22.1">
          <table:table-cell table:style-name="Tabulka22.A2" office:value-type="string">
            <text:p text:style-name="Table_20_Contents">file</text:p>
          </table:table-cell>
          <table:table-cell table:style-name="Tabulka22.A2" office:value-type="string">
            <text:p text:style-name="Table_20_Contents">base64Binary</text:p>
          </table:table-cell>
          <table:table-cell table:style-name="Tabulka22.A2" office:value-type="string">
            <text:p text:style-name="Table_20_Contents">A</text:p>
          </table:table-cell>
          <table:table-cell table:style-name="Tabulka22.D2" office:value-type="string">
            <text:p text:style-name="Table_20_Contents">Soubor PDF</text:p>
          </table:table-cell>
        </table:table-row>
      </table:table>
      <text:p text:style-name="Standard_20__28_user_29_"/>
      <text:list xml:id="list102352663562328" text:continue-list="list102352613034039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Toc496533185"/>Počet opakování objektů<text:bookmark-end text:name="_Toc496533185"/></text:h>
                    </text:list-item>
                  </text:list>
                </text:list-item>
              </text:list>
            </text:list-item>
          </text:list>
        </text:list-item>
      </text:list>
      <table:table table:name="Tabulka23" table:style-name="Tabulka23">
        <table:table-column table:style-name="Tabulka23.A"/>
        <table:table-column table:style-name="Tabulka23.B"/>
        <table:table-row table:style-name="Tabulka23.1">
          <table:table-cell table:style-name="Tabulka23.A1" office:value-type="string">
            <text:p text:style-name="Standard_20__28_user_29_">Položka</text:p>
          </table:table-cell>
          <table:table-cell table:style-name="Tabulka23.A1" office:value-type="string">
            <text:p text:style-name="Standard_20__28_user_29_">Počet opakování</text:p>
          </table:table-cell>
        </table:table-row>
        <table:table-row table:style-name="Tabulka23.1">
          <table:table-cell table:style-name="Tabulka23.A1" office:value-type="string">
            <text:p text:style-name="Table_20_Contents"><text:span text:style-name="T9">doPrintingHeaderResult</text:span></text:p>
          </table:table-cell>
          <table:table-cell table:style-name="Tabulka23.A1" office:value-type="string">
            <text:p text:style-name="Standard_20__28_user_29_"><text:span text:style-name="T14">1</text:span> záznam</text:p>
          </table:table-cell>
        </table:table-row>
        <table:table-row table:style-name="Tabulka23.1">
          <table:table-cell table:style-name="Tabulka23.A1" office:value-type="string">
            <text:p text:style-name="Table_20_Contents"><text:span text:style-name="T9">doPrintingHeaderResult</text:span><text:span text:style-name="T7"> .doPrintingHeader</text:span></text:p>
          </table:table-cell>
          <table:table-cell table:style-name="Tabulka23.A1" office:value-type="string">
            <text:p text:style-name="Standard_20__28_user_29_"><text:span text:style-name="T14">1</text:span> záznam</text:p>
          </table:table-cell>
        </table:table-row>
        <table:table-row table:style-name="Tabulka23.1">
          <table:table-cell table:style-name="Tabulka23.A1" office:value-type="string">
            <text:p text:style-name="Table_20_Contents"><text:span text:style-name="T9">doPrintingHeaderResult</text:span><text:span text:style-name="T7"> .doPrintingStateResponse</text:span></text:p>
          </table:table-cell>
          <table:table-cell table:style-name="Tabulka23.A1" office:value-type="string">
            <text:p text:style-name="Standard_20__28_user_29_"><text:span text:style-name="T14">1</text:span> záznam</text:p>
          </table:table-cell>
        </table:table-row>
        <table:table-row table:style-name="Tabulka23.1">
          <table:table-cell table:style-name="Tabulka23.A1" office:value-type="string">
            <text:p text:style-name="Table_20_Contents"><text:span text:style-name="T7">doPrintingDataResult</text:span></text:p>
          </table:table-cell>
          <table:table-cell table:style-name="Tabulka23.A1" office:value-type="string">
            <text:p text:style-name="Standard_20__28_user_29_"><text:span text:style-name="T14">1</text:span> záznam</text:p>
          </table:table-cell>
        </table:table-row>
      </table:table>
      <text:p text:style-name="cp_5f_Normal_5f_4"/>
      <text:p text:style-name="cp_5f_Normal_5f_4"/>
      <text:list xml:id="list10235439325707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Toc496533186"/><text:soft-page-break/>Příklad request:<text:bookmark-end text:name="_Toc496533186"/></text:h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T23">&lt;?</text:span><text:span text:style-name="T24">xml</text:span><text:span text:style-name="T25"> </text:span><text:span text:style-name="T27">version</text:span><text:span text:style-name="T28">=</text:span><text:span text:style-name="T30">"1.0"</text:span><text:span text:style-name="T25"> </text:span><text:span text:style-name="T27">encoding</text:span><text:span text:style-name="T28">=</text:span><text:span text:style-name="T30">"UTF-8"</text:span><text:span text:style-name="T25"> </text:span><text:span text:style-name="T27">standalone</text:span><text:span text:style-name="T28">=</text:span><text:span text:style-name="T30">"yes"</text:span><text:span text:style-name="T23">?&gt;</text:span></text:p>
      <text:p text:style-name="P4"><text:span text:style-name="T23">&lt;</text:span><text:span text:style-name="T24">b2bRequest</text:span><text:span text:style-name="T25"> </text:span><text:span text:style-name="T27">xmlns</text:span><text:span text:style-name="T28">=</text:span><text:span text:style-name="T30">"https://b2b.postaonline.cz/schema/B2BCommon-v1"</text:span></text:p>
      <text:p text:style-name="P4"><text:span text:style-name="T25"><text:tab/></text:span><text:span text:style-name="T27">xmlns:ns2</text:span><text:span text:style-name="T28">=</text:span><text:span text:style-name="T30">"</text:span><text:a xlink:type="simple" xlink:href="https://b2b.postaonline.cz/schema/POLServices-v1" text:style-name="ListLabel_20_77" text:visited-style-name="ListLabel_20_77"><text:span text:style-name="Internet_20_link"><text:span text:style-name="T26">https://b2b.postaonline.cz/schema/POLServices-v1</text:span></text:span></text:a><text:span text:style-name="T30">"&gt;</text:span></text:p>
      <text:p text:style-name="P4"><text:span text:style-name="T28"><text:tab/></text:span><text:span text:style-name="T23">&lt;</text:span><text:span text:style-name="T24">header</text:span><text:span text:style-name="T23">&gt;</text:span></text:p>
      <text:p text:style-name="P4"><text:span text:style-name="T28"><text:tab/><text:tab/></text:span><text:span text:style-name="T23">&lt;</text:span><text:span text:style-name="T24">idExtTransaction</text:span><text:span text:style-name="T23">&gt;</text:span><text:span text:style-name="T28">1</text:span><text:span text:style-name="T23">&lt;/</text:span><text:span text:style-name="T24">idExtTransaction</text:span><text:span text:style-name="T23">&gt;</text:span></text:p>
      <text:p text:style-name="P4"><text:span text:style-name="T28"><text:tab/><text:tab/></text:span><text:span text:style-name="T23">&lt;</text:span><text:span text:style-name="T24">timeStamp</text:span><text:span text:style-name="T23">&gt;</text:span><text:span text:style-name="T28">2016-01-22T10:00:34.573+01:00</text:span><text:span text:style-name="T23">&lt;/</text:span><text:span text:style-name="T24">timeStamp</text:span><text:span text:style-name="T23">&gt;</text:span></text:p>
      <text:p text:style-name="P4"><text:span text:style-name="T28"><text:tab/><text:tab/></text:span><text:span text:style-name="T23">&lt;</text:span><text:span text:style-name="T24">idContract</text:span><text:span text:style-name="T23">&gt;</text:span><text:span text:style-name="T28">2511327004</text:span><text:span text:style-name="T23">&lt;/</text:span><text:span text:style-name="T24">idContract</text:span><text:span text:style-name="T23">&gt;</text:span></text:p>
      <text:p text:style-name="P4"><text:span text:style-name="T28"><text:tab/></text:span><text:span text:style-name="T23">&lt;/</text:span><text:span text:style-name="T24">header</text:span><text:span text:style-name="T23">&gt;</text:span></text:p>
      <text:p text:style-name="P4"><text:span text:style-name="T28"><text:tab/></text:span><text:span text:style-name="T23">&lt;</text:span><text:span text:style-name="T24">serviceData</text:span><text:span text:style-name="T23">&gt;</text:span></text:p>
      <text:p text:style-name="P4"><text:span text:style-name="T28"><text:tab/><text:tab/></text:span><text:span text:style-name="T23">&lt;</text:span><text:span text:style-name="T24">ns2:getParcelsPrinting</text:span><text:span text:style-name="T23">&gt;</text:span></text:p>
      <text:p text:style-name="P4"><text:span text:style-name="T28"><text:tab/><text:tab/><text:tab/></text:span><text:span text:style-name="T23">&lt;</text:span><text:span text:style-name="T24">ns2:doPrintingHeader</text:span><text:span text:style-name="T23">&gt;</text:span></text:p>
      <text:p text:style-name="P4"><text:span text:style-name="T28"><text:tab/><text:tab/><text:tab/><text:tab/></text:span><text:span text:style-name="T23">&lt;</text:span><text:span text:style-name="T24">ns2:customerID</text:span><text:span text:style-name="T23">&gt;</text:span><text:span text:style-name="T28">EE89</text:span><text:span text:style-name="T23">&lt;/</text:span><text:span text:style-name="T24">ns2:customerID</text:span><text:span text:style-name="T23">&gt;</text:span></text:p>
      <text:p text:style-name="P4"><text:span text:style-name="T28"><text:tab/><text:tab/><text:tab/><text:tab/></text:span><text:span text:style-name="T23">&lt;</text:span><text:span text:style-name="T24">ns2:contractNumber</text:span><text:span text:style-name="T23">&gt;</text:span><text:span text:style-name="T28">2511327004</text:span><text:span text:style-name="T23">&lt;/</text:span><text:span text:style-name="T24">ns2:contractNumber</text:span><text:span text:style-name="T23">&gt;</text:span></text:p>
      <text:p text:style-name="P4"><text:span text:style-name="T28"><text:tab/><text:tab/><text:tab/><text:tab/></text:span><text:span text:style-name="T23">&lt;</text:span><text:span text:style-name="T24">ns2:idForm</text:span><text:span text:style-name="T23">&gt;</text:span><text:span text:style-name="T28">20</text:span><text:span text:style-name="T23">&lt;/</text:span><text:span text:style-name="T24">ns2:idForm</text:span><text:span text:style-name="T23">&gt;</text:span></text:p>
      <text:p text:style-name="P4"><text:span text:style-name="T28"><text:tab/><text:tab/><text:tab/><text:tab/></text:span><text:span text:style-name="T23">&lt;</text:span><text:span text:style-name="T24">ns2:shiftHorizontal</text:span><text:span text:style-name="T23">&gt;</text:span><text:span text:style-name="T28">0</text:span><text:span text:style-name="T23">&lt;/</text:span><text:span text:style-name="T24">ns2:shiftHorizontal</text:span><text:span text:style-name="T23">&gt;</text:span></text:p>
      <text:p text:style-name="P4"><text:span text:style-name="T28"><text:tab/><text:tab/><text:tab/><text:tab/></text:span><text:span text:style-name="T23">&lt;</text:span><text:span text:style-name="T24">ns2:shiftVertical</text:span><text:span text:style-name="T23">&gt;</text:span><text:span text:style-name="T28">0</text:span><text:span text:style-name="T23">&lt;/</text:span><text:span text:style-name="T24">ns2:shiftVertical</text:span><text:span text:style-name="T23">&gt;</text:span></text:p>
      <text:p text:style-name="P4"><text:span text:style-name="T28"><text:tab/><text:tab/><text:tab/><text:tab/></text:span><text:span text:style-name="T23">&lt;</text:span><text:span text:style-name="T24">ns2:position</text:span><text:span text:style-name="T23">&gt;</text:span><text:span text:style-name="T28">0</text:span><text:span text:style-name="T23">&lt;/</text:span><text:span text:style-name="T24">ns2:position</text:span><text:span text:style-name="T23">&gt;</text:span></text:p>
      <text:p text:style-name="P4"><text:span text:style-name="T28"><text:tab/><text:tab/><text:tab/></text:span><text:span text:style-name="T23">&lt;/</text:span><text:span text:style-name="T24">ns2:doPrintingHeader</text:span><text:span text:style-name="T23">&gt;</text:span></text:p>
      <text:p text:style-name="P4"><text:span text:style-name="T28"><text:tab/><text:tab/><text:tab/></text:span><text:span text:style-name="T23">&lt;</text:span><text:span text:style-name="T24">ns2:doPrintingData</text:span><text:span text:style-name="T23">&gt;</text:span></text:p>
      <text:p text:style-name="P4"><text:span text:style-name="T28"><text:tab/><text:tab/><text:tab/><text:tab/></text:span><text:span text:style-name="T23">&lt;</text:span><text:span text:style-name="T24">ns2:parcelCode</text:span><text:span text:style-name="T23">&gt;</text:span><text:span text:style-name="T28">RR123456789E</text:span><text:span text:style-name="T23">&lt;/</text:span><text:span text:style-name="T24">ns2:parcelCode</text:span><text:span text:style-name="T23">&gt;</text:span></text:p>
      <text:p text:style-name="P4"><text:span text:style-name="T28"><text:tab/><text:tab/><text:tab/></text:span><text:span text:style-name="T23">&lt;/</text:span><text:span text:style-name="T24">ns2:doPrintingData</text:span><text:span text:style-name="T23">&gt;</text:span></text:p>
      <text:p text:style-name="P4"><text:span text:style-name="T28"><text:tab/><text:tab/></text:span><text:span text:style-name="T23">&lt;/</text:span><text:span text:style-name="T24">ns2:getParcelsPrinting</text:span><text:span text:style-name="T23">&gt;</text:span></text:p>
      <text:p text:style-name="P4"><text:span text:style-name="T28"><text:tab/></text:span><text:span text:style-name="T23">&lt;/</text:span><text:span text:style-name="T24">serviceData</text:span><text:span text:style-name="T23">&gt;</text:span></text:p>
      <text:p text:style-name="cp_5f_Normal_5f_1"><text:span text:style-name="T23">&lt;/</text:span><text:span text:style-name="T24">b2bRequest</text:span><text:span text:style-name="T23">&gt;</text:span><text:tab/></text:p>
      <text:p text:style-name="cp_5f_Normal_5f_1"/>
      <text:list xml:id="list10235374298828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" text:outline-level="4"><text:bookmark-start text:name="_Toc496533187"/>Příklad response:<text:bookmark-end text:name="_Toc496533187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P4"><text:span text:style-name="T23">&lt;?</text:span><text:span text:style-name="T24">xml</text:span><text:span text:style-name="T25"> </text:span><text:span text:style-name="T27">version</text:span><text:span text:style-name="T28">=</text:span><text:span text:style-name="T30">"1.0"</text:span><text:span text:style-name="T25"> </text:span><text:span text:style-name="T27">encoding</text:span><text:span text:style-name="T28">=</text:span><text:span text:style-name="T30">"UTF-8"</text:span><text:span text:style-name="T23">?&gt;</text:span></text:p>
      <text:p text:style-name="P4"><text:span text:style-name="T23">&lt;</text:span><text:span text:style-name="T24">b2bSyncResponse</text:span><text:span text:style-name="T25"> </text:span><text:span text:style-name="T27">xmlns</text:span><text:span text:style-name="T28">=</text:span><text:span text:style-name="T30">"https://b2b.postaonline.cz/schema/B2BCommon-v1"</text:span></text:p>
      <text:p text:style-name="P4"><text:span text:style-name="T25"><text:tab/></text:span><text:span text:style-name="T27">xmlns:ns2</text:span><text:span text:style-name="T28">=</text:span><text:span text:style-name="T30">"https://b2b.postaonline.cz/schema/POLServices-v1"</text:span><text:span text:style-name="T23">&gt;</text:span></text:p>
      <text:p text:style-name="P4"><text:span text:style-name="T28"><text:tab/></text:span><text:span text:style-name="T23">&lt;</text:span><text:span text:style-name="T24">header</text:span><text:span text:style-name="T23">&gt;</text:span></text:p>
      <text:p text:style-name="P4"><text:span text:style-name="T28"><text:tab/><text:tab/></text:span><text:span text:style-name="T23">&lt;</text:span><text:span text:style-name="T24">timeStamp</text:span><text:span text:style-name="T23">&gt;</text:span><text:span text:style-name="T28">2016-02-18T16:00:34.913Z</text:span><text:span text:style-name="T23">&lt;/</text:span><text:span text:style-name="T24">timeStamp</text:span><text:span text:style-name="T23">&gt;</text:span></text:p>
      <text:p text:style-name="P4"><text:span text:style-name="T28"><text:tab/><text:tab/></text:span><text:span text:style-name="T23">&lt;</text:span><text:span text:style-name="T24">b2bRequestHeader</text:span><text:span text:style-name="T23">&gt;</text:span></text:p>
      <text:p text:style-name="P4"><text:span text:style-name="T28"><text:tab/><text:tab/><text:tab/></text:span><text:span text:style-name="T23">&lt;</text:span><text:span text:style-name="T24">idExtTransaction</text:span><text:span text:style-name="T23">&gt;</text:span><text:span text:style-name="T28">1</text:span><text:span text:style-name="T23">&lt;/</text:span><text:span text:style-name="T24">idExtTransaction</text:span><text:span text:style-name="T23">&gt;</text:span></text:p>
      <text:p text:style-name="P4"><text:span text:style-name="T28"><text:tab/><text:tab/><text:tab/></text:span><text:span text:style-name="T23">&lt;</text:span><text:span text:style-name="T24">timeStamp</text:span><text:span text:style-name="T23">&gt;</text:span><text:span text:style-name="T28">2016-03-12T10:00:34.573Z</text:span><text:span text:style-name="T23">&lt;/</text:span><text:span text:style-name="T24">timeStamp</text:span><text:span text:style-name="T23">&gt;</text:span></text:p>
      <text:p text:style-name="P4"><text:span text:style-name="T28"><text:tab/><text:tab/><text:tab/></text:span><text:span text:style-name="T23">&lt;</text:span><text:span text:style-name="T24">idContract</text:span><text:span text:style-name="T23">&gt;</text:span><text:span text:style-name="T28">25195667001</text:span><text:span text:style-name="T23">&lt;/</text:span><text:span text:style-name="T24">idContract</text:span><text:span text:style-name="T23">&gt;</text:span></text:p>
      <text:p text:style-name="P4"><text:span text:style-name="T28"><text:tab/><text:tab/></text:span><text:span text:style-name="T23">&lt;/</text:span><text:span text:style-name="T24">b2bRequestHeader</text:span><text:span text:style-name="T23">&gt;</text:span></text:p>
      <text:p text:style-name="P4"><text:span text:style-name="T28"><text:tab/></text:span><text:span text:style-name="T23">&lt;/</text:span><text:span text:style-name="T24">header</text:span><text:span text:style-name="T23">&gt;</text:span></text:p>
      <text:p text:style-name="P4"><text:span text:style-name="T28"><text:tab/></text:span><text:span text:style-name="T23">&lt;</text:span><text:span text:style-name="T24">serviceData</text:span><text:span text:style-name="T23">&gt;</text:span></text:p>
      <text:p text:style-name="P4"><text:span text:style-name="T28"><text:tab/><text:tab/></text:span><text:span text:style-name="T23">&lt;</text:span><text:span text:style-name="T24">ns2:getParcelsPrintingResponse</text:span><text:span text:style-name="T23">&gt;</text:span></text:p>
      <text:p text:style-name="P4"><text:span text:style-name="T28"><text:tab/><text:tab/><text:tab/></text:span><text:span text:style-name="T23">&lt;</text:span><text:span text:style-name="T24">ns2:doPrintingHeaderResult</text:span><text:span text:style-name="T23">&gt;</text:span></text:p>
      <text:p text:style-name="P4"><text:span text:style-name="T28"><text:tab/><text:tab/><text:tab/><text:tab/></text:span><text:span text:style-name="T23">&lt;</text:span><text:span text:style-name="T24">ns2:doPrintingHeader</text:span><text:span text:style-name="T23">&gt;</text:span></text:p>
      <text:p text:style-name="P4"><text:span text:style-name="T28"><text:tab/><text:tab/><text:tab/><text:tab/><text:tab/></text:span><text:span text:style-name="T23">&lt;</text:span><text:span text:style-name="T24">ns2:customerID</text:span><text:span text:style-name="T23">&gt;</text:span><text:span text:style-name="T28">EE89</text:span><text:span text:style-name="T23">&lt;/</text:span><text:span text:style-name="T24">ns2:customerID</text:span><text:span text:style-name="T23">&gt;</text:span></text:p>
      <text:p text:style-name="P4"><text:span text:style-name="T28"><text:tab/><text:tab/><text:tab/><text:tab/><text:tab/></text:span><text:span text:style-name="T23">&lt;</text:span><text:span text:style-name="T24">ns2:contractNumber</text:span><text:span text:style-name="T23">&gt;</text:span><text:span text:style-name="T28">12345678</text:span><text:span text:style-name="T23">&lt;/</text:span><text:span text:style-name="T24">ns2:contractNumber</text:span><text:span text:style-name="T23">&gt;</text:span></text:p>
      <text:p text:style-name="P4"><text:span text:style-name="T28"><text:tab/><text:tab/><text:tab/><text:tab/><text:tab/></text:span><text:span text:style-name="T23">&lt;</text:span><text:span text:style-name="T24">ns2:idForm</text:span><text:span text:style-name="T23">&gt;</text:span><text:span text:style-name="T28">20</text:span><text:span text:style-name="T23">&lt;/</text:span><text:span text:style-name="T24">ns2:idForm</text:span><text:span text:style-name="T23">&gt;</text:span></text:p>
      <text:p text:style-name="P4"><text:span text:style-name="T28"><text:tab/><text:tab/><text:tab/><text:tab/><text:tab/></text:span><text:span text:style-name="T23">&lt;</text:span><text:span text:style-name="T24">ns2:shiftHorizontal</text:span><text:span text:style-name="T23">&gt;</text:span><text:span text:style-name="T28">0</text:span><text:span text:style-name="T23">&lt;/</text:span><text:span text:style-name="T24">ns2:shiftHorizontal</text:span><text:span text:style-name="T23">&gt;</text:span></text:p>
      <text:p text:style-name="P4"><text:span text:style-name="T28"><text:tab/><text:tab/><text:tab/><text:tab/><text:tab/></text:span><text:span text:style-name="T23">&lt;</text:span><text:span text:style-name="T24">ns2:shiftVertical</text:span><text:span text:style-name="T23">&gt;</text:span><text:span text:style-name="T28">0</text:span><text:span text:style-name="T23">&lt;/</text:span><text:span text:style-name="T24">ns2:shiftVertical</text:span><text:span text:style-name="T23">&gt;</text:span></text:p>
      <text:p text:style-name="P4"><text:span text:style-name="T28"><text:tab/><text:tab/><text:tab/><text:tab/><text:tab/></text:span><text:span text:style-name="T23">&lt;</text:span><text:span text:style-name="T24">ns2:position</text:span><text:span text:style-name="T23">&gt;</text:span><text:span text:style-name="T28">0</text:span><text:span text:style-name="T23">&lt;/</text:span><text:span text:style-name="T24">ns2:position</text:span><text:span text:style-name="T23">&gt;</text:span></text:p>
      <text:p text:style-name="P4"><text:span text:style-name="T28"><text:tab/><text:tab/><text:tab/><text:tab/></text:span><text:span text:style-name="T23">&lt;/</text:span><text:span text:style-name="T24">ns2:doPrintingHeader</text:span><text:span text:style-name="T23">&gt;</text:span></text:p>
      <text:p text:style-name="P4"><text:span text:style-name="T28"><text:tab/><text:tab/><text:tab/><text:tab/></text:span><text:span text:style-name="T23">&lt;</text:span><text:span text:style-name="T24">ns2:doPrintingStateResponse</text:span><text:span text:style-name="T23">&gt;</text:span></text:p>
      <text:p text:style-name="P4"><text:span text:style-name="T28"><text:tab/><text:tab/><text:tab/><text:tab/><text:tab/></text:span><text:span text:style-name="T23">&lt;</text:span><text:span text:style-name="T24">ns2:responseCode</text:span><text:span text:style-name="T23">&gt;</text:span><text:span text:style-name="T29">0</text:span><text:span text:style-name="T23">&lt;/</text:span><text:span text:style-name="T24">ns2:responseCode</text:span><text:span text:style-name="T23">&gt;</text:span></text:p>
      <text:p text:style-name="P4"><text:span text:style-name="T28"><text:tab/><text:tab/><text:tab/><text:tab/><text:tab/></text:span><text:span text:style-name="T23">&lt;</text:span><text:span text:style-name="T24">ns2:responseText</text:span><text:span text:style-name="T23">&gt;</text:span><text:span text:style-name="T28">OK</text:span><text:span text:style-name="T23">&lt;/</text:span><text:span text:style-name="T24">ns2:responseText</text:span><text:span text:style-name="T23">&gt;</text:span></text:p>
      <text:p text:style-name="P4"><text:span text:style-name="T28"><text:tab/><text:tab/><text:tab/><text:tab/></text:span><text:span text:style-name="T23">&lt;/</text:span><text:span text:style-name="T24">ns2:doPrintingStateResponse</text:span><text:span text:style-name="T23">&gt;</text:span></text:p>
      <text:p text:style-name="P4"><text:span text:style-name="T28"><text:tab/><text:tab/><text:tab/></text:span><text:span text:style-name="T23">&lt;/</text:span><text:span text:style-name="T24">ns2:doPrintingHeaderResult</text:span><text:span text:style-name="T23">&gt;</text:span></text:p>
      <text:p text:style-name="P4"><text:span text:style-name="T28"><text:tab/><text:tab/><text:tab/></text:span><text:span text:style-name="T23">&lt;</text:span><text:span text:style-name="T24">ns2:doPrintingDataResult</text:span><text:span text:style-name="T23">&gt;</text:span></text:p>
      <text:p text:style-name="P4"><text:soft-page-break/><text:span text:style-name="T28"><text:tab/><text:tab/><text:tab/><text:tab/></text:span><text:span text:style-name="T23">&lt;</text:span><text:span text:style-name="T24">ns2:file</text:span><text:span text:style-name="T23">&gt;</text:span><text:span text:style-name="T28">dGVzdA==</text:span><text:span text:style-name="T23">&lt;/</text:span><text:span text:style-name="T24">ns2:file</text:span><text:span text:style-name="T23">&gt;</text:span></text:p>
      <text:p text:style-name="P4"><text:span text:style-name="T28"><text:tab/><text:tab/><text:tab/></text:span><text:span text:style-name="T23">&lt;/</text:span><text:span text:style-name="T24">ns2:doPrintingDataResult</text:span><text:span text:style-name="T23">&gt;</text:span></text:p>
      <text:p text:style-name="P4"><text:span text:style-name="T28"><text:tab/><text:tab/></text:span><text:span text:style-name="T23">&lt;/</text:span><text:span text:style-name="T24">ns2:getParcelsPrintingResponse</text:span><text:span text:style-name="T23">&gt;</text:span></text:p>
      <text:p text:style-name="P4"><text:span text:style-name="T28"><text:tab/></text:span><text:span text:style-name="T23">&lt;/</text:span><text:span text:style-name="T24">serviceData</text:span><text:span text:style-name="T23">&gt;</text:span></text:p>
      <text:p text:style-name="cp_5f_Normal_5f_1"><text:span text:style-name="T23">&lt;/</text:span><text:span text:style-name="T24">b2bSyncResponse</text:span><text:span text:style-name="T23">&gt;</text:span><text:tab/></text:p>
      <text:list xml:id="list102352901376880" text:continue-numbering="true" text:style-name="WWNum1">
        <text:list-item>
          <text:h text:style-name="P13" text:outline-level="1"><text:bookmark-start text:name="_Toc496533188"/>Přílohy<text:bookmark-end text:name="_Toc496533188"/><text:bookmark-end text:name="__RefHeading__9712_635746556"/></text:h>
        </text:list-item>
      </text:list>
      <text:h text:style-name="P18" text:outline-level="2"><text:bookmark-start text:name="__RefHeading__2475_1815102186"/><text:bookmark-start text:name="_Toc496533189"/>Příloha č. 1 Definice XSD – B2BCommon<text:bookmark-end text:name="__RefHeading__2475_1815102186"/><text:bookmark-end text:name="_Toc496533189"/></text:h>
      <text:p text:style-name="cp_5f_Normal_5f_2"><draw:frame draw:style-name="fr5" draw:name="Objekt1" text:anchor-type="char" svg:x="-0.026cm" svg:y="0.164cm" svg:width="2.693cm" svg:height="1.744cm" draw:z-index="89"><draw:object-ole xlink:href="./Obj100" xlink:type="simple" xlink:show="embed" xlink:actuate="onLoad"/><draw:image xlink:href="./ObjectReplacements/Obj100" xlink:type="simple" xlink:show="embed" xlink:actuate="onLoad"/></draw:frame></text:p>
      <text:p text:style-name="Standard_20__28_user_29_"><text:tab/></text:p>
      <text:p text:style-name="Standard_20__28_user_29_"/>
      <text:h text:style-name="P18" text:outline-level="2"/>
      <text:h text:style-name="P18" text:outline-level="2"><draw:frame draw:style-name="fr6" draw:name="Objekt2" text:anchor-type="char" svg:x="-0.041cm" svg:y="0.693cm" svg:width="2.725cm" svg:height="1.746cm" draw:z-index="90"><draw:object-ole xlink:href="./Obj101" xlink:type="simple" xlink:show="embed" xlink:actuate="onLoad"/><draw:image xlink:href="./ObjectReplacements/Obj101" xlink:type="simple" xlink:show="embed" xlink:actuate="onLoad"/></draw:frame><text:bookmark-start text:name="_Toc496533190"/>Příloha č. 2 Definice XSD – B2B-POL Services<text:bookmark-end text:name="_Toc496533190"/></text:h>
      <text:p text:style-name="cp_5f_Normal_5f_2"/>
      <text:p text:style-name="cp_5f_Normal_5f_2"/>
      <text:p text:style-name="P34"/>
      <text:h text:style-name="P18" text:outline-level="2"><text:bookmark-start text:name="_Toc496533191"/>Příloha č. 3 Definice návratových hodnot operace<text:bookmark-end text:name="_Toc496533191"/></text:h>
      <text:p text:style-name="Standard_20__28_user_29_"/>
      <text:p text:style-name="P25"><text:tab/></text:p>
      <text:p text:style-name="P25"/>
      <text:p text:style-name="P25"><draw:frame draw:style-name="fr7" draw:name="Objekt3" text:anchor-type="char" svg:x="0.011cm" svg:y="-1.379cm" svg:width="2.725cm" svg:height="1.748cm" draw:z-index="91"><draw:object-ole xlink:href="./Obj102" xlink:type="simple" xlink:show="embed" xlink:actuate="onLoad"/><draw:image xlink:href="./ObjectReplacements/Obj10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OpenSymbol1" svg:font-family="OpenSymbol" style:font-adornments="Regular" style:font-pitch="variable" style:font-charset="x-symbol"/>
    <style:font-face style:name="Droid Sans Mono" svg:font-family="'Droid Sans Mono', monospace, monospace, 'Droid Sans Fallback'"/>
    <style:font-face style:name="Lohit Devanagari" svg:font-family="'Lohit Devanagari'"/>
    <style:font-face style:name="Courier New1" svg:font-family="'Courier New'" style:font-adornments="obyčejné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OpenSymbol2" svg:font-family="OpenSymbol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cs" fo:country="CZ" style:letter-kerning="true" style:font-name-asian="DejaVu Sans" style:font-size-asian="12pt" style:language-asian="cs" style:country-asian="CZ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cs" fo:country="CZ" style:letter-kerning="true" style:font-name-asian="DejaVu Sans" style:font-size-asian="12pt" style:language-asian="cs" style:country-asian="CZ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text-properties fo:font-size="12pt" style:font-size-asian="12pt"/>
    </style:style>
    <style:style style:name="Heading_20_1" style:display-name="Heading 1" style:family="paragraph" style:default-outline-level="1" style:class="text">
      <style:paragraph-properties fo:margin-top="0.4cm" fo:margin-bottom="0.3cm" loext:contextual-spacing="false" style:line-height-at-least="0.6cm" fo:keep-together="always" fo:keep-with-next="always"/>
      <style:text-properties fo:color="#2d55ab"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default-outline-level="2" style:class="text">
      <style:paragraph-properties fo:margin-top="0.199cm" fo:margin-bottom="0.199cm" loext:contextual-spacing="false" fo:line-height="0.6cm" fo:keep-together="always" fo:keep-with-next="always"/>
      <style:text-properties fo:color="#2d55ab"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default-outline-level="3" style:class="text">
      <style:paragraph-properties fo:margin-top="0.353cm" fo:margin-bottom="0cm" loext:contextual-spacing="false" fo:keep-together="always" fo:keep-with-next="always"/>
      <style:text-properties fo:color="#9999cc"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default-outline-level="4" style:class="text">
      <style:paragraph-properties fo:margin-top="0.353cm" fo:margin-bottom="0cm" loext:contextual-spacing="false" fo:keep-together="always" fo:keep-with-next="always"/>
      <style:text-properties fo:color="#9999cc"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default-outline-level="5" style:class="text">
      <style:paragraph-properties fo:margin-top="0.353cm" fo:margin-bottom="0cm" loext:contextual-spacing="false" fo:keep-together="always" fo:keep-with-next="always"/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Heading" style:default-outline-level="6" style:class="text">
      <style:text-properties fo:font-weight="bold" style:font-weight-asian="bold" style:font-weight-complex="bold"/>
    </style:style>
    <style:style style:name="Heading_20_7" style:display-name="Heading 7" style:family="paragraph" style:parent-style-name="Heading" style:default-outline-level="7" style:class="text">
      <style:text-properties fo:font-weight="bold" style:font-weight-asian="bold" style:font-weight-complex="bold"/>
    </style:style>
    <style:style style:name="Heading_20_8" style:display-name="Heading 8" style:family="paragraph" style:parent-style-name="Heading" style:default-outline-level="8" style:class="text">
      <style:text-properties fo:font-weight="bold" style:font-weight-asian="bold" style:font-weight-complex="bold"/>
    </style:style>
    <style:style style:name="Heading_20_9" style:display-name="Heading 9" style:family="paragraph" style:parent-style-name="Heading" style:default-outline-level="9" style:class="text"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line-height="0.459cm" fo:text-align="start" style:justify-single-word="false" fo:orphans="2" fo:widows="2" text:number-lines="false" text:line-number="0" style:writing-mode="lr-tb"/>
      <style:text-properties style:font-name="Times New Roman" fo:font-family="'Times New Roman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ext_20_body_20__28_user_29_" style:display-name="Text body (user)" style:family="paragraph" style:parent-style-name="Standard_20__28_user_29_" style:default-outline-level="">
      <style:paragraph-properties fo:line-height="100%"/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0pt"/>
    </style:style>
    <style:style style:name="caption" style:family="paragraph" style:parent-style-name="Standard_20__28_user_29_" style:next-style-name="Standard_20__28_user_29_" style:default-outline-level="">
      <style:paragraph-properties fo:margin-top="0cm" fo:margin-bottom="0.353cm" loext:contextual-spacing="false" fo:line-height="100%"/>
      <style:text-properties fo:font-size="8pt" fo:font-style="italic" style:font-size-asian="8pt" style:font-style-asian="italic" style:font-size-complex="9pt" style:font-weight-complex="bold"/>
    </style:style>
    <style:style style:name="Balloon_20_Text" style:display-name="Balloon Text" style:family="paragraph" style:parent-style-name="Standard_20__28_user_29_" style:default-outline-level="">
      <style:paragraph-properties fo:line-height="100%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_20__28_user_29_" style:default-outline-level="" style:class="extra">
      <style:paragraph-properties fo:line-height="100%"/>
      <style:text-properties fo:color="#2d55ab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Footer" style:family="paragraph" style:parent-style-name="Standard_20__28_user_29_" style:default-outline-level="" style:class="extra">
      <style:paragraph-properties fo:line-height="100%"/>
      <style:text-properties fo:font-size="7pt" style:font-size-asian="7pt"/>
    </style:style>
    <style:style style:name="cp_5f_Adresa" style:display-name="cp_Adresa" style:family="paragraph" style:parent-style-name="Standard_20__28_user_29_" style:default-outline-level="">
      <style:paragraph-properties fo:margin-left="8.001cm" fo:margin-right="0cm" fo:margin-top="0cm" fo:margin-bottom="1.801cm" loext:contextual-spacing="false" style:line-height-at-least="0.459cm" fo:text-indent="0cm" style:auto-text-indent="false"/>
    </style:style>
    <style:style style:name="cp_5f_Normal_5f_1" style:display-name="cp_Normal_1" style:family="paragraph" style:parent-style-name="Standard_20__28_user_29_" style:default-outline-level="">
      <style:paragraph-properties fo:margin-top="0cm" fo:margin-bottom="0.459cm" loext:contextual-spacing="false"/>
    </style:style>
    <style:style style:name="Title" style:family="paragraph" style:parent-style-name="Standard_20__28_user_29_" style:next-style-name="Standard_20__28_user_29_" style:default-outline-level="" style:class="chapter">
      <style:paragraph-properties fo:margin-top="0cm" fo:margin-bottom="0.529cm" loext:contextual-spacing="false" fo:line-height="100%"/>
      <style:text-properties fo:color="#2d55ab" style:font-name="Arial" fo:font-family="Arial" style:font-family-generic="roman" style:font-pitch="variable" fo:font-size="18pt" fo:letter-spacing="0.009cm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26pt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cp_5f_Normal_5f_2" style:display-name="cp_Normal_2" style:family="paragraph" style:parent-style-name="cp_5f_Normal_5f_1" style:default-outline-level="">
      <style:paragraph-properties fo:margin-left="0cm" fo:margin-right="0cm" fo:text-indent="0.7cm" style:auto-text-indent="false"/>
    </style:style>
    <style:style style:name="cp_5f_Normal_5f_3" style:display-name="cp_Normal_3" style:family="paragraph" style:parent-style-name="cp_5f_Normal_5f_2" style:default-outline-level="">
      <style:paragraph-properties fo:margin-left="0cm" fo:margin-right="0cm" fo:text-indent="1.7cm" style:auto-text-indent="false"/>
    </style:style>
    <style:style style:name="cp_5f_Normal_5f_4" style:display-name="cp_Normal_4" style:family="paragraph" style:parent-style-name="cp_5f_Normal_5f_3" style:default-outline-level="">
      <style:paragraph-properties fo:margin-left="0cm" fo:margin-right="0cm" fo:text-indent="3cm" style:auto-text-indent="false"/>
    </style:style>
    <style:style style:name="cp_5f_Normal_5f_5" style:display-name="cp_Normal_5" style:family="paragraph" style:parent-style-name="cp_5f_Normal_5f_4" style:default-outline-level="">
      <style:paragraph-properties fo:margin-left="0cm" fo:margin-right="0cm" fo:text-indent="0cm" style:auto-text-indent="false"/>
      <style:text-properties fo:font-size="10pt" fo:font-weight="bold" style:font-size-asian="10pt" style:font-weight-asian="bold"/>
    </style:style>
    <style:style style:name="List_20_Bullet" style:display-name="List Bullet" style:family="paragraph" style:parent-style-name="Standard_20__28_user_29_" style:default-outline-level=""/>
    <style:style style:name="cp_5f_List_20_Bullet" style:display-name="cp_List Bullet" style:family="paragraph" style:parent-style-name="List_20_Bullet" style:default-outline-level=""/>
    <style:style style:name="cp_5f_List_20_Bullet2" style:display-name="cp_List Bullet2" style:family="paragraph" style:parent-style-name="cp_5f_List_20_Bullet" style:default-outline-level=""/>
    <style:style style:name="cp_5f_List_20_Bullet3" style:display-name="cp_List Bullet3" style:family="paragraph" style:parent-style-name="cp_5f_List_20_Bullet2" style:default-outline-level=""/>
    <style:style style:name="cp_5f_List_20_Bullet4" style:display-name="cp_List Bullet4" style:family="paragraph" style:parent-style-name="cp_5f_List_20_Bullet3" style:default-outline-level=""/>
    <style:style style:name="cp_5f_List_20_Bullet5" style:display-name="cp_List Bullet5" style:family="paragraph" style:parent-style-name="cp_5f_List_20_Bullet4" style:default-outline-level=""/>
    <style:style style:name="cp_5f_List_20_Number" style:display-name="cp_List Number" style:family="paragraph" style:parent-style-name="cp_5f_List_20_Bullet" style:default-outline-level="">
      <style:text-properties fo:font-weight="bold" style:font-weight-asian="bold"/>
    </style:style>
    <style:style style:name="cp_5f_List_20_Number2" style:display-name="cp_List Number2" style:family="paragraph" style:parent-style-name="cp_5f_List_20_Number" style:default-outline-level="">
      <style:text-properties fo:font-weight="normal" style:font-weight-asian="normal"/>
    </style:style>
    <style:style style:name="cp_5f_List_20_Number3" style:display-name="cp_List Number3" style:family="paragraph" style:parent-style-name="cp_5f_List_20_Number2" style:default-outline-level=""/>
    <style:style style:name="cp_5f_List_20_Number4" style:display-name="cp_List Number4" style:family="paragraph" style:parent-style-name="cp_5f_List_20_Number3" style:default-outline-level=""/>
    <style:style style:name="cp_5f_List_20_Number5" style:display-name="cp_List Number5" style:family="paragraph" style:parent-style-name="cp_5f_List_20_Number4" style:default-outline-level=""/>
    <style:style style:name="Contents_20_Heading_20__28_user_29_" style:display-name="Contents Heading (user)" style:family="paragraph" style:parent-style-name="Heading_20_1" style:next-style-name="Standard_20__28_user_29_" style:default-outline-level="" style:list-style-name="">
      <style:paragraph-properties fo:margin-top="0.847cm" fo:margin-bottom="0cm" loext:contextual-spacing="false" fo:line-height="115%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Contents_20_1_20__28_user_29_" style:display-name="Contents 1 (user)" style:family="paragraph" style:parent-style-name="Standard_20__28_user_29_" style:next-style-name="Standard_20__28_user_29_" style:default-outline-level="">
      <style:paragraph-properties fo:margin-top="0cm" fo:margin-bottom="0.176cm" loext:contextual-spacing="false"/>
    </style:style>
    <style:style style:name="Contents_20_2_20__28_user_29_" style:display-name="Contents 2 (user)" style:family="paragraph" style:parent-style-name="Standard_20__28_user_29_" style:next-style-name="Standard_20__28_user_29_" style:default-outline-level="">
      <style:paragraph-properties fo:margin-left="0.7cm" fo:margin-right="0cm" fo:margin-top="0cm" fo:margin-bottom="0.176cm" loext:contextual-spacing="false" fo:text-indent="0cm" style:auto-text-indent="false"/>
    </style:style>
    <style:style style:name="Contents_20_3_20__28_user_29_" style:display-name="Contents 3 (user)" style:family="paragraph" style:parent-style-name="Standard_20__28_user_29_" style:next-style-name="Standard_20__28_user_29_" style:default-outline-level="">
      <style:paragraph-properties fo:margin-left="1.7cm" fo:margin-right="0cm" fo:margin-top="0cm" fo:margin-bottom="0.176cm" loext:contextual-spacing="false" fo:text-indent="0cm" style:auto-text-indent="false"/>
    </style:style>
    <style:style style:name="Contents_20_4_20__28_user_29_" style:display-name="Contents 4 (user)" style:family="paragraph" style:parent-style-name="Standard_20__28_user_29_" style:next-style-name="Standard_20__28_user_29_" style:default-outline-level="">
      <style:paragraph-properties fo:margin-left="3cm" fo:margin-right="0cm" fo:margin-top="0cm" fo:margin-bottom="0.176cm" loext:contextual-spacing="false" fo:text-indent="0cm" style:auto-text-indent="false"/>
    </style:style>
    <style:style style:name="Contents_20_5_20__28_user_29_" style:display-name="Contents 5 (user)" style:family="paragraph" style:parent-style-name="Standard_20__28_user_29_" style:next-style-name="Standard_20__28_user_29_" style:default-outline-level="">
      <style:paragraph-properties fo:margin-left="4.6cm" fo:margin-right="0cm" fo:margin-top="0cm" fo:margin-bottom="0.176cm" loext:contextual-spacing="false" fo:text-indent="0cm" style:auto-text-indent="false"/>
    </style:style>
    <style:style style:name="Body_20_Text_20_2" style:display-name="Body Text 2" style:family="paragraph" style:parent-style-name="Standard_20__28_user_29_" style:default-outline-level="">
      <style:paragraph-properties fo:line-height="100%" fo:text-align="justify" style:justify-single-word="false"/>
      <style:text-properties fo:font-size="12pt" style:font-name-asian="Times New Roman1" style:font-family-asian="'Times New Roman'" style:font-family-generic-asian="system" style:font-pitch-asian="variable" style:font-size-asian="12pt" style:font-size-complex="10pt"/>
    </style:style>
    <style:style style:name="Text" style:family="paragraph" style:parent-style-name="Standard_20__28_user_29_" style:default-outline-level="" style:class="extra">
      <style:paragraph-properties fo:margin-top="0.212cm" fo:margin-bottom="0cm" loext:contextual-spacing="false" fo:line-height="100%" fo:text-align="justify" style:justify-single-word="false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/>
    <style:style style:name="Table_20_Heading" style:display-name="Table Heading" style:family="paragraph" style:parent-style-name="Table_20_Contents" style:default-outline-level="" style:class="extra">
      <loext:graphic-properties draw:fill="solid" draw:fill-color="#cccccc"/>
      <style:paragraph-properties fo:background-color="#cccccc"/>
      <style:text-properties fo:font-weight="bold" style:font-weight-asian="bold" style:font-weight-complex="bold"/>
    </style:style>
    <style:style style:name="Contents_20_6_20__28_user_29_" style:display-name="Contents 6 (user)" style:family="paragraph" style:parent-style-name="Index" style:default-outline-level="">
      <style:paragraph-properties fo:margin-left="2.496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7_20__28_user_29_" style:display-name="Contents 7 (user)" style:family="paragraph" style:parent-style-name="Index" style:default-outline-level="">
      <style:paragraph-properties fo:margin-left="2.995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8_20__28_user_29_" style:display-name="Contents 8 (user)" style:family="paragraph" style:parent-style-name="Index" style:default-outline-level="">
      <style:paragraph-properties fo:margin-left="3.494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9_20__28_user_29_" style:display-name="Contents 9 (user)" style:family="paragraph" style:parent-style-name="Index" style:default-outline-level="">
      <style:paragraph-properties fo:margin-left="3.9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default-outline-level="" style:class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default-outline-level=""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default-outline-level="" style:class="text">
      <style:text-properties fo:font-weight="bold" style:font-weight-asian="bold" style:font-weight-complex="bold"/>
    </style:style>
    <style:style style:name="Text_20_body_20_indent_20__28_user_29_" style:display-name="Text body indent (user)" style:family="paragraph" style:parent-style-name="Text_20_body_20__28_user_29_" style:default-outline-level="">
      <style:paragraph-properties fo:margin-left="0.499cm" fo:margin-right="0cm" fo:text-indent="0cm" style:auto-text-indent="false"/>
    </style:style>
    <style:style style:name="Salutation" style:family="paragraph" style:parent-style-name="Standard_20__28_user_29_" style:default-outline-level="" style:class="text"/>
    <style:style style:name="First_20_line_20_indent" style:display-name="First line indent" style:family="paragraph" style:parent-style-name="Text_20_body_20__28_user_29_" style:default-outline-level="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_20__28_user_29_" style:default-outline-level="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DejaVu Sans Mono" fo:font-family="'DejaVu Sans Mono'" style:font-family-generic="roman" style:font-pitch="variable" fo:font-size="10pt" style:font-name-asian="DejaVu Sans Mono1" style:font-family-asian="'DejaVu Sans Mono'" style:font-family-generic-asian="system" style:font-pitch-asian="variable" style:font-size-asian="10pt" style:font-name-complex="DejaVu Sans Mono1" style:font-family-complex="'DejaVu Sans Mono'" style:font-family-generic-complex="system" style:font-pitch-complex="variable" style:font-size-complex="10pt"/>
    </style:style>
    <style:style style:name="tabulka_20_nadpis" style:display-name="tabulka nadpis" style:family="paragraph" style:parent-style-name="Table_20_Heading" style:default-outline-level=""/>
    <style:style style:name="Quotations" style:family="paragraph" style:parent-style-name="Standard_20__28_user_29_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yl3" style:family="paragraph" style:parent-style-name="Heading_20_5" style:default-outline-level="" style:list-style-name="">
      <style:paragraph-properties fo:margin-top="0.212cm" fo:margin-bottom="0.106cm" loext:contextual-spacing="false" fo:line-height="100%"/>
      <style:text-properties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>
        <style:tab-stops>
          <style:tab-stop style:position="0.847cm"/>
          <style:tab-stop style:position="16.981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Tabulkový" style:family="paragraph" style:parent-style-name="Standard" style:default-outline-level="">
      <style:paragraph-properties fo:text-align="justify" style:justify-single-word="false" fo:orphans="2" fo:widows="2" fo:hyphenation-ladder-count="no-limit" style:vertical-align="auto"/>
      <style:text-properties style:font-name="Tahoma" fo:font-family="Tahoma" style:font-family-generic="roman" style:font-pitch="variable" fo:font-size="9pt" style:letter-kerning="false" style:font-name-asian="Times New Roman1" style:font-family-asian="'Times New Roman'" style:font-family-generic-asian="system" style:font-pitch-asian="variable" style:font-size-asian="9pt" style:language-asian="ar" style:country-asian="SA" style:font-name-complex="Times New Roman1" style:font-family-complex="'Times New Roman'" style:font-family-generic-complex="system" style:font-pitch-complex="variable" fo:hyphenate="true" fo:hyphenation-remain-char-count="2" fo:hyphenation-push-char-count="2"/>
    </style:style>
    <style:style style:name="Seznam_20_s_20_odrážkami1" style:display-name="Seznam s odrážkami1" style:family="paragraph" style:parent-style-name="Standard" style:default-outline-level="">
      <style:paragraph-properties fo:text-align="justify" style:justify-single-word="false" fo:orphans="2" fo:widows="2" fo:hyphenation-ladder-count="no-limit" style:vertical-align="auto">
        <style:tab-stops>
          <style:tab-stop style:position="1.589cm"/>
        </style:tab-stops>
      </style:paragraph-properties>
      <style:text-properties style:font-name="Tahoma" fo:font-family="Tahoma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orphans="2" fo:widows="2" fo:hyphenation-ladder-count="no-limit" fo:text-indent="0cm" style:auto-text-indent="false" style:vertical-align="auto"/>
      <style:text-properties style:font-name="Calibri" fo:font-family="Calibri" style:font-family-generic="roman" style:font-pitch="variable" fo:font-size="11pt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fo:hyphenate="true" fo:hyphenation-remain-char-count="2" fo:hyphenation-push-char-count="2"/>
    </style:style>
    <style:style style:name="Default_20_Paragraph_20_Font" style:display-name="Default Paragraph Font" style:family="text"/>
    <style:style style:name="WW8Num5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13z0" style:family="text">
      <style:text-properties fo:color="#ecb31b"/>
    </style:style>
    <style:style style:name="WW8Num14z2" style:family="tex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19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19z3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20z0" style:family="text">
      <style:text-properties fo:color="#ecb31b"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20z5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20z6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20z7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22z1" style:family="text">
      <style:text-properties style:font-name="Times" fo:font-family="Times" style:font-family-generic="roman" style:font-pitch="variable" style:font-name-asian="Times1" style:font-family-asian="Times" style:font-family-generic-asian="system" style:font-pitch-asian="variable" style:font-name-complex="Times1" style:font-family-complex="Times" style:font-family-generic-complex="system" style:font-pitch-complex="variable"/>
    </style:style>
    <style:style style:name="WW8Num25z0" style:family="text">
      <style:text-properties style:font-name="Times" fo:font-family="Times" style:font-family-generic="roman" style:font-pitch="variable" style:font-name-asian="Times1" style:font-family-asian="Times" style:font-family-generic-asian="system" style:font-pitch-asian="variable" style:font-name-complex="Times1" style:font-family-complex="Times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25z3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26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26z3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Char_20_Char3" style:display-name="Char Char3" style:family="text" style:parent-style-name="Default_20_Paragraph_20_Fon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Char_20_Char2" style:display-name="Char Char2" style:family="text" style:parent-style-name="Default_20_Paragraph_20_Font">
      <style:text-properties fo:color="#2d55ab"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Char_20_Char1" style:display-name="Char Char1" style:family="text" style:parent-style-name="Default_20_Paragraph_20_Font">
      <style:text-properties style:font-name="Times New Roman" fo:font-family="'Times New Roman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Times New Roman1" style:font-family-complex="'Times New Roman'" style:font-family-generic-complex="system" style:font-pitch-complex="variable" style:font-size-complex="11pt"/>
    </style:style>
    <style:style style:name="Char_20_Char8" style:display-name="Char Char8" style:family="text" style:parent-style-name="Default_20_Paragraph_20_Font">
      <style:text-properties fo:color="#2d55ab" style:font-name="Arial" fo:font-family="Arial" style:font-family-generic="roman" style:font-pitch="variable" fo:font-size="14pt" fo:language="cs" fo:country="CZ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Char_20_Char7" style:display-name="Char Char7" style:family="text" style:parent-style-name="Default_20_Paragraph_20_Font">
      <style:text-properties fo:color="#2d55ab" style:font-name="Arial" fo:font-family="Arial" style:font-family-generic="roman" style:font-pitch="variable" fo:font-size="12pt" fo:language="cs" fo:country="CZ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Char_20_Char" style:display-name="Char Char" style:family="text" style:parent-style-name="Default_20_Paragraph_20_Font">
      <style:text-properties fo:color="#2d55ab" style:font-name="Arial" fo:font-family="Arial" style:font-family-generic="roman" style:font-pitch="variable" fo:font-size="18pt" fo:letter-spacing="0.009cm" fo:font-weight="bold" style:letter-kerning="true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26pt"/>
    </style:style>
    <style:style style:name="Char_20_Char4" style:display-name="Char Char4" style:family="text" style:parent-style-name="Default_20_Paragraph_20_Font">
      <style:text-properties style:font-name="Arial" fo:font-family="Arial" style:font-family-generic="roman" style:font-pitch="variable" fo:font-size="9pt" fo:language="cs" fo:country="CZ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Char_20_Char5" style:display-name="Char Char5" style:family="text" style:parent-style-name="Default_20_Paragraph_20_Font">
      <style:text-properties style:font-name="Arial" fo:font-family="Arial" style:font-family-generic="roman" style:font-pitch="variable" fo:language="cs" fo:country="CZ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1pt" style:language-complex="ar" style:country-complex="SA" style:font-style-complex="italic" style:font-weight-complex="bold"/>
    </style:style>
    <style:style style:name="Char_20_Char6" style:display-name="Char Char6" style:family="text" style:parent-style-name="Default_20_Paragraph_20_Font">
      <style:text-properties style:font-name="Arial" fo:font-family="Arial" style:font-family-generic="roman" style:font-pitch="variable" fo:font-size="11pt" fo:language="cs" fo:country="CZ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Internet_20_link_20__28_user_29_" style:display-name="Internet link (user)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dex_20_Link" style:display-name="Index Link" style:family="text"/>
    <style:style style:name="Visited_20_Internet_20_Link_20__28_user_29_" style:display-name="Visited Internet Link (user)" style:family="text">
      <style:text-properties fo:color="#800000" style:text-underline-style="solid" style:text-underline-width="auto" style:text-underline-color="font-color"/>
    </style:style>
    <style:style style:name="ListLabel_20_1" style:display-name="ListLabel 1" style:family="text">
      <style:text-properties fo:font-size="11pt" style:font-size-asian="11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ecb31b"/>
    </style:style>
    <style:style style:name="ListLabel_20_10" style:display-name="ListLabel 10" style:family="text">
      <style:text-properties fo:color="#ecb31b"/>
    </style:style>
    <style:style style:name="ListLabel_20_11" style:display-name="ListLabel 11" style:family="text">
      <style:text-properties fo:color="#ecb31b"/>
    </style:style>
    <style:style style:name="ListLabel_20_12" style:display-name="ListLabel 12" style:family="text">
      <style:text-properties fo:color="#ecb31b"/>
    </style:style>
    <style:style style:name="ListLabel_20_13" style:display-name="ListLabel 13" style:family="text">
      <style:text-properties fo:color="#ecb31b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fo:color="#ecb31b"/>
    </style:style>
    <style:style style:name="ListLabel_20_22" style:display-name="ListLabel 22" style:family="text">
      <style:text-properties fo:color="#ecb31b"/>
    </style:style>
    <style:style style:name="ListLabel_20_23" style:display-name="ListLabel 23" style:family="text">
      <style:text-properties fo:color="#ecb31b"/>
    </style:style>
    <style:style style:name="ListLabel_20_24" style:display-name="ListLabel 24" style:family="text">
      <style:text-properties fo:color="#ecb31b"/>
    </style:style>
    <style:style style:name="ListLabel_20_25" style:display-name="ListLabel 25" style:family="text">
      <style:text-properties fo:color="#ecb31b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fo:font-size="11pt" style:font-size-asian="11pt"/>
    </style:style>
    <style:style style:name="ListLabel_20_36" style:display-name="ListLabel 3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fo:color="#0000ff" style:text-underline-style="solid" style:text-underline-width="auto" style:text-underline-color="font-color"/>
    </style:style>
    <style:style style:name="ListLabel_20_76" style:display-name="ListLabel 76" style:family="text"/>
    <style:style style:name="ListLabel_20_77" style:display-name="ListLabel 77" style:family="text">
      <style:text-properties style:font-name="Courier New" fo:font-family="'Courier New'" style:font-family-generic="roman" style:font-pitch="variable" fo:font-size="10pt" fo:font-style="italic" style:letter-kerning="false" style:font-size-asian="10pt" style:font-style-asian="italic" style:font-name-complex="Courier New2" style:font-family-complex="'Courier New'" style:font-family-generic-complex="system" style:font-pitch-complex="variable" style:font-size-complex="10pt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cm" fo:margin-left="0.7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0.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7cm" fo:margin-left="0.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0.7cm" fo:margin-left="0.7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901cm" fo:margin-left="6.502cm"/>
        </style:list-level-properties>
      </text:outline-level-style>
      <text:outline-level-style text:level="6" style:num-prefix="(" style:num-suffix=")" style:num-format="i">
        <style:list-level-properties text:list-level-position-and-space-mode="label-alignment">
          <style:list-level-label-alignment text:label-followed-by="listtab" fo:text-indent="-0.7cm" fo:margin-left="14.706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fo:text-indent="-0.7cm" fo:margin-left="15.40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16.106cm"/>
        </style:list-level-properties>
      </text:outline-level-style>
      <text:outline-level-style text:level="9" style:num-suffix="." style:num-format="i">
        <style:list-level-properties text:list-level-position-and-space-mode="label-alignment">
          <style:list-level-label-alignment text:label-followed-by="listtab" fo:text-indent="-0.7cm" fo:margin-left="16.806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cm" fo:margin-left="0.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0.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cm" fo:margin-left="0.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cm" fo:margin-left="0.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1cm" fo:margin-left="6.502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7cm" fo:margin-left="14.70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cm" fo:margin-left="15.4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16.106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7cm" fo:margin-left="16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632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133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33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134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obyčejné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199cm" fo:margin-left="2cm"/>
        </style:list-level-properties>
      </text:list-level-style-number>
      <text:list-level-style-number text:level="3" text:style-name="ListLabel_20_11" style:num-suffix="." style:num-format="1" text:display-levels="3">
        <style:list-level-properties text:list-level-position-and-space-mode="label-alignment">
          <style:list-level-label-alignment text:label-followed-by="listtab" fo:text-indent="-1.6cm" fo:margin-left="3.6cm"/>
        </style:list-level-properties>
      </text:list-level-style-number>
      <text:list-level-style-number text:level="4" text:style-name="ListLabel_20_12" style:num-suffix="." style:num-format="1" text:display-levels="4">
        <style:list-level-properties text:list-level-position-and-space-mode="label-alignment">
          <style:list-level-label-alignment text:label-followed-by="listtab" fo:text-indent="-2cm" fo:margin-left="5.6cm"/>
        </style:list-level-properties>
      </text:list-level-style-number>
      <text:list-level-style-number text:level="5" text:style-name="ListLabel_20_13" style:num-suffix="." style:num-format="1" text:display-levels="5">
        <style:list-level-properties text:list-level-position-and-space-mode="label-alignment">
          <style:list-level-label-alignment text:label-followed-by="listtab" fo:text-indent="-2.401cm" fo:margin-left="8.001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cm" fo:margin-left="0.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.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6cm" fo:margin-left="4.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1cm" fo:margin-left="6.502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7cm" fo:margin-left="14.70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cm" fo:margin-left="15.4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16.106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7cm" fo:margin-left="16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obyčejné" style:font-pitch="variable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801cm" fo:margin-left="0.801cm"/>
        </style:list-level-properties>
        <style:text-properties style:font-name="Symbol1"/>
      </text:list-level-style-bullet>
      <text:list-level-style-bullet text:level="2" text:style-name="ListLabel_20_22" style:num-suffix="" text:bullet-char="">
        <style:list-level-properties text:list-level-position-and-space-mode="label-alignment">
          <style:list-level-label-alignment text:label-followed-by="listtab" fo:text-indent="-0.799cm" fo:margin-left="1.6cm"/>
        </style:list-level-properties>
        <style:text-properties style:font-name="Symbol1"/>
      </text:list-level-style-bullet>
      <text:list-level-style-bullet text:level="3" text:style-name="ListLabel_20_23" style:num-suffix="" text:bullet-char="">
        <style:list-level-properties text:list-level-position-and-space-mode="label-alignment">
          <style:list-level-label-alignment text:label-followed-by="listtab" fo:text-indent="-0.801cm" fo:margin-left="2.401cm"/>
        </style:list-level-properties>
        <style:text-properties style:font-name="Symbol1"/>
      </text:list-level-style-bullet>
      <text:list-level-style-bullet text:level="4" text:style-name="ListLabel_20_24" style:num-suffix="" text:bullet-char="">
        <style:list-level-properties text:list-level-position-and-space-mode="label-alignment">
          <style:list-level-label-alignment text:label-followed-by="listtab" fo:text-indent="-0.799cm" fo:margin-left="3.2cm"/>
        </style:list-level-properties>
        <style:text-properties style:font-name="Symbol1"/>
      </text:list-level-style-bullet>
      <text:list-level-style-bullet text:level="5" text:style-name="ListLabel_20_25" style:num-suffix="" text:bullet-char="">
        <style:list-level-properties text:list-level-position-and-space-mode="label-alignment">
          <style:list-level-label-alignment text:label-followed-by="listtab" fo:text-indent="-0.801cm" fo:margin-left="4.001cm"/>
        </style:list-level-properties>
        <style:text-properties style:font-name="Symbol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-" text:bullet-char="-">
        <style:list-level-properties text:list-level-position-and-space-mode="label-alignment">
          <style:list-level-label-alignment text:label-followed-by="listtab" fo:margin-left="1.905cm"/>
        </style:list-level-properties>
        <style:text-properties fo:font-family="Time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-" text:bullet-char="-">
        <style:list-level-properties text:list-level-position-and-space-mode="label-alignment">
          <style:list-level-label-alignment text:label-followed-by="listtab" fo:margin-left="0.714cm"/>
        </style:list-level-properties>
        <style:text-properties fo:font-family="Times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obyčejné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bullet text:level="6" text:style-name="ListLabel_20_3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3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cm" fo:margin-left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36" style:num-suffix="•" text:bullet-char="•">
        <style:list-level-properties text:list-level-position-and-space-mode="label-alignment">
          <style:list-level-label-alignment text:label-followed-by="listtab" fo:text-indent="-0.635cm" fo:margin-left="1.367cm"/>
        </style:list-level-properties>
        <style:text-properties style:font-name="OpenSymbol1"/>
      </text:list-level-style-bullet>
      <text:list-level-style-bullet text:level="2" text:style-name="ListLabel_20_37" style:num-suffix="◦" text:bullet-char="◦">
        <style:list-level-properties text:list-level-position-and-space-mode="label-alignment">
          <style:list-level-label-alignment text:label-followed-by="listtab" fo:text-indent="-0.635cm" fo:margin-left="2.002cm"/>
        </style:list-level-properties>
        <style:text-properties style:font-name="OpenSymbol1"/>
      </text:list-level-style-bullet>
      <text:list-level-style-bullet text:level="3" text:style-name="ListLabel_20_38" style:num-suffix="▪" text:bullet-char="▪">
        <style:list-level-properties text:list-level-position-and-space-mode="label-alignment">
          <style:list-level-label-alignment text:label-followed-by="listtab" fo:text-indent="-0.635cm" fo:margin-left="2.637cm"/>
        </style:list-level-properties>
        <style:text-properties style:font-name="OpenSymbol1"/>
      </text:list-level-style-bullet>
      <text:list-level-style-bullet text:level="4" text:style-name="ListLabel_20_39" style:num-suffix="•" text:bullet-char="•">
        <style:list-level-properties text:list-level-position-and-space-mode="label-alignment">
          <style:list-level-label-alignment text:label-followed-by="listtab" fo:text-indent="-0.635cm" fo:margin-left="3.272cm"/>
        </style:list-level-properties>
        <style:text-properties style:font-name="OpenSymbol1"/>
      </text:list-level-style-bullet>
      <text:list-level-style-bullet text:level="5" text:style-name="ListLabel_20_40" style:num-suffix="◦" text:bullet-char="◦">
        <style:list-level-properties text:list-level-position-and-space-mode="label-alignment">
          <style:list-level-label-alignment text:label-followed-by="listtab" fo:text-indent="-0.635cm" fo:margin-left="3.907cm"/>
        </style:list-level-properties>
        <style:text-properties style:font-name="OpenSymbol1"/>
      </text:list-level-style-bullet>
      <text:list-level-style-bullet text:level="6" text:style-name="ListLabel_20_41" style:num-suffix="▪" text:bullet-char="▪">
        <style:list-level-properties text:list-level-position-and-space-mode="label-alignment">
          <style:list-level-label-alignment text:label-followed-by="listtab" fo:text-indent="-0.635cm" fo:margin-left="4.542cm"/>
        </style:list-level-properties>
        <style:text-properties style:font-name="OpenSymbol1"/>
      </text:list-level-style-bullet>
      <text:list-level-style-bullet text:level="7" text:style-name="ListLabel_20_42" style:num-suffix="•" text:bullet-char="•">
        <style:list-level-properties text:list-level-position-and-space-mode="label-alignment">
          <style:list-level-label-alignment text:label-followed-by="listtab" fo:text-indent="-0.635cm" fo:margin-left="5.177cm"/>
        </style:list-level-properties>
        <style:text-properties style:font-name="OpenSymbol1"/>
      </text:list-level-style-bullet>
      <text:list-level-style-bullet text:level="8" text:style-name="ListLabel_20_43" style:num-suffix="◦" text:bullet-char="◦">
        <style:list-level-properties text:list-level-position-and-space-mode="label-alignment">
          <style:list-level-label-alignment text:label-followed-by="listtab" fo:text-indent="-0.635cm" fo:margin-left="5.812cm"/>
        </style:list-level-properties>
        <style:text-properties style:font-name="OpenSymbol1"/>
      </text:list-level-style-bullet>
      <text:list-level-style-bullet text:level="9" text:style-name="ListLabel_20_44" style:num-suffix="▪" text:bullet-char="▪">
        <style:list-level-properties text:list-level-position-and-space-mode="label-alignment">
          <style:list-level-label-alignment text:label-followed-by="listtab" fo:text-indent="-0.635cm" fo:margin-left="6.44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02cm"/>
        </style:list-level-properties>
        <style:text-properties style:font-name="Symbol1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3.272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42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12cm"/>
        </style:list-level-properties>
        <style:text-properties style:font-name="Symbol1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7.08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5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22cm"/>
        </style:list-level-properties>
        <style:text-properties style:font-name="Symbol1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0.892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62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02cm"/>
        </style:list-level-properties>
        <style:text-properties style:font-name="Symbol1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3.272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42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12cm"/>
        </style:list-level-properties>
        <style:text-properties style:font-name="Symbol1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7.08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5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22cm"/>
        </style:list-level-properties>
        <style:text-properties style:font-name="Symbol1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10.892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62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02cm"/>
        </style:list-level-properties>
        <style:text-properties style:font-name="Symbol1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3.272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42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12cm"/>
        </style:list-level-properties>
        <style:text-properties style:font-name="Symbol1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7.08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5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22cm"/>
        </style:list-level-properties>
        <style:text-properties style:font-name="Symbol1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10.892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62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02cm"/>
        </style:list-level-properties>
        <style:text-properties style:font-name="Symbol1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3.272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42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12cm"/>
        </style:list-level-properties>
        <style:text-properties style:font-name="Symbol1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7.08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5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22cm"/>
        </style:list-level-properties>
        <style:text-properties style:font-name="Symbol1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892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62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02cm"/>
        </style:list-level-properties>
        <style:text-properties style:font-name="Symbol1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3.272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42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12cm"/>
        </style:list-level-properties>
        <style:text-properties style:font-name="Symbol1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7.08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5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22cm"/>
        </style:list-level-properties>
        <style:text-properties style:font-name="Symbol1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892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62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02cm"/>
        </style:list-level-properties>
        <style:text-properties style:font-name="Symbol1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3.272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42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12cm"/>
        </style:list-level-properties>
        <style:text-properties style:font-name="Symbol1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7.08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5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22cm"/>
        </style:list-level-properties>
        <style:text-properties style:font-name="Symbol1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892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62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3cm" fo:margin-right="0cm" fo:margin-top="0.459cm" fo:margin-bottom="0cm" loext:contextual-spacing="false" fo:text-indent="0cm" style:auto-text-indent="false">
        <style:tab-stops>
          <style:tab-stop style:position="3.011cm" style:type="center"/>
        </style:tab-stops>
      </style:paragraph-properties>
    </style:style>
    <style:style style:name="MP2" style:family="paragraph" style:parent-style-name="Table_20_Contents">
      <style:paragraph-properties fo:margin-left="3cm" fo:margin-right="0cm" fo:text-indent="0cm" style:auto-text-indent="false">
        <style:tab-stops>
          <style:tab-stop style:position="6.001cm"/>
        </style:tab-stops>
      </style:paragraph-properties>
      <style:text-properties fo:color="#000000"/>
    </style:style>
    <style:style style:name="MP3" style:family="paragraph" style:parent-style-name="Footer">
      <style:paragraph-properties fo:padding-left="0cm" fo:padding-right="0cm" fo:padding-top="0.141cm" fo:padding-bottom="0.141cm" fo:border-left="none" fo:border-right="none" fo:border-top="0.99pt solid #000000" fo:border-bottom="0.26pt solid #000000"/>
    </style:style>
    <style:style style:name="MP4" style:family="paragraph" style:parent-style-name="Footer">
      <style:paragraph-properties fo:margin-top="0.141cm" fo:margin-bottom="0cm" loext:contextual-spacing="false"/>
    </style:style>
    <style:style style:name="Mfr1" style:family="graphic" style:parent-style-name="Graphics">
      <style:graphic-properties fo:margin-left="0.37cm" fo:margin-right="0.33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-0.092cm, 0cm, -0.092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7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7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cm" fo:margin-top="0cm" fo:margin-bottom="0.014cm" style:run-through="background" style:wrap="run-through" style:number-wrapped-paragraphs="no-limit" style:vertical-pos="from-top" style:vertical-rel="page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41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101cm" fo:margin-left="0cm" fo:margin-right="0cm" fo:margin-bottom="2cm" style:dynamic-spacing="true"/>
      </style:header-style>
      <style:footer-style>
        <style:header-footer-properties fo:min-height="1.503cm" fo:margin-left="0cm" fo:margin-right="0cm" fo:margin-top="1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2.701cm" fo:margin-left="2cm" fo:margin-right="2cm" style:writing-mode="lr-tb" style:layout-grid-color="#c0c0c0" style:layout-grid-lines="41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101cm" fo:margin-left="0cm" fo:margin-right="0cm" fo:margin-bottom="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5" text:anchor-type="char" svg:x="4.267cm" svg:y="1.205cm" svg:width="0.199cm" svg:height="1.3cm" draw:z-index="88"><draw:image xlink:href="Pictures/100002010000000400000097EBA0C4B988BFFE9F.png" xlink:type="simple" xlink:show="embed" xlink:actuate="onLoad" loext:mime-type="image/png"/><svg:desc>C:\DATA\Personal data\Projects\Libor Sejna\2010-02-16\Cara svisla.png</svg:desc></draw:frame><draw:frame draw:style-name="Mfr2" draw:name="Picture 8" text:anchor-type="char" svg:x="0cm" svg:y="3cm" svg:width="17.484cm" svg:height="0.415cm" draw:z-index="58"><draw:image xlink:href="Pictures/100002010000081300000031E4F56E7EBAAF8260.png" xlink:type="simple" xlink:show="embed" xlink:actuate="onLoad" loext:mime-type="image/png"/><svg:desc>C:\DATA\Personal data\Projects\Libor Sejna\2010-02-16\Cara1.png</svg:desc></draw:frame><draw:frame draw:style-name="Mfr3" draw:name="Picture 1" text:anchor-type="char" svg:x="2.004cm" svg:y="1.199cm" svg:width="1.7cm" svg:height="1.307cm" draw:z-index="29"><draw:image xlink:href="Pictures/1000020100000104000000C7FE028EA1DB55D505.png" xlink:type="simple" xlink:show="embed" xlink:actuate="onLoad" loext:mime-type="image/png"/><svg:desc>LogoCP2.png</svg:desc></draw:frame>Technická dokumentace B2B – WS PodáníOnline</text:p>
        <text:p text:style-name="MP2"/>
      </style:header>
      <style:footer>
        <text:p text:style-name="MP3">Datum: 26.2.2016<text:tab/> Strana <text:page-number text:select-page="current">30</text:page-number>/<text:page-count>30</text:page-count></text:p>
        <text:p text:style-name="MP4"/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4" draw:name="Picture 2" text:anchor-type="char" svg:y="4.637cm" svg:width="16.999cm" svg:height="0.409cm" draw:z-index="0"><draw:image xlink:href="Pictures/10000201000007D80000003125151B6DA2F68A48.png" xlink:type="simple" xlink:show="embed" xlink:actuate="onLoad" loext:mime-type="image/png"/><svg:desc>C:\DATA\Personal data\Projects\Libor Sejna\2010-02-16\Cara2.png</svg:desc></draw:frame><draw:frame draw:style-name="Mfr3" draw:name="Obrázek1" text:anchor-type="char" svg:x="2cm" svg:y="1.198cm" svg:width="1.7cm" svg:height="1.307cm" draw:z-index="59"><draw:image xlink:href="Pictures/1000020100000104000000C7FE028EA1DB55D505.png" xlink:type="simple" xlink:show="embed" xlink:actuate="onLoad" loext:mime-type="image/png"/><svg:desc>LogoCP2.png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9-05-22T07:50:00</meta:creation-date>
    <dc:date>2020-01-16T10:23:51.919192427</dc:date>
    <meta:editing-duration>PT1H21M44S</meta:editing-duration>
    <meta:generator>LibreOffice/6.0.7.3$Linux_X86_64 LibreOffice_project/00m0$Build-3</meta:generator>
    <meta:document-statistic meta:table-count="23" meta:image-count="5" meta:object-count="3" meta:page-count="30" meta:paragraph-count="1610" meta:word-count="3526" meta:character-count="33539" meta:non-whitespace-character-count="3047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